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none" style:text-und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8.31pt" svg:height="118.4pt" svg:x="436.28pt" svg:y="17.89pt">
            <draw:object draw:notify-on-update-of-ranges="Sheet1.A5:Sheet1.A25 Sheet1.B4:Sheet1.B4 Sheet1.B5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6.75pt" svg:height="111.43pt" svg:x="437.84pt" svg:y="144.6pt">
            <draw:object draw:notify-on-update-of-ranges="Sheet1.A5:Sheet1.A25 Sheet1.B5:Sheet1.B25 Sheet1.A5:Sheet1.A25 Sheet1.C5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9.87pt" svg:height="105.42pt" svg:x="435.49pt" svg:y="271.81pt">
            <draw:object draw:notify-on-update-of-ranges="Sheet1.E5:Sheet1.E25 Sheet1.F5:Sheet1.F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0.49pt" svg:height="84.33pt" svg:x="365.3pt" svg:y="592.55pt">
            <draw:object draw:notify-on-update-of-ranges="Sheet1.B39:Sheet1.B59 Sheet1.C39:Sheet1.C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0.49pt" svg:height="84.33pt" svg:x="551.06pt" svg:y="592.55pt">
            <draw:object draw:notify-on-update-of-ranges="Sheet1.B39:Sheet1.B59 Sheet1.D39:Sheet1.D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0.49pt" svg:height="84.33pt" svg:x="352.03pt" svg:y="491.67pt">
            <draw:object draw:notify-on-update-of-ranges="Sheet1.B39:Sheet1.B59 Sheet1.A39:Sheet1.A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0.49pt" svg:height="84.33pt" svg:x="538.55pt" svg:y="491.67pt">
            <draw:object draw:notify-on-update-of-ranges="Sheet1.B39:Sheet1.B59 Sheet1.A39:Sheet1.A5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40.49pt" svg:height="84.33pt" svg:x="728.22pt" svg:y="494.67pt">
            <draw:object draw:notify-on-update-of-ranges="Sheet1.B39:Sheet1.B59 Sheet1.A39:Sheet1.A5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40.49pt" svg:height="84.33pt" svg:x="732.1pt" svg:y="595.56pt">
            <draw:object draw:notify-on-update-of-ranges="Sheet1.B39:Sheet1.B59 Sheet1.E39:Sheet1.E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43.6pt" svg:height="79.06pt" svg:x="550.23pt" svg:y="684.43pt">
            <draw:object draw:notify-on-update-of-ranges="Sheet1.B39:Sheet1.B59 Sheet1.C39:Sheet1.C59 Sheet1.B39:Sheet1.B59 Sheet1.D39:Sheet1.D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40.49pt" svg:height="84.33pt" svg:x="363.74pt" svg:y="695.71pt">
            <draw:object draw:notify-on-update-of-ranges="Sheet1.B39:Sheet1.B59 Sheet1.C39:Sheet1.C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40.49pt" svg:height="84.33pt" svg:x="366.04pt" svg:y="905.78pt">
            <draw:object draw:notify-on-update-of-ranges="Sheet1.B39:Sheet1.B59 Sheet1.E39:Sheet1.E5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40.49pt" svg:height="84.33pt" svg:x="540.91pt" svg:y="769.49pt">
            <draw:object draw:notify-on-update-of-ranges="Sheet1.B39:Sheet1.B59 Sheet1.D39:Sheet1.D5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41.28pt" svg:height="85.35pt" svg:x="364.48pt" svg:y="795.86pt">
            <draw:object draw:notify-on-update-of-ranges="Sheet1.B39:Sheet1.B59 Sheet1.D39:Sheet1.D51 Sheet1.B39:Sheet1.B59 Sheet1.C39:Sheet1.C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40.49pt" svg:height="84.33pt" svg:x="353.59pt" svg:y="997.68pt">
            <draw:object draw:notify-on-update-of-ranges="Sheet1.B39:Sheet1.B59 Sheet1.D39:Sheet1.D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40.49pt" svg:height="84.33pt" svg:x="64.83pt" svg:y="792.09pt">
            <draw:object draw:notify-on-update-of-ranges="Sheet1.B39:Sheet1.B59 Sheet1.C39:Sheet1.C5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40.49pt" svg:height="84.33pt" svg:x="63.24pt" svg:y="884.69pt">
            <draw:object draw:notify-on-update-of-ranges="Sheet1.B39:Sheet1.B59 Sheet1.E39:Sheet1.E5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43.6pt" svg:height="79.06pt" svg:x="65.57pt" svg:y="969.79pt">
            <draw:object draw:notify-on-update-of-ranges="Sheet1.B39:Sheet1.B59 Sheet1.C39:Sheet1.C54 Sheet1.B39:Sheet1.B59 Sheet1.D39:Sheet1.D5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40.49pt" svg:height="84.33pt" svg:x="61.71pt" svg:y="1056.39pt">
            <draw:object draw:notify-on-update-of-ranges="Sheet1.B39:Sheet1.B59 Sheet1.D39:Sheet1.D5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40.49pt" svg:height="84.33pt" svg:x="540.09pt" svg:y="905.05pt">
            <draw:object draw:notify-on-update-of-ranges="Sheet1.B39:Sheet1.B59 Sheet1.E39:Sheet1.E5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140.49pt" svg:height="84.33pt" svg:x="217.02pt" svg:y="792.09pt">
            <draw:object draw:notify-on-update-of-ranges="Sheet1.B39:Sheet1.B59 Sheet1.C39:Sheet1.C5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146.72pt" svg:height="112.2pt" svg:x="615.03pt" svg:y="143.8pt">
            <draw:object draw:notify-on-update-of-ranges="Sheet1.A5:Sheet1.A25 Sheet1.D6:Sheet1.D2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453.46pt" svg:height="255.23pt" svg:x="381.66pt" svg:y="1138.48pt">
            <draw:object draw:notify-on-update-of-ranges="Sheet1.A98:Sheet1.A297 Sheet1.B97:Sheet1.B97 Sheet1.B98:Sheet1.B297 Sheet1.A98:Sheet1.A297 Sheet1.C97:Sheet1.C97 Sheet1.C98:Sheet1.C297 Sheet1.A98:Sheet1.A297 Sheet1.D97:Sheet1.D97 Sheet1.D98:Sheet1.D29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252.88pt" svg:height="116.59pt" svg:x="308.3pt" svg:y="1898.14pt">
            <draw:object draw:notify-on-update-of-ranges="Sheet1.G117:Sheet1.G142 Sheet1.I116:Sheet1.I116 Sheet1.I117:Sheet1.I142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238.85pt" svg:height="115.91pt" svg:x="568.97pt" svg:y="1899.67pt">
            <draw:object draw:notify-on-update-of-ranges="Sheet1.G117:Sheet1.G142 Sheet1.J116:Sheet1.J116 Sheet1.J117:Sheet1.J142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requency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f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ase Lag:</text:p>
          </table:table-cell>
          <table:table-cell office:value-type="float" office:value="0.3" calcext:value-type="float">
            <text:p>0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mplification: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(t)</text:p>
          </table:table-cell>
          <table:table-cell table:number-columns-repeated="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IN(2*PI()*[.$B$1]*([.A5]))*0.5" office:value-type="float" office:value="1.22464679914735E-016" calcext:value-type="float">
            <text:p>1.22464679914735E-16</text:p>
          </table:table-cell>
          <table:table-cell table:formula="of:=-SIN(2*PI()*[.$B$1]*([.A5]-[.B$2]))*0.5" office:value-type="float" office:value="0.475528258147577" calcext:value-type="float">
            <text:p>0.475528258147577</text:p>
          </table:table-cell>
          <table:table-cell/>
          <table:table-cell table:formula="of:=[.A5]" office:value-type="float" office:value="-1" calcext:value-type="float">
            <text:p>-1</text:p>
          </table:table-cell>
          <table:table-cell table:formula="of:=[.B5]+[.D5]*([.$G$1]/[.$E$1])" office:value-type="float" office:value="1.22464679914735E-016" calcext:value-type="float">
            <text:p>1.22464679914735E-16</text:p>
          </table:table-cell>
          <table:table-cell table:number-columns-repeated="12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SIN(2*PI()*[.$B$1]*([.A6]))*0.5" office:value-type="float" office:value="0.293892626146237" calcext:value-type="float">
            <text:p>0.293892626146237</text:p>
          </table:table-cell>
          <table:table-cell table:formula="of:=-SIN(2*PI()*[.$B$1]*([.A6]-[.B$2]))*0.5" office:value-type="float" office:value="0.475528258147577" calcext:value-type="float">
            <text:p>0.475528258147577</text:p>
          </table:table-cell>
          <table:table-cell table:formula="of:=[.C6]*([.$E$1]/[.$G$1])+[.F5]*([.$E$1]/[.$G$1])" office:value-type="float" office:value="0.951056516295154" calcext:value-type="float">
            <text:p>0.951056516295154</text:p>
          </table:table-cell>
          <table:table-cell table:formula="of:=[.A6]" office:value-type="float" office:value="-0.9" calcext:value-type="float">
            <text:p>-0.9</text:p>
          </table:table-cell>
          <table:table-cell table:formula="of:=[.B6]+[.D6]*([.$G$1]/[.$E$1])" office:value-type="float" office:value="0.769420884293814" calcext:value-type="float">
            <text:p>0.769420884293814</text:p>
          </table:table-cell>
          <table:table-cell table:number-columns-repeated="12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SIN(2*PI()*[.$B$1]*([.A7]))*0.5" office:value-type="float" office:value="0.475528258147577" calcext:value-type="float">
            <text:p>0.475528258147577</text:p>
          </table:table-cell>
          <table:table-cell table:formula="of:=-SIN(2*PI()*[.$B$1]*([.A7]-[.B$2]))*0.5" office:value-type="float" office:value="0.293892626146237" calcext:value-type="float">
            <text:p>0.293892626146237</text:p>
          </table:table-cell>
          <table:table-cell table:formula="of:=[.C7]*([.$E$1]/[.$G$1])+[.F6]*([.$E$1]/[.$G$1])" office:value-type="float" office:value="2.1266270208801" calcext:value-type="float">
            <text:p>2.1266270208801</text:p>
          </table:table-cell>
          <table:table-cell table:formula="of:=[.A7]" office:value-type="float" office:value="-0.8" calcext:value-type="float">
            <text:p>-0.8</text:p>
          </table:table-cell>
          <table:table-cell table:formula="of:=[.B7]+[.D7]*([.$G$1]/[.$E$1])" office:value-type="float" office:value="1.53884176858763" calcext:value-type="float">
            <text:p>1.53884176858763</text:p>
          </table:table-cell>
          <table:table-cell table:number-columns-repeated="12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SIN(2*PI()*[.$B$1]*([.A8]))*0.5" office:value-type="float" office:value="0.475528258147577" calcext:value-type="float">
            <text:p>0.475528258147577</text:p>
          </table:table-cell>
          <table:table-cell table:formula="of:=-SIN(2*PI()*[.$B$1]*([.A8]-[.B$2]))*0.5" office:value-type="float" office:value="-1.22464679914735E-016" calcext:value-type="float">
            <text:p>-1.22464679914735E-16</text:p>
          </table:table-cell>
          <table:table-cell table:formula="of:=[.C8]*([.$E$1]/[.$G$1])+[.F7]*([.$E$1]/[.$G$1])" office:value-type="float" office:value="3.07768353717525" calcext:value-type="float">
            <text:p>3.07768353717525</text:p>
          </table:table-cell>
          <table:table-cell table:formula="of:=[.A8]" office:value-type="float" office:value="-0.7" calcext:value-type="float">
            <text:p>-0.7</text:p>
          </table:table-cell>
          <table:table-cell table:formula="of:=[.B8]+[.D8]*([.$G$1]/[.$E$1])" office:value-type="float" office:value="2.0143700267352" calcext:value-type="float">
            <text:p>2.0143700267352</text:p>
          </table:table-cell>
          <table:table-cell table:number-columns-repeated="12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SIN(2*PI()*[.$B$1]*([.A9]))*0.5" office:value-type="float" office:value="0.293892626146237" calcext:value-type="float">
            <text:p>0.293892626146237</text:p>
          </table:table-cell>
          <table:table-cell table:formula="of:=-SIN(2*PI()*[.$B$1]*([.A9]-[.B$2]))*0.5" office:value-type="float" office:value="-0.293892626146236" calcext:value-type="float">
            <text:p>-0.293892626146236</text:p>
          </table:table-cell>
          <table:table-cell table:formula="of:=[.C9]*([.$E$1]/[.$G$1])+[.F8]*([.$E$1]/[.$G$1])" office:value-type="float" office:value="3.44095480117794" calcext:value-type="float">
            <text:p>3.44095480117794</text:p>
          </table:table-cell>
          <table:table-cell table:formula="of:=[.A9]" office:value-type="float" office:value="-0.6" calcext:value-type="float">
            <text:p>-0.6</text:p>
          </table:table-cell>
          <table:table-cell table:formula="of:=[.B9]+[.D9]*([.$G$1]/[.$E$1])" office:value-type="float" office:value="2.0143700267352" calcext:value-type="float">
            <text:p>2.0143700267352</text:p>
          </table:table-cell>
          <table:table-cell table:number-columns-repeated="12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SIN(2*PI()*[.$B$1]*([.A10]))*0.5" office:value-type="float" office:value="-6.12323399573677E-017" calcext:value-type="float">
            <text:p>-6.12323399573677E-17</text:p>
          </table:table-cell>
          <table:table-cell table:formula="of:=-SIN(2*PI()*[.$B$1]*([.A10]-[.B$2]))*0.5" office:value-type="float" office:value="-0.475528258147577" calcext:value-type="float">
            <text:p>-0.475528258147577</text:p>
          </table:table-cell>
          <table:table-cell table:formula="of:=[.C10]*([.$E$1]/[.$G$1])+[.F9]*([.$E$1]/[.$G$1])" office:value-type="float" office:value="3.07768353717525" calcext:value-type="float">
            <text:p>3.07768353717525</text:p>
          </table:table-cell>
          <table:table-cell table:formula="of:=[.A10]" office:value-type="float" office:value="-0.5" calcext:value-type="float">
            <text:p>-0.5</text:p>
          </table:table-cell>
          <table:table-cell table:formula="of:=[.B10]+[.D10]*([.$G$1]/[.$E$1])" office:value-type="float" office:value="1.53884176858763" calcext:value-type="float">
            <text:p>1.53884176858763</text:p>
          </table:table-cell>
          <table:table-cell table:number-columns-repeated="12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SIN(2*PI()*[.$B$1]*([.A11]))*0.5" office:value-type="float" office:value="-0.293892626146237" calcext:value-type="float">
            <text:p>-0.293892626146237</text:p>
          </table:table-cell>
          <table:table-cell table:formula="of:=-SIN(2*PI()*[.$B$1]*([.A11]-[.B$2]))*0.5" office:value-type="float" office:value="-0.475528258147577" calcext:value-type="float">
            <text:p>-0.475528258147577</text:p>
          </table:table-cell>
          <table:table-cell table:formula="of:=[.C11]*([.$E$1]/[.$G$1])+[.F10]*([.$E$1]/[.$G$1])" office:value-type="float" office:value="2.1266270208801" calcext:value-type="float">
            <text:p>2.1266270208801</text:p>
          </table:table-cell>
          <table:table-cell table:formula="of:=[.A11]" office:value-type="float" office:value="-0.4" calcext:value-type="float">
            <text:p>-0.4</text:p>
          </table:table-cell>
          <table:table-cell table:formula="of:=[.B11]+[.D11]*([.$G$1]/[.$E$1])" office:value-type="float" office:value="0.769420884293814" calcext:value-type="float">
            <text:p>0.769420884293814</text:p>
          </table:table-cell>
          <table:table-cell table:number-columns-repeated="12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SIN(2*PI()*[.$B$1]*([.A12]))*0.5" office:value-type="float" office:value="-0.475528258147577" calcext:value-type="float">
            <text:p>-0.475528258147577</text:p>
          </table:table-cell>
          <table:table-cell table:formula="of:=-SIN(2*PI()*[.$B$1]*([.A12]-[.B$2]))*0.5" office:value-type="float" office:value="-0.293892626146237" calcext:value-type="float">
            <text:p>-0.293892626146237</text:p>
          </table:table-cell>
          <table:table-cell table:formula="of:=[.C12]*([.$E$1]/[.$G$1])+[.F11]*([.$E$1]/[.$G$1])" office:value-type="float" office:value="0.951056516295155" calcext:value-type="float">
            <text:p>0.951056516295155</text:p>
          </table:table-cell>
          <table:table-cell table:formula="of:=[.A12]" office:value-type="float" office:value="-0.3" calcext:value-type="float">
            <text:p>-0.3</text:p>
          </table:table-cell>
          <table:table-cell table:formula="of:=[.B12]+[.D12]*([.$G$1]/[.$E$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SIN(2*PI()*[.$B$1]*([.A13]))*0.5" office:value-type="float" office:value="-0.475528258147577" calcext:value-type="float">
            <text:p>-0.475528258147577</text:p>
          </table:table-cell>
          <table:table-cell table:formula="of:=-SIN(2*PI()*[.$B$1]*([.A13]-[.B$2]))*0.5" office:value-type="float" office:value="6.12323399573677E-017" calcext:value-type="float">
            <text:p>6.12323399573677E-17</text:p>
          </table:table-cell>
          <table:table-cell table:formula="of:=[.C13]*([.$E$1]/[.$G$1])+[.F12]*([.$E$1]/[.$G$1])" office:value-type="float" office:value="1.22464679914735E-016" calcext:value-type="float">
            <text:p>1.22464679914735E-16</text:p>
          </table:table-cell>
          <table:table-cell table:formula="of:=[.A13]" office:value-type="float" office:value="-0.2" calcext:value-type="float">
            <text:p>-0.2</text:p>
          </table:table-cell>
          <table:table-cell table:formula="of:=[.B13]+[.D13]*([.$G$1]/[.$E$1])" office:value-type="float" office:value="-0.475528258147577" calcext:value-type="float">
            <text:p>-0.475528258147577</text:p>
          </table:table-cell>
          <table:table-cell table:number-columns-repeated="12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SIN(2*PI()*[.$B$1]*([.A14]))*0.5" office:value-type="float" office:value="-0.293892626146237" calcext:value-type="float">
            <text:p>-0.293892626146237</text:p>
          </table:table-cell>
          <table:table-cell table:formula="of:=-SIN(2*PI()*[.$B$1]*([.A14]-[.B$2]))*0.5" office:value-type="float" office:value="0.293892626146237" calcext:value-type="float">
            <text:p>0.293892626146237</text:p>
          </table:table-cell>
          <table:table-cell table:formula="of:=[.C14]*([.$E$1]/[.$G$1])+[.F13]*([.$E$1]/[.$G$1])" office:value-type="float" office:value="-0.36327126400268" calcext:value-type="float">
            <text:p>-0.36327126400268</text:p>
          </table:table-cell>
          <table:table-cell table:formula="of:=[.A14]" office:value-type="float" office:value="-0.1" calcext:value-type="float">
            <text:p>-0.1</text:p>
          </table:table-cell>
          <table:table-cell table:formula="of:=[.B14]+[.D14]*([.$G$1]/[.$E$1])" office:value-type="float" office:value="-0.475528258147577" calcext:value-type="float">
            <text:p>-0.47552825814757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$B$1]*([.A15]))*0.5" office:value-type="float" office:value="0" calcext:value-type="float">
            <text:p>0</text:p>
          </table:table-cell>
          <table:table-cell table:formula="of:=-SIN(2*PI()*[.$B$1]*([.A15]-[.B$2]))*0.5" office:value-type="float" office:value="0.475528258147577" calcext:value-type="float">
            <text:p>0.475528258147577</text:p>
          </table:table-cell>
          <table:table-cell table:formula="of:=[.C15]*([.$E$1]/[.$G$1])+[.F14]*([.$E$1]/[.$G$1])"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  <table:table-cell table:formula="of:=[.B15]+[.D15]*([.$G$1]/[.$E$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2*PI()*[.$B$1]*([.A16]))*0.5" office:value-type="float" office:value="0.293892626146237" calcext:value-type="float">
            <text:p>0.293892626146237</text:p>
          </table:table-cell>
          <table:table-cell table:formula="of:=-SIN(2*PI()*[.$B$1]*([.A16]-[.B$2]))*0.5" office:value-type="float" office:value="0.475528258147577" calcext:value-type="float">
            <text:p>0.475528258147577</text:p>
          </table:table-cell>
          <table:table-cell table:formula="of:=[.C16]*([.$E$1]/[.$G$1])+[.F15]*([.$E$1]/[.$G$1])" office:value-type="float" office:value="0.951056516295154" calcext:value-type="float">
            <text:p>0.951056516295154</text:p>
          </table:table-cell>
          <table:table-cell table:formula="of:=[.A16]" office:value-type="float" office:value="0.1" calcext:value-type="float">
            <text:p>0.1</text:p>
          </table:table-cell>
          <table:table-cell table:formula="of:=[.B16]+[.D16]*([.$G$1]/[.$E$1])" office:value-type="float" office:value="0.769420884293813" calcext:value-type="float">
            <text:p>0.769420884293813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2*PI()*[.$B$1]*([.A17]))*0.5" office:value-type="float" office:value="0.475528258147577" calcext:value-type="float">
            <text:p>0.475528258147577</text:p>
          </table:table-cell>
          <table:table-cell table:formula="of:=-SIN(2*PI()*[.$B$1]*([.A17]-[.B$2]))*0.5" office:value-type="float" office:value="0.293892626146237" calcext:value-type="float">
            <text:p>0.293892626146237</text:p>
          </table:table-cell>
          <table:table-cell table:formula="of:=[.C17]*([.$E$1]/[.$G$1])+[.F16]*([.$E$1]/[.$G$1])" office:value-type="float" office:value="2.1266270208801" calcext:value-type="float">
            <text:p>2.1266270208801</text:p>
          </table:table-cell>
          <table:table-cell table:formula="of:=[.A17]" office:value-type="float" office:value="0.2" calcext:value-type="float">
            <text:p>0.2</text:p>
          </table:table-cell>
          <table:table-cell table:formula="of:=[.B17]+[.D17]*([.$G$1]/[.$E$1])" office:value-type="float" office:value="1.53884176858763" calcext:value-type="float">
            <text:p>1.53884176858763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2*PI()*[.$B$1]*([.A18]))*0.5" office:value-type="float" office:value="0.475528258147577" calcext:value-type="float">
            <text:p>0.475528258147577</text:p>
          </table:table-cell>
          <table:table-cell table:formula="of:=-SIN(2*PI()*[.$B$1]*([.A18]-[.B$2]))*0.5" office:value-type="float" office:value="-0" calcext:value-type="float">
            <text:p>0</text:p>
          </table:table-cell>
          <table:table-cell table:formula="of:=[.C18]*([.$E$1]/[.$G$1])+[.F17]*([.$E$1]/[.$G$1])" office:value-type="float" office:value="3.07768353717525" calcext:value-type="float">
            <text:p>3.07768353717525</text:p>
          </table:table-cell>
          <table:table-cell table:formula="of:=[.A18]" office:value-type="float" office:value="0.3" calcext:value-type="float">
            <text:p>0.3</text:p>
          </table:table-cell>
          <table:table-cell table:formula="of:=[.B18]+[.D18]*([.$G$1]/[.$E$1])" office:value-type="float" office:value="2.0143700267352" calcext:value-type="float">
            <text:p>2.0143700267352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2*PI()*[.$B$1]*([.A19]))*0.5" office:value-type="float" office:value="0.293892626146237" calcext:value-type="float">
            <text:p>0.293892626146237</text:p>
          </table:table-cell>
          <table:table-cell table:formula="of:=-SIN(2*PI()*[.$B$1]*([.A19]-[.B$2]))*0.5" office:value-type="float" office:value="-0.293892626146236" calcext:value-type="float">
            <text:p>-0.293892626146236</text:p>
          </table:table-cell>
          <table:table-cell table:formula="of:=[.C19]*([.$E$1]/[.$G$1])+[.F18]*([.$E$1]/[.$G$1])" office:value-type="float" office:value="3.44095480117793" calcext:value-type="float">
            <text:p>3.44095480117793</text:p>
          </table:table-cell>
          <table:table-cell table:formula="of:=[.A19]" office:value-type="float" office:value="0.4" calcext:value-type="float">
            <text:p>0.4</text:p>
          </table:table-cell>
          <table:table-cell table:formula="of:=[.B19]+[.D19]*([.$G$1]/[.$E$1])" office:value-type="float" office:value="2.0143700267352" calcext:value-type="float">
            <text:p>2.0143700267352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2*PI()*[.$B$1]*([.A20]))*0.5" office:value-type="float" office:value="6.12323399573677E-017" calcext:value-type="float">
            <text:p>6.12323399573677E-17</text:p>
          </table:table-cell>
          <table:table-cell table:formula="of:=-SIN(2*PI()*[.$B$1]*([.A20]-[.B$2]))*0.5" office:value-type="float" office:value="-0.475528258147577" calcext:value-type="float">
            <text:p>-0.475528258147577</text:p>
          </table:table-cell>
          <table:table-cell table:formula="of:=[.C20]*([.$E$1]/[.$G$1])+[.F19]*([.$E$1]/[.$G$1])" office:value-type="float" office:value="3.07768353717525" calcext:value-type="float">
            <text:p>3.07768353717525</text:p>
          </table:table-cell>
          <table:table-cell table:formula="of:=[.A20]" office:value-type="float" office:value="0.5" calcext:value-type="float">
            <text:p>0.5</text:p>
          </table:table-cell>
          <table:table-cell table:formula="of:=[.B20]+[.D20]*([.$G$1]/[.$E$1])" office:value-type="float" office:value="1.53884176858763" calcext:value-type="float">
            <text:p>1.53884176858763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2*PI()*[.$B$1]*([.A21]))*0.5" office:value-type="float" office:value="-0.293892626146237" calcext:value-type="float">
            <text:p>-0.293892626146237</text:p>
          </table:table-cell>
          <table:table-cell table:formula="of:=-SIN(2*PI()*[.$B$1]*([.A21]-[.B$2]))*0.5" office:value-type="float" office:value="-0.475528258147577" calcext:value-type="float">
            <text:p>-0.475528258147577</text:p>
          </table:table-cell>
          <table:table-cell table:formula="of:=[.C21]*([.$E$1]/[.$G$1])+[.F20]*([.$E$1]/[.$G$1])" office:value-type="float" office:value="2.1266270208801" calcext:value-type="float">
            <text:p>2.1266270208801</text:p>
          </table:table-cell>
          <table:table-cell table:formula="of:=[.A21]" office:value-type="float" office:value="0.6" calcext:value-type="float">
            <text:p>0.6</text:p>
          </table:table-cell>
          <table:table-cell table:formula="of:=[.B21]+[.D21]*([.$G$1]/[.$E$1])" office:value-type="float" office:value="0.769420884293813" calcext:value-type="float">
            <text:p>0.769420884293813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2*PI()*[.$B$1]*([.A22]))*0.5" office:value-type="float" office:value="-0.475528258147577" calcext:value-type="float">
            <text:p>-0.475528258147577</text:p>
          </table:table-cell>
          <table:table-cell table:formula="of:=-SIN(2*PI()*[.$B$1]*([.A22]-[.B$2]))*0.5" office:value-type="float" office:value="-0.293892626146237" calcext:value-type="float">
            <text:p>-0.293892626146237</text:p>
          </table:table-cell>
          <table:table-cell table:formula="of:=[.C22]*([.$E$1]/[.$G$1])+[.F21]*([.$E$1]/[.$G$1])" office:value-type="float" office:value="0.951056516295153" calcext:value-type="float">
            <text:p>0.951056516295153</text:p>
          </table:table-cell>
          <table:table-cell table:formula="of:=[.A22]" office:value-type="float" office:value="0.7" calcext:value-type="float">
            <text:p>0.7</text:p>
          </table:table-cell>
          <table:table-cell table:formula="of:=[.B22]+[.D22]*([.$G$1]/[.$E$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2*PI()*[.$B$1]*([.A23]))*0.5" office:value-type="float" office:value="-0.475528258147577" calcext:value-type="float">
            <text:p>-0.475528258147577</text:p>
          </table:table-cell>
          <table:table-cell table:formula="of:=-SIN(2*PI()*[.$B$1]*([.A23]-[.B$2]))*0.5" office:value-type="float" office:value="-6.12323399573677E-017" calcext:value-type="float">
            <text:p>-6.12323399573677E-17</text:p>
          </table:table-cell>
          <table:table-cell table:formula="of:=[.C23]*([.$E$1]/[.$G$1])+[.F22]*([.$E$1]/[.$G$1])" office:value-type="float" office:value="-1.22464679914735E-016" calcext:value-type="float">
            <text:p>-1.22464679914735E-16</text:p>
          </table:table-cell>
          <table:table-cell table:formula="of:=[.A23]" office:value-type="float" office:value="0.8" calcext:value-type="float">
            <text:p>0.8</text:p>
          </table:table-cell>
          <table:table-cell table:formula="of:=[.B23]+[.D23]*([.$G$1]/[.$E$1])" office:value-type="float" office:value="-0.475528258147577" calcext:value-type="float">
            <text:p>-0.47552825814757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2*PI()*[.$B$1]*([.A24]))*0.5" office:value-type="float" office:value="-0.293892626146237" calcext:value-type="float">
            <text:p>-0.293892626146237</text:p>
          </table:table-cell>
          <table:table-cell table:formula="of:=-SIN(2*PI()*[.$B$1]*([.A24]-[.B$2]))*0.5" office:value-type="float" office:value="0.293892626146236" calcext:value-type="float">
            <text:p>0.293892626146236</text:p>
          </table:table-cell>
          <table:table-cell table:formula="of:=[.C24]*([.$E$1]/[.$G$1])+[.F23]*([.$E$1]/[.$G$1])" office:value-type="float" office:value="-0.363271264002681" calcext:value-type="float">
            <text:p>-0.363271264002681</text:p>
          </table:table-cell>
          <table:table-cell table:formula="of:=[.A24]" office:value-type="float" office:value="0.9" calcext:value-type="float">
            <text:p>0.9</text:p>
          </table:table-cell>
          <table:table-cell table:formula="of:=[.B24]+[.D24]*([.$G$1]/[.$E$1])" office:value-type="float" office:value="-0.475528258147577" calcext:value-type="float">
            <text:p>-0.47552825814757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2*PI()*[.$B$1]*([.A25]))*0.5" office:value-type="float" office:value="-1.22464679914735E-016" calcext:value-type="float">
            <text:p>-1.22464679914735E-16</text:p>
          </table:table-cell>
          <table:table-cell table:formula="of:=-SIN(2*PI()*[.$B$1]*([.A25]-[.B$2]))*0.5" office:value-type="float" office:value="0.475528258147577" calcext:value-type="float">
            <text:p>0.475528258147577</text:p>
          </table:table-cell>
          <table:table-cell table:formula="of:=[.C25]*([.$E$1]/[.$G$1])+[.F24]*([.$E$1]/[.$G$1])" office:value-type="float" office:value="0" calcext:value-type="float">
            <text:p>0</text:p>
          </table:table-cell>
          <table:table-cell table:formula="of:=[.A25]" office:value-type="float" office:value="1" calcext:value-type="float">
            <text:p>1</text:p>
          </table:table-cell>
          <table:table-cell table:formula="of:=[.B25]+[.D25]*([.$G$1]/[.$E$1])" office:value-type="float" office:value="-1.22464679914735E-016" calcext:value-type="float">
            <text:p>-1.22464679914735E-16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C26]*([.$E$1]/[.$G$1])+[.F25]" office:value-type="float" office:value="-1.22464679914735E-016" calcext:value-type="float">
            <text:p>-1.22464679914735E-16</text:p>
          </table:table-cell>
          <table:table-cell table:number-columns-repeated="14"/>
        </table:table-row>
        <table:table-row table:style-name="ro1" table:number-rows-repeated="1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um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([.C41]-[.D40])*0.3" office:value-type="float" office:value="0" calcext:value-type="float">
            <text:p>0</text:p>
          </table:table-cell>
          <table:table-cell table:formula="of:=[.C41]-[.D4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formula="of:=([.C42]-[.D41])*0.3" office:value-type="float" office:value="0" calcext:value-type="float">
            <text:p>0</text:p>
          </table:table-cell>
          <table:table-cell table:formula="of:=[.C42]-[.D4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formula="of:=([.C43]-[.D42])*0.3" office:value-type="float" office:value="0" calcext:value-type="float">
            <text:p>0</text:p>
          </table:table-cell>
          <table:table-cell table:formula="of:=[.C43]-[.D4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([.C44]-[.D43])*0.3" office:value-type="float" office:value="0" calcext:value-type="float">
            <text:p>0</text:p>
          </table:table-cell>
          <table:table-cell table:formula="of:=[.C44]-[.D4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formula="of:=([.C45]-[.D44])*0.3" office:value-type="float" office:value="0" calcext:value-type="float">
            <text:p>0</text:p>
          </table:table-cell>
          <table:table-cell table:formula="of:=[.C45]-[.D4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formula="of:=([.C46]-[.D45])*0.3" office:value-type="float" office:value="0" calcext:value-type="float">
            <text:p>0</text:p>
          </table:table-cell>
          <table:table-cell table:formula="of:=[.C46]-[.D4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formula="of:=([.C47]-[.D46])*0.3" office:value-type="float" office:value="0" calcext:value-type="float">
            <text:p>0</text:p>
          </table:table-cell>
          <table:table-cell table:formula="of:=[.C47]-[.D4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([.C48]-[.D47])*0.3" office:value-type="float" office:value="0" calcext:value-type="float">
            <text:p>0</text:p>
          </table:table-cell>
          <table:table-cell table:formula="of:=[.C48]-[.D4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([.C49]-[.D48])*0.3" office:value-type="float" office:value="0" calcext:value-type="float">
            <text:p>0</text:p>
          </table:table-cell>
          <table:table-cell table:formula="of:=[.C49]-[.D4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B50]*2" office:value-type="float" office:value="0.2" calcext:value-type="float">
            <text:p>0.2</text:p>
          </table:table-cell>
          <table:table-cell table:formula="of:=[.C48]" office:value-type="float" office:value="0" calcext:value-type="float">
            <text:p>0</text:p>
          </table:table-cell>
          <table:table-cell table:formula="of:=[.C50]-[.D50]"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[.B51]*2" office:value-type="float" office:value="0.4" calcext:value-type="float">
            <text:p>0.4</text:p>
          </table:table-cell>
          <table:table-cell table:formula="of:=[.C49]" office:value-type="float" office:value="0" calcext:value-type="float">
            <text:p>0</text:p>
          </table:table-cell>
          <table:table-cell table:formula="of:=[.C51]-[.D51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B52]*2" office:value-type="float" office:value="0.6" calcext:value-type="float">
            <text:p>0.6</text:p>
          </table:table-cell>
          <table:table-cell table:formula="of:=[.C50]" office:value-type="float" office:value="0.2" calcext:value-type="float">
            <text:p>0.2</text:p>
          </table:table-cell>
          <table:table-cell table:formula="of:=[.C52]-[.D52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[.B53]*2" office:value-type="float" office:value="0.8" calcext:value-type="float">
            <text:p>0.8</text:p>
          </table:table-cell>
          <table:table-cell table:formula="of:=[.C51]" office:value-type="float" office:value="0.4" calcext:value-type="float">
            <text:p>0.4</text:p>
          </table:table-cell>
          <table:table-cell table:formula="of:=[.C53]-[.D53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B54]*2" office:value-type="float" office:value="1" calcext:value-type="float">
            <text:p>1</text:p>
          </table:table-cell>
          <table:table-cell table:formula="of:=[.C52]" office:value-type="float" office:value="0.6" calcext:value-type="float">
            <text:p>0.6</text:p>
          </table:table-cell>
          <table:table-cell table:formula="of:=[.C54]-[.D54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3]" office:value-type="float" office:value="0.8" calcext:value-type="float">
            <text:p>0.8</text:p>
          </table:table-cell>
          <table:table-cell table:formula="of:=[.C55]-[.D55]"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1" calcext:value-type="float">
            <text:p>1</text:p>
          </table:table-cell>
          <table:table-cell table:formula="of:=[.C57]-[.D5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1" calcext:value-type="float">
            <text:p>1</text:p>
          </table:table-cell>
          <table:table-cell table:formula="of:=[.C58]-[.D5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9]" office:value-type="float" office:value="1" calcext:value-type="float">
            <text:p>1</text:p>
          </table:table-cell>
          <table:table-cell table:formula="of:=[.C57]" office:value-type="float" office:value="1" calcext:value-type="float">
            <text:p>1</text:p>
          </table:table-cell>
          <table:table-cell table:formula="of:=[.C59]-[.D59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31">
          <table:table-cell table:number-columns-repeated="18"/>
        </table:table-row>
        <table:table-row table:style-name="ro1">
          <table:table-cell table:number-columns-repeated="15"/>
          <table:table-cell office:value-type="string" calcext:value-type="string">
            <text:p>Wh of 2AA</text:p>
          </table:table-cell>
          <table:table-cell table:formula="of:=3.9*2" office:value-type="float" office:value="7.8" calcext:value-type="float">
            <text:p>7.8</text:p>
          </table:table-cell>
          <table:table-cell office:value-type="string" calcext:value-type="string">
            <text:p>watt*hours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0% eff</text:p>
          </table:table-cell>
          <table:table-cell table:formula="of:=[.Q91]*0.9" office:value-type="float" office:value="7.02" calcext:value-type="float">
            <text:p>7.02</text:p>
          </table:table-cell>
          <table:table-cell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.5" calcext:value-type="float">
            <text:p>1.5</text:p>
          </table:table-cell>
          <table:table-cell table:number-columns-repeated="13"/>
          <table:table-cell office:value-type="string" calcext:value-type="string">
            <text:p>3.3V Ah</text:p>
          </table:table-cell>
          <table:table-cell table:formula="of:=[.Q92]/3.3" office:value-type="float" office:value="2.12727272727273" calcext:value-type="float">
            <text:p>2.12727272727273</text:p>
          </table:table-cell>
          <table:table-cell office:value-type="string" calcext:value-type="string">
            <text:p>amp*hours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formula="of:=2*[.$B$93]-[.B9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3.3V amp*sec</text:p>
          </table:table-cell>
          <table:table-cell table:formula="of:=[.Q93]*60*60" office:value-type="float" office:value="7658.18181818182" calcext:value-type="float">
            <text:p>7658.18181818182</text:p>
          </table:table-cell>
          <table:table-cell office:value-type="string" calcext:value-type="string">
            <text:p>amp*seconds</text:p>
          </table:table-cell>
        </table:table-row>
        <table:table-row table:style-name="ro1">
          <table:table-cell office:value-type="string" calcext:value-type="string">
            <text:p>Phase Lag: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awake [amp]:</text:p>
          </table:table-cell>
          <table:table-cell table:formula="of:=6*10^-3" office:value-type="float" office:value="0.006" calcext:value-type="float">
            <text:p>0.006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sleep [amp]:</text:p>
          </table:table-cell>
          <table:table-cell table:formula="of:=25*10^-6" office:value-type="float" office:value="0.000025" calcext:value-type="float">
            <text:p>2.5E-05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&quot;f*&quot;&amp;[.B94]" office:value-type="string" office:string-value="f*1" calcext:value-type="string">
            <text:p>f*1</text:p>
          </table:table-cell>
          <table:table-cell table:formula="of:=&quot;f*&quot;&amp;[.C94]" office:value-type="string" office:string-value="f*2" calcext:value-type="string">
            <text:p>f*2</text:p>
          </table:table-cell>
          <table:table-cell table:formula="of:=&quot;f*&quot;&amp;[.D94]" office:value-type="string" office:string-value="f*3" calcext:value-type="string">
            <text:p>f*3</text:p>
          </table:table-cell>
          <table:table-cell table:number-columns-repeated="11"/>
          <table:table-cell office:value-type="string" calcext:value-type="string">
            <text:p>sec/yr:</text:p>
          </table:table-cell>
          <table:table-cell table:style-name="ce4" table:formula="of:=31540000" office:value-type="float" office:value="31540000" calcext:value-type="float">
            <text:p>3.15E+0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B$94]*([.$A98]-[.B$95]))" office:value-type="float" office:value="0" calcext:value-type="float">
            <text:p>0</text:p>
          </table:table-cell>
          <table:table-cell table:formula="of:=SIN(2*PI()*[.C$94]*([.$A98]-[.C$95]))" office:value-type="float" office:value="0" calcext:value-type="float">
            <text:p>0</text:p>
          </table:table-cell>
          <table:table-cell table:formula="of:=SIN(2*PI()*[.D$94]*([.$A98]-[.D$95])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awake [sec]:</text:p>
          </table:table-cell>
          <table:table-cell table:style-name="ce1" table:formula="of:=([.Q94]-([.Q96]*[.Q97]))/([.Q95]-[.Q96])" office:value-type="float" office:value="1149737.54279194" calcext:value-type="float">
            <text:p>1.15E+0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SIN(2*PI()*[.B$94]*([.$A99]-[.B$95]))" office:value-type="float" office:value="0.0627905195293134" calcext:value-type="float">
            <text:p>0.062790519529313</text:p>
          </table:table-cell>
          <table:table-cell table:formula="of:=SIN(2*PI()*[.C$94]*([.$A99]-[.C$95]))" office:value-type="float" office:value="0.125333233564304" calcext:value-type="float">
            <text:p>0.125333233564304</text:p>
          </table:table-cell>
          <table:table-cell table:formula="of:=SIN(2*PI()*[.D$94]*([.$A99]-[.D$95]))" office:value-type="float" office:value="0.187381314585725" calcext:value-type="float">
            <text:p>0.187381314585725</text:p>
          </table:table-cell>
          <table:table-cell table:number-columns-repeated="11"/>
          <table:table-cell office:value-type="string" calcext:value-type="string">
            <text:p>sleep [sec]:</text:p>
          </table:table-cell>
          <table:table-cell table:style-name="ce1" table:formula="of:=[.Q97]-[.Q98]" office:value-type="float" office:value="30390262.4572081" calcext:value-type="float">
            <text:p>30.39E+0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SIN(2*PI()*[.B$94]*([.$A100]-[.B$95]))" office:value-type="float" office:value="0.125333233564304" calcext:value-type="float">
            <text:p>0.125333233564304</text:p>
          </table:table-cell>
          <table:table-cell table:formula="of:=SIN(2*PI()*[.C$94]*([.$A100]-[.C$95]))" office:value-type="float" office:value="0.248689887164855" calcext:value-type="float">
            <text:p>0.248689887164855</text:p>
          </table:table-cell>
          <table:table-cell table:formula="of:=SIN(2*PI()*[.D$94]*([.$A100]-[.D$95]))" office:value-type="float" office:value="0.368124552684678" calcext:value-type="float">
            <text:p>0.368124552684678</text:p>
          </table:table-cell>
          <table:table-cell table:number-columns-repeated="11"/>
          <table:table-cell office:value-type="string" calcext:value-type="string">
            <text:p>ratio:</text:p>
          </table:table-cell>
          <table:table-cell table:formula="of:=[.Q98]/([.Q98]+[.Q99])" office:value-type="float" office:value="0.0364533146097634" calcext:value-type="float">
            <text:p>0.036453314609764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SIN(2*PI()*[.B$94]*([.$A101]-[.B$95]))" office:value-type="float" office:value="0.187381314585725" calcext:value-type="float">
            <text:p>0.187381314585725</text:p>
          </table:table-cell>
          <table:table-cell table:formula="of:=SIN(2*PI()*[.C$94]*([.$A101]-[.C$95]))" office:value-type="float" office:value="0.368124552684678" calcext:value-type="float">
            <text:p>0.368124552684678</text:p>
          </table:table-cell>
          <table:table-cell table:formula="of:=SIN(2*PI()*[.D$94]*([.$A101]-[.D$95]))" office:value-type="float" office:value="0.535826794978997" calcext:value-type="float">
            <text:p>0.535826794978997</text:p>
          </table:table-cell>
          <table:table-cell table:number-columns-repeated="11"/>
          <table:table-cell office:value-type="string" calcext:value-type="string">
            <text:p>min sample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SIN(2*PI()*[.B$94]*([.$A102]-[.B$95]))" office:value-type="float" office:value="0.248689887164855" calcext:value-type="float">
            <text:p>0.248689887164855</text:p>
          </table:table-cell>
          <table:table-cell table:formula="of:=SIN(2*PI()*[.C$94]*([.$A102]-[.C$95]))" office:value-type="float" office:value="0.481753674101715" calcext:value-type="float">
            <text:p>0.481753674101715</text:p>
          </table:table-cell>
          <table:table-cell table:formula="of:=SIN(2*PI()*[.D$94]*([.$A102]-[.D$95]))" office:value-type="float" office:value="0.684547105928689" calcext:value-type="float">
            <text:p>0.684547105928689</text:p>
          </table:table-cell>
          <table:table-cell table:number-columns-repeated="11"/>
          <table:table-cell office:value-type="string" calcext:value-type="string">
            <text:p>min sleep</text:p>
          </table:table-cell>
          <table:table-cell table:formula="of:=[.Q101]/[.Q100]" office:value-type="float" office:value="0.00274323476672864" calcext:value-type="float">
            <text:p>0.002743234766729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SIN(2*PI()*[.B$94]*([.$A103]-[.B$95]))" office:value-type="float" office:value="0.309016994374947" calcext:value-type="float">
            <text:p>0.309016994374947</text:p>
          </table:table-cell>
          <table:table-cell table:formula="of:=SIN(2*PI()*[.C$94]*([.$A103]-[.C$95]))" office:value-type="float" office:value="0.587785252292473" calcext:value-type="float">
            <text:p>0.587785252292473</text:p>
          </table:table-cell>
          <table:table-cell table:formula="of:=SIN(2*PI()*[.D$94]*([.$A103]-[.D$95]))" office:value-type="float" office:value="0.809016994374947" calcext:value-type="float">
            <text:p>0.809016994374947</text:p>
          </table:table-cell>
          <table:table-cell table:number-columns-repeated="11"/>
          <table:table-cell office:value-type="string" calcext:value-type="string">
            <text:p>max fs</text:p>
          </table:table-cell>
          <table:table-cell table:formula="of:=1/([.Q102]+[.Q101])" office:value-type="float" office:value="351.71207516943" calcext:value-type="float">
            <text:p>351.71207516943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SIN(2*PI()*[.B$94]*([.$A104]-[.B$95]))" office:value-type="float" office:value="0.368124552684678" calcext:value-type="float">
            <text:p>0.368124552684678</text:p>
          </table:table-cell>
          <table:table-cell table:formula="of:=SIN(2*PI()*[.C$94]*([.$A104]-[.C$95]))" office:value-type="float" office:value="0.684547105928689" calcext:value-type="float">
            <text:p>0.684547105928689</text:p>
          </table:table-cell>
          <table:table-cell table:formula="of:=SIN(2*PI()*[.D$94]*([.$A104]-[.D$95]))" office:value-type="float" office:value="0.90482705246602" calcext:value-type="float">
            <text:p>0.90482705246602</text:p>
          </table:table-cell>
          <table:table-cell table:number-columns-repeated="14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formula="of:=SIN(2*PI()*[.B$94]*([.$A105]-[.B$95]))" office:value-type="float" office:value="0.425779291565073" calcext:value-type="float">
            <text:p>0.425779291565073</text:p>
          </table:table-cell>
          <table:table-cell table:formula="of:=SIN(2*PI()*[.C$94]*([.$A105]-[.C$95]))" office:value-type="float" office:value="0.770513242775789" calcext:value-type="float">
            <text:p>0.770513242775789</text:p>
          </table:table-cell>
          <table:table-cell table:formula="of:=SIN(2*PI()*[.D$94]*([.$A105]-[.D$95]))" office:value-type="float" office:value="0.968583161128631" calcext:value-type="float">
            <text:p>0.968583161128631</text:p>
          </table:table-cell>
          <table:table-cell table:number-columns-repeated="11"/>
          <table:table-cell office:value-type="string" calcext:value-type="string">
            <text:p>bit size (8-bit)</text:p>
          </table:table-cell>
          <table:table-cell table:formula="of:=1/2^8" office:value-type="float" office:value="0.00390625" calcext:value-type="float">
            <text:p>0.00390625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table:formula="of:=SIN(2*PI()*[.B$94]*([.$A106]-[.B$95]))" office:value-type="float" office:value="0.481753674101715" calcext:value-type="float">
            <text:p>0.481753674101715</text:p>
          </table:table-cell>
          <table:table-cell table:formula="of:=SIN(2*PI()*[.C$94]*([.$A106]-[.C$95]))" office:value-type="float" office:value="0.844327925502015" calcext:value-type="float">
            <text:p>0.844327925502015</text:p>
          </table:table-cell>
          <table:table-cell table:formula="of:=SIN(2*PI()*[.D$94]*([.$A106]-[.D$95]))" office:value-type="float" office:value="0.998026728428271" calcext:value-type="float">
            <text:p>0.998026728428271</text:p>
          </table:table-cell>
          <table:table-cell table:number-columns-repeated="11"/>
          <table:table-cell office:value-type="string" calcext:value-type="string">
            <text:p>bit size [dB]</text:p>
          </table:table-cell>
          <table:table-cell table:formula="of:=20*LOG10([.Q105])" office:value-type="float" office:value="-48.164799306237" calcext:value-type="float">
            <text:p>-48.164799306237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SIN(2*PI()*[.B$94]*([.$A107]-[.B$95]))" office:value-type="float" office:value="0.535826794978997" calcext:value-type="float">
            <text:p>0.535826794978997</text:p>
          </table:table-cell>
          <table:table-cell table:formula="of:=SIN(2*PI()*[.C$94]*([.$A107]-[.C$95]))" office:value-type="float" office:value="0.90482705246602" calcext:value-type="float">
            <text:p>0.90482705246602</text:p>
          </table:table-cell>
          <table:table-cell table:formula="of:=SIN(2*PI()*[.D$94]*([.$A107]-[.D$95]))" office:value-type="float" office:value="0.992114701314478" calcext:value-type="float">
            <text:p>0.992114701314478</text:p>
          </table:table-cell>
          <table:table-cell table:number-columns-repeated="11"/>
          <table:table-cell office:value-type="string" calcext:value-type="string">
            <text:p>max bandwidth</text:p>
          </table:table-cell>
          <table:table-cell table:formula="of:=[.Q103]/2" office:value-type="float" office:value="175.856037584715" calcext:value-type="float">
            <text:p>175.856037584715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2*PI()*[.B$94]*([.$A108]-[.B$95]))" office:value-type="float" office:value="0.587785252292473" calcext:value-type="float">
            <text:p>0.587785252292473</text:p>
          </table:table-cell>
          <table:table-cell table:formula="of:=SIN(2*PI()*[.C$94]*([.$A108]-[.C$95]))" office:value-type="float" office:value="0.951056516295153" calcext:value-type="float">
            <text:p>0.951056516295153</text:p>
          </table:table-cell>
          <table:table-cell table:formula="of:=SIN(2*PI()*[.D$94]*([.$A108]-[.D$95]))" office:value-type="float" office:value="0.951056516295154" calcext:value-type="float">
            <text:p>0.951056516295154</text:p>
          </table:table-cell>
          <table:table-cell table:number-columns-repeated="14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formula="of:=SIN(2*PI()*[.B$94]*([.$A109]-[.B$95]))" office:value-type="float" office:value="0.63742398974869" calcext:value-type="float">
            <text:p>0.63742398974869</text:p>
          </table:table-cell>
          <table:table-cell table:formula="of:=SIN(2*PI()*[.C$94]*([.$A109]-[.C$95]))" office:value-type="float" office:value="0.982287250728689" calcext:value-type="float">
            <text:p>0.982287250728689</text:p>
          </table:table-cell>
          <table:table-cell table:formula="of:=SIN(2*PI()*[.D$94]*([.$A109]-[.D$95]))" office:value-type="float" office:value="0.876306680043864" calcext:value-type="float">
            <text:p>0.876306680043864</text:p>
          </table:table-cell>
          <table:table-cell table:number-columns-repeated="14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SIN(2*PI()*[.B$94]*([.$A110]-[.B$95]))" office:value-type="float" office:value="0.684547105928689" calcext:value-type="float">
            <text:p>0.684547105928689</text:p>
          </table:table-cell>
          <table:table-cell table:formula="of:=SIN(2*PI()*[.C$94]*([.$A110]-[.C$95]))" office:value-type="float" office:value="0.998026728428271" calcext:value-type="float">
            <text:p>0.998026728428271</text:p>
          </table:table-cell>
          <table:table-cell table:formula="of:=SIN(2*PI()*[.D$94]*([.$A110]-[.D$95]))" office:value-type="float" office:value="0.770513242775789" calcext:value-type="float">
            <text:p>0.770513242775789</text:p>
          </table:table-cell>
          <table:table-cell table:number-columns-repeated="11"/>
          <table:table-cell office:value-type="string" calcext:value-type="string">
            <text:p>A + b = 3.15e7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SIN(2*PI()*[.B$94]*([.$A111]-[.B$95]))" office:value-type="float" office:value="0.728968627421412" calcext:value-type="float">
            <text:p>0.728968627421412</text:p>
          </table:table-cell>
          <table:table-cell table:formula="of:=SIN(2*PI()*[.C$94]*([.$A111]-[.C$95]))" office:value-type="float" office:value="0.998026728428271" calcext:value-type="float">
            <text:p>0.998026728428271</text:p>
          </table:table-cell>
          <table:table-cell table:formula="of:=SIN(2*PI()*[.D$94]*([.$A111]-[.D$95]))" office:value-type="float" office:value="0.63742398974869" calcext:value-type="float">
            <text:p>0.63742398974869</text:p>
          </table:table-cell>
          <table:table-cell table:number-columns-repeated="11"/>
          <table:table-cell office:value-type="string" calcext:value-type="string">
            <text:p>.006a + 2.5e-5b = 2.17Ah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SIN(2*PI()*[.B$94]*([.$A112]-[.B$95]))" office:value-type="float" office:value="0.770513242775789" calcext:value-type="float">
            <text:p>0.770513242775789</text:p>
          </table:table-cell>
          <table:table-cell table:formula="of:=SIN(2*PI()*[.C$94]*([.$A112]-[.C$95]))" office:value-type="float" office:value="0.982287250728689" calcext:value-type="float">
            <text:p>0.982287250728689</text:p>
          </table:table-cell>
          <table:table-cell table:formula="of:=SIN(2*PI()*[.D$94]*([.$A112]-[.D$95]))" office:value-type="float" office:value="0.481753674101715" calcext:value-type="float">
            <text:p>0.481753674101715</text:p>
          </table:table-cell>
          <table:table-cell table:number-columns-repeated="2"/>
          <table:table-cell office:value-type="string" calcext:value-type="string">
            <text:p>1 = </text:p>
          </table:table-cell>
          <table:table-cell table:formula="of:=COMPLEX(1;0;&quot;j&quot;)" office:value-type="string" office:string-value="1" calcext:value-type="string">
            <text:p>1</text:p>
          </table:table-cell>
          <table:table-cell table:number-columns-repeated="7"/>
          <table:table-cell office:value-type="string" calcext:value-type="string">
            <text:p>.006amp*a*sec + 2.5e-5bamp(3.15e7sec-a*sec) = 7658ampsec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SIN(2*PI()*[.B$94]*([.$A113]-[.B$95]))" office:value-type="float" office:value="0.809016994374947" calcext:value-type="float">
            <text:p>0.809016994374947</text:p>
          </table:table-cell>
          <table:table-cell table:formula="of:=SIN(2*PI()*[.C$94]*([.$A113]-[.C$95]))" office:value-type="float" office:value="0.951056516295154" calcext:value-type="float">
            <text:p>0.951056516295154</text:p>
          </table:table-cell>
          <table:table-cell table:formula="of:=SIN(2*PI()*[.D$94]*([.$A113]-[.D$95]))" office:value-type="float" office:value="0.309016994374947" calcext:value-type="float">
            <text:p>0.309016994374947</text:p>
          </table:table-cell>
          <table:table-cell table:number-columns-repeated="2"/>
          <table:table-cell office:value-type="string" calcext:value-type="string">
            <text:p>C =</text:p>
          </table:table-cell>
          <table:table-cell table:style-name="ce1" table:formula="of:=1*10^-6" office:value-type="float" office:value="0.000001" calcext:value-type="float">
            <text:p>1.00E-06</text:p>
          </table:table-cell>
          <table:table-cell table:number-columns-repeated="7"/>
          <table:table-cell office:value-type="string" calcext:value-type="string">
            <text:p>.006a + 2.5e-5*3.15e7 +<text:span text:style-name="T1"> -2.5</text:span><text:span text:style-name="T2">e-</text:span>5*a = 7658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SIN(2*PI()*[.B$94]*([.$A114]-[.B$95]))" office:value-type="float" office:value="0.844327925502015" calcext:value-type="float">
            <text:p>0.844327925502015</text:p>
          </table:table-cell>
          <table:table-cell table:formula="of:=SIN(2*PI()*[.C$94]*([.$A114]-[.C$95]))" office:value-type="float" office:value="0.90482705246602" calcext:value-type="float">
            <text:p>0.90482705246602</text:p>
          </table:table-cell>
          <table:table-cell table:formula="of:=SIN(2*PI()*[.D$94]*([.$A114]-[.D$95]))" office:value-type="float" office:value="0.125333233564304" calcext:value-type="float">
            <text:p>0.125333233564304</text:p>
          </table:table-cell>
          <table:table-cell table:number-columns-repeated="2"/>
          <table:table-cell office:value-type="string" calcext:value-type="string">
            <text:p>R =</text:p>
          </table:table-cell>
          <table:table-cell table:style-name="ce1" office:value-type="float" office:value="100000" calcext:value-type="float">
            <text:p>100.00E+03</text:p>
          </table:table-cell>
          <table:table-cell table:number-columns-repeated="7"/>
          <table:table-cell office:value-type="string" calcext:value-type="string">
            <text:p>(.006 – 2.1e-5)a = 7658 - 2.5e-5*3.15e7 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SIN(2*PI()*[.B$94]*([.$A115]-[.B$95]))" office:value-type="float" office:value="0.876306680043864" calcext:value-type="float">
            <text:p>0.876306680043864</text:p>
          </table:table-cell>
          <table:table-cell table:formula="of:=SIN(2*PI()*[.C$94]*([.$A115]-[.C$95]))" office:value-type="float" office:value="0.844327925502015" calcext:value-type="float">
            <text:p>0.844327925502015</text:p>
          </table:table-cell>
          <table:table-cell table:formula="of:=SIN(2*PI()*[.D$94]*([.$A115]-[.D$95]))" office:value-type="float" office:value="-0.0627905195293133" calcext:value-type="float">
            <text:p>-0.062790519529313</text:p>
          </table:table-cell>
          <table:table-cell table:number-columns-repeated="14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SIN(2*PI()*[.B$94]*([.$A116]-[.B$95]))" office:value-type="float" office:value="0.90482705246602" calcext:value-type="float">
            <text:p>0.90482705246602</text:p>
          </table:table-cell>
          <table:table-cell table:formula="of:=SIN(2*PI()*[.C$94]*([.$A116]-[.C$95]))" office:value-type="float" office:value="0.770513242775789" calcext:value-type="float">
            <text:p>0.770513242775789</text:p>
          </table:table-cell>
          <table:table-cell table:formula="of:=SIN(2*PI()*[.D$94]*([.$A116]-[.D$95]))" office:value-type="float" office:value="-0.248689887164855" calcext:value-type="float">
            <text:p>-0.248689887164855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office:value-type="string" calcext:value-type="string">
            <text:p>Vout/Vi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Angle</text:p>
          </table:table-cell>
          <table:table-cell table:number-columns-repeated="8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SIN(2*PI()*[.B$94]*([.$A117]-[.B$95]))" office:value-type="float" office:value="0.929776485888251" calcext:value-type="float">
            <text:p>0.929776485888251</text:p>
          </table:table-cell>
          <table:table-cell table:formula="of:=SIN(2*PI()*[.C$94]*([.$A117]-[.C$95]))" office:value-type="float" office:value="0.684547105928689" calcext:value-type="float">
            <text:p>0.684547105928689</text:p>
          </table:table-cell>
          <table:table-cell table:formula="of:=SIN(2*PI()*[.D$94]*([.$A117]-[.D$95]))" office:value-type="float" office:value="-0.425779291565073" calcext:value-type="float">
            <text:p>-0.425779291565073</text:p>
          </table:table-cell>
          <table:table-cell/>
          <table:table-cell office:value-type="float" office:value="-1.6" calcext:value-type="float">
            <text:p>-1.6</text:p>
          </table:table-cell>
          <table:table-cell table:style-name="ce1" table:formula="of:=10^[.F117]" office:value-type="float" office:value="0.0251188643150958" calcext:value-type="float">
            <text:p>25.12E-03</text:p>
          </table:table-cell>
          <table:table-cell table:style-name="ce2" table:formula="of:=IMDIV(IMDIV([.$H$112];COMPLEX(0;-2*PI()*[.G117]*[.$H$113];&quot;j&quot;));IMSUM(COMPLEX([.$H$114];0;&quot;j&quot;);IMDIV([.$H$112];COMPLEX(0;-2*PI()*[.G117]*[.$H$113];&quot;j&quot;))))" office:value-type="string" office:string-value="0.999750970056001+0.0157787175678372j" calcext:value-type="string">
            <text:p>0.999750970056001+0.0157787175678372j</text:p>
          </table:table-cell>
          <table:table-cell table:style-name="ce2" table:formula="of:=20*LOG10(IMABS([.H117]))" office:value-type="float" office:value="-0.00108165799328167" calcext:value-type="float">
            <text:p>-0.001</text:p>
          </table:table-cell>
          <table:table-cell table:style-name="ce3" table:formula="of:=DEGREES(ATAN(IMAGINARY([.H117])/IMREAL([.H117])))" office:value-type="float" office:value="0.904204043672612" calcext:value-type="float">
            <text:p>0.9</text:p>
          </table:table-cell>
          <table:table-cell table:style-name="ce1" table:formula="of:=IMREAL([.H117])" office:value-type="float" office:value="0.999750970056001" calcext:value-type="float">
            <text:p>999.75E-03</text:p>
          </table:table-cell>
          <table:table-cell table:style-name="ce1" table:formula="of:=IMAGINARY([.H117])" office:value-type="float" office:value="0.0157787175678372" calcext:value-type="float">
            <text:p>15.78E-03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2*PI()*[.B$94]*([.$A118]-[.B$95]))" office:value-type="float" office:value="0.951056516295153" calcext:value-type="float">
            <text:p>0.951056516295153</text:p>
          </table:table-cell>
          <table:table-cell table:formula="of:=SIN(2*PI()*[.C$94]*([.$A118]-[.C$95]))" office:value-type="float" office:value="0.587785252292473" calcext:value-type="float">
            <text:p>0.587785252292473</text:p>
          </table:table-cell>
          <table:table-cell table:formula="of:=SIN(2*PI()*[.D$94]*([.$A118]-[.D$95]))" office:value-type="float" office:value="-0.587785252292473" calcext:value-type="float">
            <text:p>-0.587785252292473</text:p>
          </table:table-cell>
          <table:table-cell/>
          <table:table-cell office:value-type="float" office:value="-1.4" calcext:value-type="float">
            <text:p>-1.4</text:p>
          </table:table-cell>
          <table:table-cell table:style-name="ce1" table:formula="of:=10^[.F118]" office:value-type="float" office:value="0.0398107170553497" calcext:value-type="float">
            <text:p>39.81E-03</text:p>
          </table:table-cell>
          <table:table-cell table:style-name="ce2" table:formula="of:=IMDIV(IMDIV([.$H$112];COMPLEX(0;-2*PI()*[.G118]*[.$H$113];&quot;j&quot;));IMSUM(COMPLEX([.$H$114];0;&quot;j&quot;);IMDIV([.$H$112];COMPLEX(0;-2*PI()*[.G118]*[.$H$113];&quot;j&quot;))))" office:value-type="string" office:string-value="0.999374700491018+0.0249981701231551j" calcext:value-type="string">
            <text:p>0.999374700491018+0.0249981701231551j</text:p>
          </table:table-cell>
          <table:table-cell table:style-name="ce2" table:formula="of:=20*LOG10(IMABS([.H118]))" office:value-type="float" office:value="-0.00271649066155499" calcext:value-type="float">
            <text:p>-0.003</text:p>
          </table:table-cell>
          <table:table-cell table:style-name="ce3" table:formula="of:=DEGREES(ATAN(IMAGINARY([.H118])/IMREAL([.H118])))" office:value-type="float" office:value="1.4328870157873" calcext:value-type="float">
            <text:p>1.4</text:p>
          </table:table-cell>
          <table:table-cell table:style-name="ce1" table:formula="of:=IMREAL([.H118])" office:value-type="float" office:value="0.999374700491018" calcext:value-type="float">
            <text:p>999.37E-03</text:p>
          </table:table-cell>
          <table:table-cell table:style-name="ce1" table:formula="of:=IMAGINARY([.H118])" office:value-type="float" office:value="0.0249981701231551" calcext:value-type="float">
            <text:p>25.00E-03</text:p>
          </table:table-cell>
          <table:table-cell table:number-columns-repeated="6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SIN(2*PI()*[.B$94]*([.$A119]-[.B$95]))" office:value-type="float" office:value="0.968583161128631" calcext:value-type="float">
            <text:p>0.968583161128631</text:p>
          </table:table-cell>
          <table:table-cell table:formula="of:=SIN(2*PI()*[.C$94]*([.$A119]-[.C$95]))" office:value-type="float" office:value="0.481753674101716" calcext:value-type="float">
            <text:p>0.481753674101716</text:p>
          </table:table-cell>
          <table:table-cell table:formula="of:=SIN(2*PI()*[.D$94]*([.$A119]-[.D$95]))" office:value-type="float" office:value="-0.728968627421411" calcext:value-type="float">
            <text:p>-0.728968627421411</text:p>
          </table:table-cell>
          <table:table-cell/>
          <table:table-cell office:value-type="float" office:value="-1.2" calcext:value-type="float">
            <text:p>-1.2</text:p>
          </table:table-cell>
          <table:table-cell table:style-name="ce1" table:formula="of:=10^[.F119]" office:value-type="float" office:value="0.0630957344480194" calcext:value-type="float">
            <text:p>63.10E-03</text:p>
          </table:table-cell>
          <table:table-cell table:style-name="ce2" table:formula="of:=IMDIV(IMDIV([.$H$112];COMPLEX(0;-2*PI()*[.G119]*[.$H$113];&quot;j&quot;));IMSUM(COMPLEX([.$H$114];0;&quot;j&quot;);IMDIV([.$H$112];COMPLEX(0;-2*PI()*[.G119]*[.$H$113];&quot;j&quot;))))" office:value-type="string" office:string-value="0.998430802138925+0.0395820095390355j" calcext:value-type="string">
            <text:p>0.998430802138925+0.0395820095390355j</text:p>
          </table:table-cell>
          <table:table-cell table:style-name="ce2" table:formula="of:=20*LOG10(IMABS([.H119]))" office:value-type="float" office:value="-0.00682029231545951" calcext:value-type="float">
            <text:p>-0.007</text:p>
          </table:table-cell>
          <table:table-cell table:style-name="ce3" table:formula="of:=DEGREES(ATAN(IMAGINARY([.H119])/IMREAL([.H119])))" office:value-type="float" office:value="2.270257577405" calcext:value-type="float">
            <text:p>2.3</text:p>
          </table:table-cell>
          <table:table-cell table:style-name="ce1" table:formula="of:=IMREAL([.H119])" office:value-type="float" office:value="0.998430802138925" calcext:value-type="float">
            <text:p>998.43E-03</text:p>
          </table:table-cell>
          <table:table-cell table:style-name="ce1" table:formula="of:=IMAGINARY([.H119])" office:value-type="float" office:value="0.0395820095390355" calcext:value-type="float">
            <text:p>39.58E-03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SIN(2*PI()*[.B$94]*([.$A120]-[.B$95]))" office:value-type="float" office:value="0.982287250728689" calcext:value-type="float">
            <text:p>0.982287250728689</text:p>
          </table:table-cell>
          <table:table-cell table:formula="of:=SIN(2*PI()*[.C$94]*([.$A120]-[.C$95]))" office:value-type="float" office:value="0.368124552684678" calcext:value-type="float">
            <text:p>0.368124552684678</text:p>
          </table:table-cell>
          <table:table-cell table:formula="of:=SIN(2*PI()*[.D$94]*([.$A120]-[.D$95]))" office:value-type="float" office:value="-0.844327925502015" calcext:value-type="float">
            <text:p>-0.84432792550201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 table:formula="of:=10^[.F120]" office:value-type="float" office:value="0.1" calcext:value-type="float">
            <text:p>100.00E-03</text:p>
          </table:table-cell>
          <table:table-cell table:style-name="ce2" table:formula="of:=IMDIV(IMDIV([.$H$112];COMPLEX(0;-2*PI()*[.G120]*[.$H$113];&quot;j&quot;));IMSUM(COMPLEX([.$H$114];0;&quot;j&quot;);IMDIV([.$H$112];COMPLEX(0;-2*PI()*[.G120]*[.$H$113];&quot;j&quot;))))" office:value-type="string" office:string-value="0.996067682407172+0.0625847782705718j" calcext:value-type="string">
            <text:p>0.996067682407172+0.0625847782705718j</text:p>
          </table:table-cell>
          <table:table-cell table:style-name="ce2" table:formula="of:=20*LOG10(IMABS([.H120]))" office:value-type="float" office:value="-0.0171115043445858" calcext:value-type="float">
            <text:p>-0.017</text:p>
          </table:table-cell>
          <table:table-cell table:style-name="ce3" table:formula="of:=DEGREES(ATAN(IMAGINARY([.H120])/IMREAL([.H120])))" office:value-type="float" office:value="3.59527377986819" calcext:value-type="float">
            <text:p>3.6</text:p>
          </table:table-cell>
          <table:table-cell table:style-name="ce1" table:formula="of:=IMREAL([.H120])" office:value-type="float" office:value="0.996067682407172" calcext:value-type="float">
            <text:p>996.07E-03</text:p>
          </table:table-cell>
          <table:table-cell table:style-name="ce1" table:formula="of:=IMAGINARY([.H120])" office:value-type="float" office:value="0.0625847782705718" calcext:value-type="float">
            <text:p>62.58E-03</text:p>
          </table:table-cell>
          <table:table-cell table:number-columns-repeated="6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SIN(2*PI()*[.B$94]*([.$A121]-[.B$95]))" office:value-type="float" office:value="0.992114701314478" calcext:value-type="float">
            <text:p>0.992114701314478</text:p>
          </table:table-cell>
          <table:table-cell table:formula="of:=SIN(2*PI()*[.C$94]*([.$A121]-[.C$95]))" office:value-type="float" office:value="0.248689887164855" calcext:value-type="float">
            <text:p>0.248689887164855</text:p>
          </table:table-cell>
          <table:table-cell table:formula="of:=SIN(2*PI()*[.D$94]*([.$A121]-[.D$95]))" office:value-type="float" office:value="-0.929776485888251" calcext:value-type="float">
            <text:p>-0.929776485888251</text:p>
          </table:table-cell>
          <table:table-cell/>
          <table:table-cell office:value-type="float" office:value="-0.799999999999999" calcext:value-type="float">
            <text:p>-0.799999999999999</text:p>
          </table:table-cell>
          <table:table-cell table:style-name="ce1" table:formula="of:=10^[.F121]" office:value-type="float" office:value="0.158489319246112" calcext:value-type="float">
            <text:p>158.49E-03</text:p>
          </table:table-cell>
          <table:table-cell table:style-name="ce2" table:formula="of:=IMDIV(IMDIV([.$H$112];COMPLEX(0;-2*PI()*[.G121]*[.$H$113];&quot;j&quot;));IMSUM(COMPLEX([.$H$114];0;&quot;j&quot;);IMDIV([.$H$112];COMPLEX(0;-2*PI()*[.G121]*[.$H$113];&quot;j&quot;))))" office:value-type="string" office:string-value="0.990180841826309+0.0986039669914503j" calcext:value-type="string">
            <text:p>0.990180841826309+0.0986039669914503j</text:p>
          </table:table-cell>
          <table:table-cell table:style-name="ce2" table:formula="of:=20*LOG10(IMABS([.H121]))" office:value-type="float" office:value="-0.0428548072076183" calcext:value-type="float">
            <text:p>-0.043</text:p>
          </table:table-cell>
          <table:table-cell table:style-name="ce3" table:formula="of:=DEGREES(ATAN(IMAGINARY([.H121])/IMREAL([.H121])))" office:value-type="float" office:value="5.68686695001041" calcext:value-type="float">
            <text:p>5.7</text:p>
          </table:table-cell>
          <table:table-cell table:style-name="ce1" table:formula="of:=IMREAL([.H121])" office:value-type="float" office:value="0.990180841826309" calcext:value-type="float">
            <text:p>990.18E-03</text:p>
          </table:table-cell>
          <table:table-cell table:style-name="ce1" table:formula="of:=IMAGINARY([.H121])" office:value-type="float" office:value="0.0986039669914503" calcext:value-type="float">
            <text:p>98.60E-03</text:p>
          </table:table-cell>
          <table:table-cell table:number-columns-repeated="6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SIN(2*PI()*[.B$94]*([.$A122]-[.B$95]))" office:value-type="float" office:value="0.998026728428271" calcext:value-type="float">
            <text:p>0.998026728428271</text:p>
          </table:table-cell>
          <table:table-cell table:formula="of:=SIN(2*PI()*[.C$94]*([.$A122]-[.C$95]))" office:value-type="float" office:value="0.125333233564305" calcext:value-type="float">
            <text:p>0.125333233564305</text:p>
          </table:table-cell>
          <table:table-cell table:formula="of:=SIN(2*PI()*[.D$94]*([.$A122]-[.D$95]))" office:value-type="float" office:value="-0.982287250728689" calcext:value-type="float">
            <text:p>-0.982287250728689</text:p>
          </table:table-cell>
          <table:table-cell/>
          <table:table-cell office:value-type="float" office:value="-0.599999999999999" calcext:value-type="float">
            <text:p>-0.599999999999999</text:p>
          </table:table-cell>
          <table:table-cell table:style-name="ce1" table:formula="of:=10^[.F122]" office:value-type="float" office:value="0.251188643150959" calcext:value-type="float">
            <text:p>251.19E-03</text:p>
          </table:table-cell>
          <table:table-cell table:style-name="ce2" table:formula="of:=IMDIV(IMDIV([.$H$112];COMPLEX(0;-2*PI()*[.G122]*[.$H$113];&quot;j&quot;));IMSUM(COMPLEX([.$H$114];0;&quot;j&quot;);IMDIV([.$H$112];COMPLEX(0;-2*PI()*[.G122]*[.$H$113];&quot;j&quot;))))" office:value-type="string" office:string-value="0.975696190847139+0.15399069456796j" calcext:value-type="string">
            <text:p>0.975696190847139+0.15399069456796j</text:p>
          </table:table-cell>
          <table:table-cell table:style-name="ce2" table:formula="of:=20*LOG10(IMABS([.H122]))" office:value-type="float" office:value="-0.106853905079448" calcext:value-type="float">
            <text:p>-0.107</text:p>
          </table:table-cell>
          <table:table-cell table:style-name="ce3" table:formula="of:=DEGREES(ATAN(IMAGINARY([.H122])/IMREAL([.H122])))" office:value-type="float" office:value="8.96881082922133" calcext:value-type="float">
            <text:p>9.0</text:p>
          </table:table-cell>
          <table:table-cell table:style-name="ce1" table:formula="of:=IMREAL([.H122])" office:value-type="float" office:value="0.975696190847139" calcext:value-type="float">
            <text:p>975.70E-03</text:p>
          </table:table-cell>
          <table:table-cell table:style-name="ce1" table:formula="of:=IMAGINARY([.H122])" office:value-type="float" office:value="0.15399069456796" calcext:value-type="float">
            <text:p>153.99E-03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SIN(2*PI()*[.B$94]*([.$A123]-[.B$95]))" office:value-type="float" office:value="1" calcext:value-type="float">
            <text:p>1</text:p>
          </table:table-cell>
          <table:table-cell table:formula="of:=SIN(2*PI()*[.C$94]*([.$A123]-[.C$95]))" office:value-type="float" office:value="1.22464679914735E-016" calcext:value-type="float">
            <text:p>1.22464679914735E-16</text:p>
          </table:table-cell>
          <table:table-cell table:formula="of:=SIN(2*PI()*[.D$94]*([.$A123]-[.D$95]))" office:value-type="float" office:value="-1" calcext:value-type="float">
            <text:p>-1</text:p>
          </table:table-cell>
          <table:table-cell/>
          <table:table-cell office:value-type="float" office:value="-0.399999999999999" calcext:value-type="float">
            <text:p>-0.399999999999999</text:p>
          </table:table-cell>
          <table:table-cell table:style-name="ce1" table:formula="of:=10^[.F123]" office:value-type="float" office:value="0.398107170553498" calcext:value-type="float">
            <text:p>398.11E-03</text:p>
          </table:table-cell>
          <table:table-cell table:style-name="ce2" table:formula="of:=IMDIV(IMDIV([.$H$112];COMPLEX(0;-2*PI()*[.G123]*[.$H$113];&quot;j&quot;));IMSUM(COMPLEX([.$H$114];0;&quot;j&quot;);IMDIV([.$H$112];COMPLEX(0;-2*PI()*[.G123]*[.$H$113];&quot;j&quot;))))" office:value-type="string" office:string-value="0.941115286747817+0.235408801444193j" calcext:value-type="string">
            <text:p>0.941115286747817+0.235408801444193j</text:p>
          </table:table-cell>
          <table:table-cell table:style-name="ce2" table:formula="of:=20*LOG10(IMABS([.H123]))" office:value-type="float" office:value="-0.263571721820995" calcext:value-type="float">
            <text:p>-0.264</text:p>
          </table:table-cell>
          <table:table-cell table:style-name="ce3" table:formula="of:=DEGREES(ATAN(IMAGINARY([.H123])/IMREAL([.H123])))" office:value-type="float" office:value="14.0436910015373" calcext:value-type="float">
            <text:p>14.0</text:p>
          </table:table-cell>
          <table:table-cell table:style-name="ce1" table:formula="of:=IMREAL([.H123])" office:value-type="float" office:value="0.941115286747817" calcext:value-type="float">
            <text:p>941.12E-03</text:p>
          </table:table-cell>
          <table:table-cell table:style-name="ce1" table:formula="of:=IMAGINARY([.H123])" office:value-type="float" office:value="0.235408801444193" calcext:value-type="float">
            <text:p>235.41E-03</text:p>
          </table:table-cell>
          <table:table-cell table:number-columns-repeated="6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SIN(2*PI()*[.B$94]*([.$A124]-[.B$95]))" office:value-type="float" office:value="0.998026728428271" calcext:value-type="float">
            <text:p>0.998026728428271</text:p>
          </table:table-cell>
          <table:table-cell table:formula="of:=SIN(2*PI()*[.C$94]*([.$A124]-[.C$95]))" office:value-type="float" office:value="-0.125333233564304" calcext:value-type="float">
            <text:p>-0.125333233564304</text:p>
          </table:table-cell>
          <table:table-cell table:formula="of:=SIN(2*PI()*[.D$94]*([.$A124]-[.D$95]))" office:value-type="float" office:value="-0.982287250728689" calcext:value-type="float">
            <text:p>-0.982287250728689</text:p>
          </table:table-cell>
          <table:table-cell/>
          <table:table-cell office:value-type="float" office:value="-0.199999999999999" calcext:value-type="float">
            <text:p>-0.199999999999999</text:p>
          </table:table-cell>
          <table:table-cell table:style-name="ce1" table:formula="of:=10^[.F124]" office:value-type="float" office:value="0.630957344480195" calcext:value-type="float">
            <text:p>630.96E-03</text:p>
          </table:table-cell>
          <table:table-cell table:style-name="ce2" table:formula="of:=IMDIV(IMDIV([.$H$112];COMPLEX(0;-2*PI()*[.G124]*[.$H$113];&quot;j&quot;));IMSUM(COMPLEX([.$H$114];0;&quot;j&quot;);IMDIV([.$H$112];COMPLEX(0;-2*PI()*[.G124]*[.$H$113];&quot;j&quot;))))" office:value-type="string" office:string-value="0.864179940094448+0.342597389413294j" calcext:value-type="string">
            <text:p>0.864179940094448+0.342597389413294j</text:p>
          </table:table-cell>
          <table:table-cell table:style-name="ce2" table:formula="of:=20*LOG10(IMABS([.H124]))" office:value-type="float" office:value="-0.633958190331214" calcext:value-type="float">
            <text:p>-0.634</text:p>
          </table:table-cell>
          <table:table-cell table:style-name="ce3" table:formula="of:=DEGREES(ATAN(IMAGINARY([.H124])/IMREAL([.H124])))" office:value-type="float" office:value="21.6254636623916" calcext:value-type="float">
            <text:p>21.6</text:p>
          </table:table-cell>
          <table:table-cell table:style-name="ce1" table:formula="of:=IMREAL([.H124])" office:value-type="float" office:value="0.864179940094448" calcext:value-type="float">
            <text:p>864.18E-03</text:p>
          </table:table-cell>
          <table:table-cell table:style-name="ce1" table:formula="of:=IMAGINARY([.H124])" office:value-type="float" office:value="0.342597389413294" calcext:value-type="float">
            <text:p>342.60E-03</text:p>
          </table:table-cell>
          <table:table-cell table:number-columns-repeated="6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SIN(2*PI()*[.B$94]*([.$A125]-[.B$95]))" office:value-type="float" office:value="0.992114701314478" calcext:value-type="float">
            <text:p>0.992114701314478</text:p>
          </table:table-cell>
          <table:table-cell table:formula="of:=SIN(2*PI()*[.C$94]*([.$A125]-[.C$95]))" office:value-type="float" office:value="-0.248689887164855" calcext:value-type="float">
            <text:p>-0.248689887164855</text:p>
          </table:table-cell>
          <table:table-cell table:formula="of:=SIN(2*PI()*[.D$94]*([.$A125]-[.D$95]))" office:value-type="float" office:value="-0.929776485888251" calcext:value-type="float">
            <text:p>-0.929776485888251</text:p>
          </table:table-cell>
          <table:table-cell/>
          <table:table-cell office:value-type="float" office:value="1.55431223447522E-015" calcext:value-type="float">
            <text:p>1.55431223447522E-15</text:p>
          </table:table-cell>
          <table:table-cell table:style-name="ce1" table:formula="of:=10^[.F125]" office:value-type="float" office:value="1" calcext:value-type="float">
            <text:p>1.00E+00</text:p>
          </table:table-cell>
          <table:table-cell table:style-name="ce2" table:formula="of:=IMDIV(IMDIV([.$H$112];COMPLEX(0;-2*PI()*[.G125]*[.$H$113];&quot;j&quot;));IMSUM(COMPLEX([.$H$114];0;&quot;j&quot;);IMDIV([.$H$112];COMPLEX(0;-2*PI()*[.G125]*[.$H$113];&quot;j&quot;))))" office:value-type="string" office:string-value="0.716956800324897+0.450477243368389j" calcext:value-type="string">
            <text:p>0.716956800324897+0.450477243368389j</text:p>
          </table:table-cell>
          <table:table-cell table:style-name="ce2" table:formula="of:=20*LOG10(IMABS([.H125]))" office:value-type="float" office:value="-1.44507011620529" calcext:value-type="float">
            <text:p>-1.445</text:p>
          </table:table-cell>
          <table:table-cell table:style-name="ce3" table:formula="of:=DEGREES(ATAN(IMAGINARY([.H125])/IMREAL([.H125])))" office:value-type="float" office:value="32.1419076353421" calcext:value-type="float">
            <text:p>32.1</text:p>
          </table:table-cell>
          <table:table-cell table:style-name="ce1" table:formula="of:=IMREAL([.H125])" office:value-type="float" office:value="0.716956800324897" calcext:value-type="float">
            <text:p>716.96E-03</text:p>
          </table:table-cell>
          <table:table-cell table:style-name="ce1" table:formula="of:=IMAGINARY([.H125])" office:value-type="float" office:value="0.450477243368389" calcext:value-type="float">
            <text:p>450.48E-03</text:p>
          </table:table-cell>
          <table:table-cell table:number-columns-repeated="6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SIN(2*PI()*[.B$94]*([.$A126]-[.B$95]))" office:value-type="float" office:value="0.982287250728689" calcext:value-type="float">
            <text:p>0.982287250728689</text:p>
          </table:table-cell>
          <table:table-cell table:formula="of:=SIN(2*PI()*[.C$94]*([.$A126]-[.C$95]))" office:value-type="float" office:value="-0.368124552684678" calcext:value-type="float">
            <text:p>-0.368124552684678</text:p>
          </table:table-cell>
          <table:table-cell table:formula="of:=SIN(2*PI()*[.D$94]*([.$A126]-[.D$95]))" office:value-type="float" office:value="-0.844327925502015" calcext:value-type="float">
            <text:p>-0.844327925502015</text:p>
          </table:table-cell>
          <table:table-cell/>
          <table:table-cell office:value-type="float" office:value="0.200000000000002" calcext:value-type="float">
            <text:p>0.200000000000002</text:p>
          </table:table-cell>
          <table:table-cell table:style-name="ce1" table:formula="of:=10^[.F126]" office:value-type="float" office:value="1.58489319246112" calcext:value-type="float">
            <text:p>1.58E+00</text:p>
          </table:table-cell>
          <table:table-cell table:style-name="ce2" table:formula="of:=IMDIV(IMDIV([.$H$112];COMPLEX(0;-2*PI()*[.G126]*[.$H$113];&quot;j&quot;));IMSUM(COMPLEX([.$H$114];0;&quot;j&quot;);IMDIV([.$H$112];COMPLEX(0;-2*PI()*[.G126]*[.$H$113];&quot;j&quot;))))" office:value-type="string" office:string-value="0.502095491724169+0.499995608895152j" calcext:value-type="string">
            <text:p>0.502095491724169+0.499995608895152j</text:p>
          </table:table-cell>
          <table:table-cell table:style-name="ce2" table:formula="of:=20*LOG10(IMABS([.H126]))" office:value-type="float" office:value="-2.99213678104056" calcext:value-type="float">
            <text:p>-2.992</text:p>
          </table:table-cell>
          <table:table-cell table:style-name="ce3" table:formula="of:=DEGREES(ATAN(IMAGINARY([.H126])/IMREAL([.H126])))" office:value-type="float" office:value="44.879936816727" calcext:value-type="float">
            <text:p>44.9</text:p>
          </table:table-cell>
          <table:table-cell table:style-name="ce1" table:formula="of:=IMREAL([.H126])" office:value-type="float" office:value="0.502095491724169" calcext:value-type="float">
            <text:p>502.10E-03</text:p>
          </table:table-cell>
          <table:table-cell table:style-name="ce1" table:formula="of:=IMAGINARY([.H126])" office:value-type="float" office:value="0.499995608895152" calcext:value-type="float">
            <text:p>500.00E-03</text:p>
          </table:table-cell>
          <table:table-cell table:number-columns-repeated="6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SIN(2*PI()*[.B$94]*([.$A127]-[.B$95]))" office:value-type="float" office:value="0.968583161128631" calcext:value-type="float">
            <text:p>0.968583161128631</text:p>
          </table:table-cell>
          <table:table-cell table:formula="of:=SIN(2*PI()*[.C$94]*([.$A127]-[.C$95]))" office:value-type="float" office:value="-0.481753674101715" calcext:value-type="float">
            <text:p>-0.481753674101715</text:p>
          </table:table-cell>
          <table:table-cell table:formula="of:=SIN(2*PI()*[.D$94]*([.$A127]-[.D$95]))" office:value-type="float" office:value="-0.728968627421412" calcext:value-type="float">
            <text:p>-0.728968627421412</text:p>
          </table:table-cell>
          <table:table-cell/>
          <table:table-cell office:value-type="float" office:value="0.400000000000002" calcext:value-type="float">
            <text:p>0.400000000000002</text:p>
          </table:table-cell>
          <table:table-cell table:style-name="ce1" table:formula="of:=10^[.F127]" office:value-type="float" office:value="2.51188643150959" calcext:value-type="float">
            <text:p>2.51E+00</text:p>
          </table:table-cell>
          <table:table-cell table:style-name="ce2" table:formula="of:=IMDIV(IMDIV([.$H$112];COMPLEX(0;-2*PI()*[.G127]*[.$H$113];&quot;j&quot;));IMSUM(COMPLEX([.$H$114];0;&quot;j&quot;);IMDIV([.$H$112];COMPLEX(0;-2*PI()*[.G127]*[.$H$113];&quot;j&quot;))))" office:value-type="string" office:string-value="0.286457458373509+0.452105720949977j" calcext:value-type="string">
            <text:p>0.286457458373509+0.452105720949977j</text:p>
          </table:table-cell>
          <table:table-cell table:style-name="ce2" table:formula="of:=20*LOG10(IMABS([.H127]))" office:value-type="float" office:value="-5.42939865722657" calcext:value-type="float">
            <text:p>-5.429</text:p>
          </table:table-cell>
          <table:table-cell table:style-name="ce3" table:formula="of:=DEGREES(ATAN(IMAGINARY([.H127])/IMREAL([.H127])))" office:value-type="float" office:value="57.6413569638678" calcext:value-type="float">
            <text:p>57.6</text:p>
          </table:table-cell>
          <table:table-cell table:style-name="ce1" table:formula="of:=IMREAL([.H127])" office:value-type="float" office:value="0.286457458373509" calcext:value-type="float">
            <text:p>286.46E-03</text:p>
          </table:table-cell>
          <table:table-cell table:style-name="ce1" table:formula="of:=IMAGINARY([.H127])" office:value-type="float" office:value="0.452105720949977" calcext:value-type="float">
            <text:p>452.11E-03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2*PI()*[.B$94]*([.$A128]-[.B$95]))" office:value-type="float" office:value="0.951056516295153" calcext:value-type="float">
            <text:p>0.951056516295153</text:p>
          </table:table-cell>
          <table:table-cell table:formula="of:=SIN(2*PI()*[.C$94]*([.$A128]-[.C$95]))" office:value-type="float" office:value="-0.587785252292473" calcext:value-type="float">
            <text:p>-0.587785252292473</text:p>
          </table:table-cell>
          <table:table-cell table:formula="of:=SIN(2*PI()*[.D$94]*([.$A128]-[.D$95]))" office:value-type="float" office:value="-0.587785252292473" calcext:value-type="float">
            <text:p>-0.587785252292473</text:p>
          </table:table-cell>
          <table:table-cell/>
          <table:table-cell office:value-type="float" office:value="0.600000000000002" calcext:value-type="float">
            <text:p>0.600000000000002</text:p>
          </table:table-cell>
          <table:table-cell table:style-name="ce1" table:formula="of:=10^[.F128]" office:value-type="float" office:value="3.98107170553499" calcext:value-type="float">
            <text:p>3.98E+00</text:p>
          </table:table-cell>
          <table:table-cell table:style-name="ce2" table:formula="of:=IMDIV(IMDIV([.$H$112];COMPLEX(0;-2*PI()*[.G128]*[.$H$113];&quot;j&quot;));IMSUM(COMPLEX([.$H$114];0;&quot;j&quot;);IMDIV([.$H$112];COMPLEX(0;-2*PI()*[.G128]*[.$H$113];&quot;j&quot;))))" office:value-type="string" office:string-value="0.137799743998983+0.34468967862818j" calcext:value-type="string">
            <text:p>0.137799743998983+0.34468967862818j</text:p>
          </table:table-cell>
          <table:table-cell table:style-name="ce2" table:formula="of:=20*LOG10(IMABS([.H128]))" office:value-type="float" office:value="-8.60751589249381" calcext:value-type="float">
            <text:p>-8.608</text:p>
          </table:table-cell>
          <table:table-cell table:style-name="ce3" table:formula="of:=DEGREES(ATAN(IMAGINARY([.H128])/IMREAL([.H128])))" office:value-type="float" office:value="68.2095001614602" calcext:value-type="float">
            <text:p>68.2</text:p>
          </table:table-cell>
          <table:table-cell table:style-name="ce1" table:formula="of:=IMREAL([.H128])" office:value-type="float" office:value="0.137799743998983" calcext:value-type="float">
            <text:p>137.80E-03</text:p>
          </table:table-cell>
          <table:table-cell table:style-name="ce1" table:formula="of:=IMAGINARY([.H128])" office:value-type="float" office:value="0.34468967862818" calcext:value-type="float">
            <text:p>344.69E-03</text:p>
          </table:table-cell>
          <table:table-cell table:number-columns-repeated="6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SIN(2*PI()*[.B$94]*([.$A129]-[.B$95]))" office:value-type="float" office:value="0.929776485888251" calcext:value-type="float">
            <text:p>0.929776485888251</text:p>
          </table:table-cell>
          <table:table-cell table:formula="of:=SIN(2*PI()*[.C$94]*([.$A129]-[.C$95]))" office:value-type="float" office:value="-0.684547105928689" calcext:value-type="float">
            <text:p>-0.684547105928689</text:p>
          </table:table-cell>
          <table:table-cell table:formula="of:=SIN(2*PI()*[.D$94]*([.$A129]-[.D$95]))" office:value-type="float" office:value="-0.425779291565073" calcext:value-type="float">
            <text:p>-0.425779291565073</text:p>
          </table:table-cell>
          <table:table-cell/>
          <table:table-cell office:value-type="float" office:value="0.800000000000003" calcext:value-type="float">
            <text:p>0.800000000000003</text:p>
          </table:table-cell>
          <table:table-cell table:style-name="ce1" table:formula="of:=10^[.F129]" office:value-type="float" office:value="6.30957344480197" calcext:value-type="float">
            <text:p>6.31E+00</text:p>
          </table:table-cell>
          <table:table-cell table:style-name="ce2" table:formula="of:=IMDIV(IMDIV([.$H$112];COMPLEX(0;-2*PI()*[.G129]*[.$H$113];&quot;j&quot;));IMSUM(COMPLEX([.$H$114];0;&quot;j&quot;);IMDIV([.$H$112];COMPLEX(0;-2*PI()*[.G129]*[.$H$113];&quot;j&quot;))))" office:value-type="string" office:string-value="0.0598206297664327+0.237154215692617j" calcext:value-type="string">
            <text:p>0.0598206297664327+0.237154215692617j</text:p>
          </table:table-cell>
          <table:table-cell table:style-name="ce2" table:formula="of:=20*LOG10(IMABS([.H129]))" office:value-type="float" office:value="-12.2314901921097" calcext:value-type="float">
            <text:p>-12.231</text:p>
          </table:table-cell>
          <table:table-cell table:style-name="ce3" table:formula="of:=DEGREES(ATAN(IMAGINARY([.H129])/IMREAL([.H129])))" office:value-type="float" office:value="75.8428341936505" calcext:value-type="float">
            <text:p>75.8</text:p>
          </table:table-cell>
          <table:table-cell table:style-name="ce1" table:formula="of:=IMREAL([.H129])" office:value-type="float" office:value="0.0598206297664327" calcext:value-type="float">
            <text:p>59.82E-03</text:p>
          </table:table-cell>
          <table:table-cell table:style-name="ce1" table:formula="of:=IMAGINARY([.H129])" office:value-type="float" office:value="0.237154215692617" calcext:value-type="float">
            <text:p>237.15E-03</text:p>
          </table:table-cell>
          <table:table-cell table:number-columns-repeated="6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SIN(2*PI()*[.B$94]*([.$A130]-[.B$95]))" office:value-type="float" office:value="0.90482705246602" calcext:value-type="float">
            <text:p>0.90482705246602</text:p>
          </table:table-cell>
          <table:table-cell table:formula="of:=SIN(2*PI()*[.C$94]*([.$A130]-[.C$95]))" office:value-type="float" office:value="-0.770513242775789" calcext:value-type="float">
            <text:p>-0.770513242775789</text:p>
          </table:table-cell>
          <table:table-cell table:formula="of:=SIN(2*PI()*[.D$94]*([.$A130]-[.D$95]))" office:value-type="float" office:value="-0.248689887164854" calcext:value-type="float">
            <text:p>-0.2486898871648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10^[.F130]" office:value-type="float" office:value="10.0000000000001" calcext:value-type="float">
            <text:p>10.00E+00</text:p>
          </table:table-cell>
          <table:table-cell table:style-name="ce2" table:formula="of:=IMDIV(IMDIV([.$H$112];COMPLEX(0;-2*PI()*[.G130]*[.$H$113];&quot;j&quot;));IMSUM(COMPLEX([.$H$114];0;&quot;j&quot;);IMDIV([.$H$112];COMPLEX(0;-2*PI()*[.G130]*[.$H$113];&quot;j&quot;))))" office:value-type="string" office:string-value="0.0247045230318572+0.155223096134646j" calcext:value-type="string">
            <text:p>0.0247045230318572+0.155223096134646j</text:p>
          </table:table-cell>
          <table:table-cell table:style-name="ce2" table:formula="of:=20*LOG10(IMABS([.H130]))" office:value-type="float" office:value="-16.0722352658056" calcext:value-type="float">
            <text:p>-16.072</text:p>
          </table:table-cell>
          <table:table-cell table:style-name="ce3" table:formula="of:=DEGREES(ATAN(IMAGINARY([.H130])/IMREAL([.H130])))" office:value-type="float" office:value="80.9569389209624" calcext:value-type="float">
            <text:p>81.0</text:p>
          </table:table-cell>
          <table:table-cell table:style-name="ce1" table:formula="of:=IMREAL([.H130])" office:value-type="float" office:value="0.0247045230318572" calcext:value-type="float">
            <text:p>24.70E-03</text:p>
          </table:table-cell>
          <table:table-cell table:style-name="ce1" table:formula="of:=IMAGINARY([.H130])" office:value-type="float" office:value="0.155223096134646" calcext:value-type="float">
            <text:p>155.22E-03</text:p>
          </table:table-cell>
          <table:table-cell table:number-columns-repeated="6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formula="of:=SIN(2*PI()*[.B$94]*([.$A131]-[.B$95]))" office:value-type="float" office:value="0.876306680043864" calcext:value-type="float">
            <text:p>0.876306680043864</text:p>
          </table:table-cell>
          <table:table-cell table:formula="of:=SIN(2*PI()*[.C$94]*([.$A131]-[.C$95]))" office:value-type="float" office:value="-0.844327925502015" calcext:value-type="float">
            <text:p>-0.844327925502015</text:p>
          </table:table-cell>
          <table:table-cell table:formula="of:=SIN(2*PI()*[.D$94]*([.$A131]-[.D$95]))" office:value-type="float" office:value="-0.0627905195293133" calcext:value-type="float">
            <text:p>-0.062790519529313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1" table:formula="of:=10^[.F131]" office:value-type="float" office:value="15.8489319246112" calcext:value-type="float">
            <text:p>15.85E+00</text:p>
          </table:table-cell>
          <table:table-cell table:style-name="ce2" table:formula="of:=IMDIV(IMDIV([.$H$112];COMPLEX(0;-2*PI()*[.G131]*[.$H$113];&quot;j&quot;));IMSUM(COMPLEX([.$H$114];0;&quot;j&quot;);IMDIV([.$H$112];COMPLEX(0;-2*PI()*[.G131]*[.$H$113];&quot;j&quot;))))" office:value-type="string" office:string-value="0.00998349712771283+0.0994174376697256j" calcext:value-type="string">
            <text:p>0.00998349712771283+0.0994174376697256j</text:p>
          </table:table-cell>
          <table:table-cell table:style-name="ce2" table:formula="of:=20*LOG10(IMABS([.H131]))" office:value-type="float" office:value="-20.0071730267764" calcext:value-type="float">
            <text:p>-20.007</text:p>
          </table:table-cell>
          <table:table-cell table:style-name="ce3" table:formula="of:=DEGREES(ATAN(IMAGINARY([.H131])/IMREAL([.H131])))" office:value-type="float" office:value="84.2655830069554" calcext:value-type="float">
            <text:p>84.3</text:p>
          </table:table-cell>
          <table:table-cell table:style-name="ce1" table:formula="of:=IMREAL([.H131])" office:value-type="float" office:value="0.00998349712771283" calcext:value-type="float">
            <text:p>9.98E-03</text:p>
          </table:table-cell>
          <table:table-cell table:style-name="ce1" table:formula="of:=IMAGINARY([.H131])" office:value-type="float" office:value="0.0994174376697256" calcext:value-type="float">
            <text:p>99.42E-03</text:p>
          </table:table-cell>
          <table:table-cell table:number-columns-repeated="6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SIN(2*PI()*[.B$94]*([.$A132]-[.B$95]))" office:value-type="float" office:value="0.844327925502015" calcext:value-type="float">
            <text:p>0.844327925502015</text:p>
          </table:table-cell>
          <table:table-cell table:formula="of:=SIN(2*PI()*[.C$94]*([.$A132]-[.C$95]))" office:value-type="float" office:value="-0.90482705246602" calcext:value-type="float">
            <text:p>-0.90482705246602</text:p>
          </table:table-cell>
          <table:table-cell table:formula="of:=SIN(2*PI()*[.D$94]*([.$A132]-[.D$95]))" office:value-type="float" office:value="0.125333233564304" calcext:value-type="float">
            <text:p>0.125333233564304</text:p>
          </table:table-cell>
          <table:table-cell/>
          <table:table-cell office:value-type="float" office:value="1.4" calcext:value-type="float">
            <text:p>1.4</text:p>
          </table:table-cell>
          <table:table-cell table:style-name="ce1" table:formula="of:=10^[.F132]" office:value-type="float" office:value="25.118864315096" calcext:value-type="float">
            <text:p>25.12E+00</text:p>
          </table:table-cell>
          <table:table-cell table:style-name="ce2" table:formula="of:=IMDIV(IMDIV([.$H$112];COMPLEX(0;-2*PI()*[.G132]*[.$H$113];&quot;j&quot;));IMSUM(COMPLEX([.$H$114];0;&quot;j&quot;);IMDIV([.$H$112];COMPLEX(0;-2*PI()*[.G132]*[.$H$113];&quot;j&quot;))))" office:value-type="string" office:string-value="0.00399852893545906+0.0631073743853391j" calcext:value-type="string">
            <text:p>0.00399852893545906+0.0631073743853391j</text:p>
          </table:table-cell>
          <table:table-cell table:style-name="ce2" table:formula="of:=20*LOG10(IMABS([.H132]))" office:value-type="float" office:value="-23.9809975685199" calcext:value-type="float">
            <text:p>-23.981</text:p>
          </table:table-cell>
          <table:table-cell table:style-name="ce3" table:formula="of:=DEGREES(ATAN(IMAGINARY([.H132])/IMREAL([.H132])))" office:value-type="float" office:value="86.3745443029825" calcext:value-type="float">
            <text:p>86.4</text:p>
          </table:table-cell>
          <table:table-cell table:style-name="ce1" table:formula="of:=IMREAL([.H132])" office:value-type="float" office:value="0.00399852893545906" calcext:value-type="float">
            <text:p>4.00E-03</text:p>
          </table:table-cell>
          <table:table-cell table:style-name="ce1" table:formula="of:=IMAGINARY([.H132])" office:value-type="float" office:value="0.0631073743853391" calcext:value-type="float">
            <text:p>63.11E-03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SIN(2*PI()*[.B$94]*([.$A133]-[.B$95]))" office:value-type="float" office:value="0.809016994374947" calcext:value-type="float">
            <text:p>0.809016994374947</text:p>
          </table:table-cell>
          <table:table-cell table:formula="of:=SIN(2*PI()*[.C$94]*([.$A133]-[.C$95]))" office:value-type="float" office:value="-0.951056516295153" calcext:value-type="float">
            <text:p>-0.951056516295153</text:p>
          </table:table-cell>
          <table:table-cell table:formula="of:=SIN(2*PI()*[.D$94]*([.$A133]-[.D$95]))" office:value-type="float" office:value="0.309016994374948" calcext:value-type="float">
            <text:p>0.309016994374948</text:p>
          </table:table-cell>
          <table:table-cell/>
          <table:table-cell office:value-type="float" office:value="1.6" calcext:value-type="float">
            <text:p>1.6</text:p>
          </table:table-cell>
          <table:table-cell table:style-name="ce1" table:formula="of:=10^[.F133]" office:value-type="float" office:value="39.81071705535" calcext:value-type="float">
            <text:p>39.81E+00</text:p>
          </table:table-cell>
          <table:table-cell table:style-name="ce2" table:formula="of:=IMDIV(IMDIV([.$H$112];COMPLEX(0;-2*PI()*[.G133]*[.$H$113];&quot;j&quot;));IMSUM(COMPLEX([.$H$114];0;&quot;j&quot;);IMDIV([.$H$112];COMPLEX(0;-2*PI()*[.G133]*[.$H$113];&quot;j&quot;))))" office:value-type="string" office:string-value="0.00159568334948126+0.0399141221139768j" calcext:value-type="string">
            <text:p>0.00159568334948126+0.0399141221139768j</text:p>
          </table:table-cell>
          <table:table-cell table:style-name="ce2" table:formula="of:=20*LOG10(IMABS([.H133]))" office:value-type="float" office:value="-27.9705328668009" calcext:value-type="float">
            <text:p>-27.971</text:p>
          </table:table-cell>
          <table:table-cell table:style-name="ce3" table:formula="of:=DEGREES(ATAN(IMAGINARY([.H133])/IMREAL([.H133])))" office:value-type="float" office:value="87.7106533598156" calcext:value-type="float">
            <text:p>87.7</text:p>
          </table:table-cell>
          <table:table-cell table:style-name="ce1" table:formula="of:=IMREAL([.H133])" office:value-type="float" office:value="0.00159568334948126" calcext:value-type="float">
            <text:p>1.60E-03</text:p>
          </table:table-cell>
          <table:table-cell table:style-name="ce1" table:formula="of:=IMAGINARY([.H133])" office:value-type="float" office:value="0.0399141221139768" calcext:value-type="float">
            <text:p>39.91E-03</text:p>
          </table:table-cell>
          <table:table-cell table:number-columns-repeated="6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SIN(2*PI()*[.B$94]*([.$A134]-[.B$95]))" office:value-type="float" office:value="0.770513242775789" calcext:value-type="float">
            <text:p>0.770513242775789</text:p>
          </table:table-cell>
          <table:table-cell table:formula="of:=SIN(2*PI()*[.C$94]*([.$A134]-[.C$95]))" office:value-type="float" office:value="-0.982287250728689" calcext:value-type="float">
            <text:p>-0.982287250728689</text:p>
          </table:table-cell>
          <table:table-cell table:formula="of:=SIN(2*PI()*[.D$94]*([.$A134]-[.D$95]))" office:value-type="float" office:value="0.481753674101715" calcext:value-type="float">
            <text:p>0.481753674101715</text:p>
          </table:table-cell>
          <table:table-cell/>
          <table:table-cell office:value-type="float" office:value="1.8" calcext:value-type="float">
            <text:p>1.8</text:p>
          </table:table-cell>
          <table:table-cell table:style-name="ce1" table:formula="of:=10^[.F134]" office:value-type="float" office:value="63.0957344480198" calcext:value-type="float">
            <text:p>63.10E+00</text:p>
          </table:table-cell>
          <table:table-cell table:style-name="ce2" table:formula="of:=IMDIV(IMDIV([.$H$112];COMPLEX(0;-2*PI()*[.G134]*[.$H$113];&quot;j&quot;));IMSUM(COMPLEX([.$H$114];0;&quot;j&quot;);IMDIV([.$H$112];COMPLEX(0;-2*PI()*[.G134]*[.$H$113];&quot;j&quot;))))" office:value-type="string" office:string-value="0.000635863686154171+0.0252083193316572j" calcext:value-type="string">
            <text:p>0.000635863686154171+0.0252083193316572j</text:p>
          </table:table-cell>
          <table:table-cell table:style-name="ce2" table:formula="of:=20*LOG10(IMABS([.H134]))" office:value-type="float" office:value="-31.9663597664115" calcext:value-type="float">
            <text:p>-31.966</text:p>
          </table:table-cell>
          <table:table-cell table:style-name="ce3" table:formula="of:=DEGREES(ATAN(IMAGINARY([.H134])/IMREAL([.H134])))" office:value-type="float" office:value="88.5550571172595" calcext:value-type="float">
            <text:p>88.6</text:p>
          </table:table-cell>
          <table:table-cell table:style-name="ce1" table:formula="of:=IMREAL([.H134])" office:value-type="float" office:value="0.00063586368615417" calcext:value-type="float">
            <text:p>635.86E-06</text:p>
          </table:table-cell>
          <table:table-cell table:style-name="ce1" table:formula="of:=IMAGINARY([.H134])" office:value-type="float" office:value="0.0252083193316572" calcext:value-type="float">
            <text:p>25.21E-03</text:p>
          </table:table-cell>
          <table:table-cell table:number-columns-repeated="6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SIN(2*PI()*[.B$94]*([.$A135]-[.B$95]))" office:value-type="float" office:value="0.728968627421411" calcext:value-type="float">
            <text:p>0.728968627421411</text:p>
          </table:table-cell>
          <table:table-cell table:formula="of:=SIN(2*PI()*[.C$94]*([.$A135]-[.C$95]))" office:value-type="float" office:value="-0.998026728428271" calcext:value-type="float">
            <text:p>-0.998026728428271</text:p>
          </table:table-cell>
          <table:table-cell table:formula="of:=SIN(2*PI()*[.D$94]*([.$A135]-[.D$95]))" office:value-type="float" office:value="0.637423989748689" calcext:value-type="float">
            <text:p>0.63742398974868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10^[.F135]" office:value-type="float" office:value="100.000000000001" calcext:value-type="float">
            <text:p>100.00E+00</text:p>
          </table:table-cell>
          <table:table-cell table:style-name="ce2" table:formula="of:=IMDIV(IMDIV([.$H$112];COMPLEX(0;-2*PI()*[.G135]*[.$H$113];&quot;j&quot;));IMSUM(COMPLEX([.$H$114];0;&quot;j&quot;);IMDIV([.$H$112];COMPLEX(0;-2*PI()*[.G135]*[.$H$113];&quot;j&quot;))))" office:value-type="string" office:string-value="0.000253238812965159+0.0159114638883029j" calcext:value-type="string">
            <text:p>0.000253238812965159+0.0159114638883029j</text:p>
          </table:table-cell>
          <table:table-cell table:style-name="ce2" table:formula="of:=20*LOG10(IMABS([.H135]))" office:value-type="float" office:value="-35.9646973086329" calcext:value-type="float">
            <text:p>-35.965</text:p>
          </table:table-cell>
          <table:table-cell table:style-name="ce3" table:formula="of:=DEGREES(ATAN(IMAGINARY([.H135])/IMREAL([.H135])))" office:value-type="float" office:value="89.0881863303862" calcext:value-type="float">
            <text:p>89.1</text:p>
          </table:table-cell>
          <table:table-cell table:style-name="ce1" table:formula="of:=IMREAL([.H135])" office:value-type="float" office:value="0.00025323881296515" calcext:value-type="float">
            <text:p>253.24E-06</text:p>
          </table:table-cell>
          <table:table-cell table:style-name="ce1" table:formula="of:=IMAGINARY([.H135])" office:value-type="float" office:value="0.0159114638883029" calcext:value-type="float">
            <text:p>15.91E-03</text:p>
          </table:table-cell>
          <table:table-cell table:number-columns-repeated="6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SIN(2*PI()*[.B$94]*([.$A136]-[.B$95]))" office:value-type="float" office:value="0.684547105928689" calcext:value-type="float">
            <text:p>0.684547105928689</text:p>
          </table:table-cell>
          <table:table-cell table:formula="of:=SIN(2*PI()*[.C$94]*([.$A136]-[.C$95]))" office:value-type="float" office:value="-0.998026728428271" calcext:value-type="float">
            <text:p>-0.998026728428271</text:p>
          </table:table-cell>
          <table:table-cell table:formula="of:=SIN(2*PI()*[.D$94]*([.$A136]-[.D$95]))" office:value-type="float" office:value="0.770513242775789" calcext:value-type="float">
            <text:p>0.770513242775789</text:p>
          </table:table-cell>
          <table:table-cell/>
          <table:table-cell office:value-type="float" office:value="2.2" calcext:value-type="float">
            <text:p>2.2</text:p>
          </table:table-cell>
          <table:table-cell table:style-name="ce1" table:formula="of:=10^[.F136]" office:value-type="float" office:value="158.489319246113" calcext:value-type="float">
            <text:p>158.49E+00</text:p>
          </table:table-cell>
          <table:table-cell table:style-name="ce2" table:formula="of:=IMDIV(IMDIV([.$H$112];COMPLEX(0;-2*PI()*[.G136]*[.$H$113];&quot;j&quot;));IMSUM(COMPLEX([.$H$114];0;&quot;j&quot;);IMDIV([.$H$112];COMPLEX(0;-2*PI()*[.G136]*[.$H$113];&quot;j&quot;))))" office:value-type="string" office:string-value="0.000100831556314448+0.0100409854751264j" calcext:value-type="string">
            <text:p>0.000100831556314448+0.0100409854751264j</text:p>
          </table:table-cell>
          <table:table-cell table:style-name="ce2" table:formula="of:=20*LOG10(IMABS([.H136]))" office:value-type="float" office:value="-39.9640352951263" calcext:value-type="float">
            <text:p>-39.964</text:p>
          </table:table-cell>
          <table:table-cell table:style-name="ce3" table:formula="of:=DEGREES(ATAN(IMAGINARY([.H136])/IMREAL([.H136])))" office:value-type="float" office:value="89.4246552343311" calcext:value-type="float">
            <text:p>89.4</text:p>
          </table:table-cell>
          <table:table-cell table:style-name="ce1" table:formula="of:=IMREAL([.H136])" office:value-type="float" office:value="0.00010083155631444" calcext:value-type="float">
            <text:p>100.83E-06</text:p>
          </table:table-cell>
          <table:table-cell table:style-name="ce1" table:formula="of:=IMAGINARY([.H136])" office:value-type="float" office:value="0.0100409854751264" calcext:value-type="float">
            <text:p>10.04E-03</text:p>
          </table:table-cell>
          <table:table-cell table:number-columns-repeated="6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SIN(2*PI()*[.B$94]*([.$A137]-[.B$95]))" office:value-type="float" office:value="0.63742398974869" calcext:value-type="float">
            <text:p>0.63742398974869</text:p>
          </table:table-cell>
          <table:table-cell table:formula="of:=SIN(2*PI()*[.C$94]*([.$A137]-[.C$95]))" office:value-type="float" office:value="-0.982287250728689" calcext:value-type="float">
            <text:p>-0.982287250728689</text:p>
          </table:table-cell>
          <table:table-cell table:formula="of:=SIN(2*PI()*[.D$94]*([.$A137]-[.D$95]))" office:value-type="float" office:value="0.876306680043864" calcext:value-type="float">
            <text:p>0.876306680043864</text:p>
          </table:table-cell>
          <table:table-cell/>
          <table:table-cell office:value-type="float" office:value="2.4" calcext:value-type="float">
            <text:p>2.4</text:p>
          </table:table-cell>
          <table:table-cell table:style-name="ce1" table:formula="of:=10^[.F137]" office:value-type="float" office:value="251.188643150961" calcext:value-type="float">
            <text:p>251.19E+00</text:p>
          </table:table-cell>
          <table:table-cell table:style-name="ce2" table:formula="of:=IMDIV(IMDIV([.$H$112];COMPLEX(0;-2*PI()*[.G137]*[.$H$113];&quot;j&quot;));IMSUM(COMPLEX([.$H$114];0;&quot;j&quot;);IMDIV([.$H$112];COMPLEX(0;-2*PI()*[.G137]*[.$H$113];&quot;j&quot;))))" office:value-type="string" office:string-value="4.01442019300642e-05+0.0063358180508215j" calcext:value-type="string">
            <text:p>4.01442019300642e-05+0.0063358180508215j</text:p>
          </table:table-cell>
          <table:table-cell table:style-name="ce2" table:formula="of:=20*LOG10(IMABS([.H137]))" office:value-type="float" office:value="-43.9637717147157" calcext:value-type="float">
            <text:p>-43.964</text:p>
          </table:table-cell>
          <table:table-cell table:style-name="ce3" table:formula="of:=DEGREES(ATAN(IMAGINARY([.H137])/IMREAL([.H137])))" office:value-type="float" office:value="89.6369746502978" calcext:value-type="float">
            <text:p>89.6</text:p>
          </table:table-cell>
          <table:table-cell table:style-name="ce1" table:formula="of:=IMREAL([.H137])" office:value-type="float" office:value="0.0000401442019300642" calcext:value-type="float">
            <text:p>40.14E-06</text:p>
          </table:table-cell>
          <table:table-cell table:style-name="ce1" table:formula="of:=IMAGINARY([.H137])" office:value-type="float" office:value="0.0063358180508215" calcext:value-type="float">
            <text:p>6.34E-03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2*PI()*[.B$94]*([.$A138]-[.B$95]))" office:value-type="float" office:value="0.587785252292473" calcext:value-type="float">
            <text:p>0.587785252292473</text:p>
          </table:table-cell>
          <table:table-cell table:formula="of:=SIN(2*PI()*[.C$94]*([.$A138]-[.C$95]))" office:value-type="float" office:value="-0.951056516295154" calcext:value-type="float">
            <text:p>-0.951056516295154</text:p>
          </table:table-cell>
          <table:table-cell table:formula="of:=SIN(2*PI()*[.D$94]*([.$A138]-[.D$95]))" office:value-type="float" office:value="0.951056516295153" calcext:value-type="float">
            <text:p>0.951056516295153</text:p>
          </table:table-cell>
          <table:table-cell/>
          <table:table-cell office:value-type="float" office:value="2.6" calcext:value-type="float">
            <text:p>2.6</text:p>
          </table:table-cell>
          <table:table-cell table:style-name="ce1" table:formula="of:=10^[.F138]" office:value-type="float" office:value="398.107170553501" calcext:value-type="float">
            <text:p>398.11E+00</text:p>
          </table:table-cell>
          <table:table-cell table:style-name="ce2" table:formula="of:=IMDIV(IMDIV([.$H$112];COMPLEX(0;-2*PI()*[.G138]*[.$H$113];&quot;j&quot;));IMSUM(COMPLEX([.$H$114];0;&quot;j&quot;);IMDIV([.$H$112];COMPLEX(0;-2*PI()*[.G138]*[.$H$113];&quot;j&quot;))))" office:value-type="string" office:string-value="1.59820808116501e-05+0.00399772752757652j" calcext:value-type="string">
            <text:p>1.59820808116501e-05+0.00399772752757652j</text:p>
          </table:table-cell>
          <table:table-cell table:style-name="ce2" table:formula="of:=20*LOG10(IMABS([.H138]))" office:value-type="float" office:value="-47.9636667770121" calcext:value-type="float">
            <text:p>-47.964</text:p>
          </table:table-cell>
          <table:table-cell table:style-name="ce3" table:formula="of:=DEGREES(ATAN(IMAGINARY([.H138])/IMREAL([.H138])))" office:value-type="float" office:value="89.7709446445006" calcext:value-type="float">
            <text:p>89.8</text:p>
          </table:table-cell>
          <table:table-cell table:style-name="ce1" table:formula="of:=IMREAL([.H138])" office:value-type="float" office:value="0.0000159820808116501" calcext:value-type="float">
            <text:p>15.98E-06</text:p>
          </table:table-cell>
          <table:table-cell table:style-name="ce1" table:formula="of:=IMAGINARY([.H138])" office:value-type="float" office:value="0.00399772752757652" calcext:value-type="float">
            <text:p>4.00E-03</text:p>
          </table:table-cell>
          <table:table-cell table:number-columns-repeated="6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SIN(2*PI()*[.B$94]*([.$A139]-[.B$95]))" office:value-type="float" office:value="0.535826794978997" calcext:value-type="float">
            <text:p>0.535826794978997</text:p>
          </table:table-cell>
          <table:table-cell table:formula="of:=SIN(2*PI()*[.C$94]*([.$A139]-[.C$95]))" office:value-type="float" office:value="-0.90482705246602" calcext:value-type="float">
            <text:p>-0.90482705246602</text:p>
          </table:table-cell>
          <table:table-cell table:formula="of:=SIN(2*PI()*[.D$94]*([.$A139]-[.D$95]))" office:value-type="float" office:value="0.992114701314478" calcext:value-type="float">
            <text:p>0.992114701314478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1" table:formula="of:=10^[.F139]" office:value-type="float" office:value="630.9573444802" calcext:value-type="float">
            <text:p>630.96E+00</text:p>
          </table:table-cell>
          <table:table-cell table:style-name="ce2" table:formula="of:=IMDIV(IMDIV([.$H$112];COMPLEX(0;-2*PI()*[.G139]*[.$H$113];&quot;j&quot;));IMSUM(COMPLEX([.$H$114];0;&quot;j&quot;);IMDIV([.$H$112];COMPLEX(0;-2*PI()*[.G139]*[.$H$113];&quot;j&quot;))))" office:value-type="string" office:string-value="6.36264217691877e-06+0.002522419809172j" calcext:value-type="string">
            <text:p>6.36264217691877e-06+0.002522419809172j</text:p>
          </table:table-cell>
          <table:table-cell table:style-name="ce2" table:formula="of:=20*LOG10(IMABS([.H139]))" office:value-type="float" office:value="-51.9636249998542" calcext:value-type="float">
            <text:p>-51.964</text:p>
          </table:table-cell>
          <table:table-cell table:style-name="ce3" table:formula="of:=DEGREES(ATAN(IMAGINARY([.H139])/IMREAL([.H139])))" office:value-type="float" office:value="89.8554753777348" calcext:value-type="float">
            <text:p>89.9</text:p>
          </table:table-cell>
          <table:table-cell table:style-name="ce1" table:formula="of:=IMREAL([.H139])" office:value-type="float" office:value="0.00000636264217691877" calcext:value-type="float">
            <text:p>6.36E-06</text:p>
          </table:table-cell>
          <table:table-cell table:style-name="ce1" table:formula="of:=IMAGINARY([.H139])" office:value-type="float" office:value="0.002522419809172" calcext:value-type="float">
            <text:p>2.52E-03</text:p>
          </table:table-cell>
          <table:table-cell table:number-columns-repeated="6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SIN(2*PI()*[.B$94]*([.$A140]-[.B$95]))" office:value-type="float" office:value="0.481753674101716" calcext:value-type="float">
            <text:p>0.481753674101716</text:p>
          </table:table-cell>
          <table:table-cell table:formula="of:=SIN(2*PI()*[.C$94]*([.$A140]-[.C$95]))" office:value-type="float" office:value="-0.844327925502016" calcext:value-type="float">
            <text:p>-0.844327925502016</text:p>
          </table:table-cell>
          <table:table-cell table:formula="of:=SIN(2*PI()*[.D$94]*([.$A140]-[.D$95]))" office:value-type="float" office:value="0.998026728428271" calcext:value-type="float">
            <text:p>0.99802672842827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10^[.F140]" office:value-type="float" office:value="1000.00000000001" calcext:value-type="float">
            <text:p>1.00E+03</text:p>
          </table:table-cell>
          <table:table-cell table:style-name="ce2" table:formula="of:=IMDIV(IMDIV([.$H$112];COMPLEX(0;-2*PI()*[.G140]*[.$H$113];&quot;j&quot;));IMSUM(COMPLEX([.$H$114];0;&quot;j&quot;);IMDIV([.$H$112];COMPLEX(0;-2*PI()*[.G140]*[.$H$113];&quot;j&quot;))))" office:value-type="string" office:string-value="2.53302317483571e-06+0.00159154539948734j" calcext:value-type="string">
            <text:p>2.53302317483571e-06+0.00159154539948734j</text:p>
          </table:table-cell>
          <table:table-cell table:style-name="ce2" table:formula="of:=20*LOG10(IMABS([.H140]))" office:value-type="float" office:value="-55.9636083679562" calcext:value-type="float">
            <text:p>-55.964</text:p>
          </table:table-cell>
          <table:table-cell table:style-name="ce3" table:formula="of:=DEGREES(ATAN(IMAGINARY([.H140])/IMREAL([.H140])))" office:value-type="float" office:value="89.9088110117167" calcext:value-type="float">
            <text:p>89.9</text:p>
          </table:table-cell>
          <table:table-cell table:style-name="ce1" table:formula="of:=IMREAL([.H140])" office:value-type="float" office:value="0.00000253302317483571" calcext:value-type="float">
            <text:p>2.53E-06</text:p>
          </table:table-cell>
          <table:table-cell table:style-name="ce1" table:formula="of:=IMAGINARY([.H140])" office:value-type="float" office:value="0.00159154539948734" calcext:value-type="float">
            <text:p>1.59E-03</text:p>
          </table:table-cell>
          <table:table-cell table:number-columns-repeated="6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SIN(2*PI()*[.B$94]*([.$A141]-[.B$95]))" office:value-type="float" office:value="0.425779291565073" calcext:value-type="float">
            <text:p>0.425779291565073</text:p>
          </table:table-cell>
          <table:table-cell table:formula="of:=SIN(2*PI()*[.C$94]*([.$A141]-[.C$95]))" office:value-type="float" office:value="-0.77051324277579" calcext:value-type="float">
            <text:p>-0.77051324277579</text:p>
          </table:table-cell>
          <table:table-cell table:formula="of:=SIN(2*PI()*[.D$94]*([.$A141]-[.D$95]))" office:value-type="float" office:value="0.968583161128631" calcext:value-type="float">
            <text:p>0.968583161128631</text:p>
          </table:table-cell>
          <table:table-cell/>
          <table:table-cell office:value-type="float" office:value="3.2" calcext:value-type="float">
            <text:p>3.2</text:p>
          </table:table-cell>
          <table:table-cell table:style-name="ce1" table:formula="of:=10^[.F141]" office:value-type="float" office:value="1584.89319246113" calcext:value-type="float">
            <text:p>1.58E+03</text:p>
          </table:table-cell>
          <table:table-cell table:style-name="ce2" table:formula="of:=IMDIV(IMDIV([.$H$112];COMPLEX(0;-2*PI()*[.G141]*[.$H$113];&quot;j&quot;));IMSUM(COMPLEX([.$H$114];0;&quot;j&quot;);IMDIV([.$H$112];COMPLEX(0;-2*PI()*[.G141]*[.$H$113];&quot;j&quot;))))" office:value-type="string" office:string-value="1.00841622652022e-06+0.00100419878989019j" calcext:value-type="string">
            <text:p>1.00841622652022e-06+0.00100419878989019j</text:p>
          </table:table-cell>
          <table:table-cell table:style-name="ce2" table:formula="of:=20*LOG10(IMABS([.H141]))" office:value-type="float" office:value="-59.9636017466607" calcext:value-type="float">
            <text:p>-59.964</text:p>
          </table:table-cell>
          <table:table-cell table:style-name="ce3" table:formula="of:=DEGREES(ATAN(IMAGINARY([.H141])/IMREAL([.H141])))" office:value-type="float" office:value="89.9424636088667" calcext:value-type="float">
            <text:p>89.9</text:p>
          </table:table-cell>
          <table:table-cell table:style-name="ce1" table:formula="of:=IMREAL([.H141])" office:value-type="float" office:value="0.00000100841622652022" calcext:value-type="float">
            <text:p>1.01E-06</text:p>
          </table:table-cell>
          <table:table-cell table:style-name="ce1" table:formula="of:=IMAGINARY([.H141])" office:value-type="float" office:value="0.00100419878989019" calcext:value-type="float">
            <text:p>1.00E-03</text:p>
          </table:table-cell>
          <table:table-cell table:number-columns-repeated="6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SIN(2*PI()*[.B$94]*([.$A142]-[.B$95]))" office:value-type="float" office:value="0.368124552684678" calcext:value-type="float">
            <text:p>0.368124552684678</text:p>
          </table:table-cell>
          <table:table-cell table:formula="of:=SIN(2*PI()*[.C$94]*([.$A142]-[.C$95]))" office:value-type="float" office:value="-0.684547105928689" calcext:value-type="float">
            <text:p>-0.684547105928689</text:p>
          </table:table-cell>
          <table:table-cell table:formula="of:=SIN(2*PI()*[.D$94]*([.$A142]-[.D$95]))" office:value-type="float" office:value="0.90482705246602" calcext:value-type="float">
            <text:p>0.90482705246602</text:p>
          </table:table-cell>
          <table:table-cell/>
          <table:table-cell office:value-type="float" office:value="3.40000000000001" calcext:value-type="float">
            <text:p>3.40000000000001</text:p>
          </table:table-cell>
          <table:table-cell table:style-name="ce1" table:formula="of:=10^[.F142]" office:value-type="float" office:value="2511.88643150961" calcext:value-type="float">
            <text:p>2.51E+03</text:p>
          </table:table-cell>
          <table:table-cell table:style-name="ce2" table:formula="of:=IMDIV(IMDIV([.$H$112];COMPLEX(0;-2*PI()*[.G142]*[.$H$113];&quot;j&quot;));IMSUM(COMPLEX([.$H$114];0;&quot;j&quot;);IMDIV([.$H$112];COMPLEX(0;-2*PI()*[.G142]*[.$H$113];&quot;j&quot;))))" office:value-type="string" office:string-value="4.01457974348531e-07+0.000633606986372488j" calcext:value-type="string">
            <text:p>4.01457974348531e-07+0.000633606986372488j</text:p>
          </table:table-cell>
          <table:table-cell table:style-name="ce2" table:formula="of:=20*LOG10(IMABS([.H142]))" office:value-type="float" office:value="-63.9635991106727" calcext:value-type="float">
            <text:p>-63.964</text:p>
          </table:table-cell>
          <table:table-cell table:style-name="ce3" table:formula="of:=DEGREES(ATAN(IMAGINARY([.H142])/IMREAL([.H142])))" office:value-type="float" office:value="89.9636969840948" calcext:value-type="float">
            <text:p>90.0</text:p>
          </table:table-cell>
          <table:table-cell table:style-name="ce1" table:formula="of:=IMREAL([.H142])" office:value-type="float" office:value="0.000000401457974348531" calcext:value-type="float">
            <text:p>401.46E-09</text:p>
          </table:table-cell>
          <table:table-cell table:style-name="ce1" table:formula="of:=IMAGINARY([.H142])" office:value-type="float" office:value="0.00063360698637248" calcext:value-type="float">
            <text:p>633.61E-06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SIN(2*PI()*[.B$94]*([.$A143]-[.B$95]))" office:value-type="float" office:value="0.309016994374947" calcext:value-type="float">
            <text:p>0.309016994374947</text:p>
          </table:table-cell>
          <table:table-cell table:formula="of:=SIN(2*PI()*[.C$94]*([.$A143]-[.C$95]))" office:value-type="float" office:value="-0.587785252292473" calcext:value-type="float">
            <text:p>-0.587785252292473</text:p>
          </table:table-cell>
          <table:table-cell table:formula="of:=SIN(2*PI()*[.D$94]*([.$A143]-[.D$95]))" office:value-type="float" office:value="0.809016994374948" calcext:value-type="float">
            <text:p>0.809016994374948</text:p>
          </table:table-cell>
          <table:table-cell table:number-columns-repeated="14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SIN(2*PI()*[.B$94]*([.$A144]-[.B$95]))" office:value-type="float" office:value="0.248689887164855" calcext:value-type="float">
            <text:p>0.248689887164855</text:p>
          </table:table-cell>
          <table:table-cell table:formula="of:=SIN(2*PI()*[.C$94]*([.$A144]-[.C$95]))" office:value-type="float" office:value="-0.481753674101715" calcext:value-type="float">
            <text:p>-0.481753674101715</text:p>
          </table:table-cell>
          <table:table-cell table:formula="of:=SIN(2*PI()*[.D$94]*([.$A144]-[.D$95]))" office:value-type="float" office:value="0.684547105928688" calcext:value-type="float">
            <text:p>0.684547105928688</text:p>
          </table:table-cell>
          <table:table-cell table:number-columns-repeated="14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SIN(2*PI()*[.B$94]*([.$A145]-[.B$95]))" office:value-type="float" office:value="0.187381314585725" calcext:value-type="float">
            <text:p>0.187381314585725</text:p>
          </table:table-cell>
          <table:table-cell table:formula="of:=SIN(2*PI()*[.C$94]*([.$A145]-[.C$95]))" office:value-type="float" office:value="-0.368124552684678" calcext:value-type="float">
            <text:p>-0.368124552684678</text:p>
          </table:table-cell>
          <table:table-cell table:formula="of:=SIN(2*PI()*[.D$94]*([.$A145]-[.D$95]))" office:value-type="float" office:value="0.535826794978996" calcext:value-type="float">
            <text:p>0.535826794978996</text:p>
          </table:table-cell>
          <table:table-cell/>
          <table:table-cell office:value-type="string" calcext:value-type="string">
            <text:p>nyquist f = </text:p>
          </table:table-cell>
          <table:table-cell table:formula="of:=[.G146]/2" office:value-type="float" office:value="175.856037584715" calcext:value-type="float">
            <text:p>175.856037584715</text:p>
          </table:table-cell>
          <table:table-cell table:style-name="ce2" table:formula="of:=IMDIV(IMDIV([.$H$112];COMPLEX(0;-2*PI()*[.G145]*[.$H$113];&quot;j&quot;));IMSUM(COMPLEX([.$H$114];0;&quot;j&quot;);IMDIV([.$H$112];COMPLEX(0;-2*PI()*[.G145]*[.$H$113];&quot;j&quot;))))" office:value-type="string" office:string-value="8.19011737701357e-05+0.00904955611993598j" calcext:value-type="string">
            <text:p>8.19011737701357e-05+0.00904955611993598j</text:p>
          </table:table-cell>
          <table:table-cell table:style-name="ce2" table:formula="of:=20*LOG10(IMABS([.H145]))" office:value-type="float" office:value="-40.8670987408525" calcext:value-type="float">
            <text:p>-40.867</text:p>
          </table:table-cell>
          <table:table-cell table:style-name="ce3" table:formula="of:=DEGREES(ATAN(IMAGINARY([.H145])/IMREAL([.H145])))" office:value-type="float" office:value="89.4814703154252" calcext:value-type="float">
            <text:p>89.5</text:p>
          </table:table-cell>
          <table:table-cell table:style-name="ce1" table:formula="of:=IMREAL([.H145])" office:value-type="float" office:value="0.0000819011737701357" calcext:value-type="float">
            <text:p>81.90E-06</text:p>
          </table:table-cell>
          <table:table-cell table:style-name="ce1" table:formula="of:=IMAGINARY([.H145])" office:value-type="float" office:value="0.00904955611993599" calcext:value-type="float">
            <text:p>9.05E-03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SIN(2*PI()*[.B$94]*([.$A146]-[.B$95]))" office:value-type="float" office:value="0.125333233564305" calcext:value-type="float">
            <text:p>0.125333233564305</text:p>
          </table:table-cell>
          <table:table-cell table:formula="of:=SIN(2*PI()*[.C$94]*([.$A146]-[.C$95]))" office:value-type="float" office:value="-0.248689887164855" calcext:value-type="float">
            <text:p>-0.248689887164855</text:p>
          </table:table-cell>
          <table:table-cell table:formula="of:=SIN(2*PI()*[.D$94]*([.$A146]-[.D$95]))" office:value-type="float" office:value="0.368124552684678" calcext:value-type="float">
            <text:p>0.368124552684678</text:p>
          </table:table-cell>
          <table:table-cell/>
          <table:table-cell office:value-type="string" calcext:value-type="string">
            <text:p>sample f = </text:p>
          </table:table-cell>
          <table:table-cell table:formula="of:=[.Q103]" office:value-type="float" office:value="351.71207516943" calcext:value-type="float">
            <text:p>351.71207516943</text:p>
          </table:table-cell>
          <table:table-cell table:number-columns-repeated="11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SIN(2*PI()*[.B$94]*([.$A147]-[.B$95]))" office:value-type="float" office:value="0.0627905195293136" calcext:value-type="float">
            <text:p>0.062790519529314</text:p>
          </table:table-cell>
          <table:table-cell table:formula="of:=SIN(2*PI()*[.C$94]*([.$A147]-[.C$95]))" office:value-type="float" office:value="-0.125333233564305" calcext:value-type="float">
            <text:p>-0.125333233564305</text:p>
          </table:table-cell>
          <table:table-cell table:formula="of:=SIN(2*PI()*[.D$94]*([.$A147]-[.D$95]))" office:value-type="float" office:value="0.187381314585726" calcext:value-type="float">
            <text:p>0.187381314585726</text:p>
          </table:table-cell>
          <table:table-cell table:number-columns-repeated="1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2*PI()*[.B$94]*([.$A148]-[.B$95]))" office:value-type="float" office:value="1.22464679914735E-016" calcext:value-type="float">
            <text:p>1.22464679914735E-16</text:p>
          </table:table-cell>
          <table:table-cell table:formula="of:=SIN(2*PI()*[.C$94]*([.$A148]-[.C$95]))" office:value-type="float" office:value="-2.44929359829471E-016" calcext:value-type="float">
            <text:p>-2.44929359829471E-16</text:p>
          </table:table-cell>
          <table:table-cell table:formula="of:=SIN(2*PI()*[.D$94]*([.$A148]-[.D$95]))" office:value-type="float" office:value="3.67394039744206E-016" calcext:value-type="float">
            <text:p>3.67394039744206E-16</text:p>
          </table:table-cell>
          <table:table-cell table:number-columns-repeated="14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SIN(2*PI()*[.B$94]*([.$A149]-[.B$95]))" office:value-type="float" office:value="-0.0627905195293133" calcext:value-type="float">
            <text:p>-0.062790519529313</text:p>
          </table:table-cell>
          <table:table-cell table:formula="of:=SIN(2*PI()*[.C$94]*([.$A149]-[.C$95]))" office:value-type="float" office:value="0.125333233564304" calcext:value-type="float">
            <text:p>0.125333233564304</text:p>
          </table:table-cell>
          <table:table-cell table:formula="of:=SIN(2*PI()*[.D$94]*([.$A149]-[.D$95]))" office:value-type="float" office:value="-0.187381314585725" calcext:value-type="float">
            <text:p>-0.187381314585725</text:p>
          </table:table-cell>
          <table:table-cell table:number-columns-repeated="14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SIN(2*PI()*[.B$94]*([.$A150]-[.B$95]))" office:value-type="float" office:value="-0.125333233564304" calcext:value-type="float">
            <text:p>-0.125333233564304</text:p>
          </table:table-cell>
          <table:table-cell table:formula="of:=SIN(2*PI()*[.C$94]*([.$A150]-[.C$95]))" office:value-type="float" office:value="0.248689887164855" calcext:value-type="float">
            <text:p>0.248689887164855</text:p>
          </table:table-cell>
          <table:table-cell table:formula="of:=SIN(2*PI()*[.D$94]*([.$A150]-[.D$95]))" office:value-type="float" office:value="-0.368124552684677" calcext:value-type="float">
            <text:p>-0.368124552684677</text:p>
          </table:table-cell>
          <table:table-cell table:number-columns-repeated="14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SIN(2*PI()*[.B$94]*([.$A151]-[.B$95]))" office:value-type="float" office:value="-0.187381314585725" calcext:value-type="float">
            <text:p>-0.187381314585725</text:p>
          </table:table-cell>
          <table:table-cell table:formula="of:=SIN(2*PI()*[.C$94]*([.$A151]-[.C$95]))" office:value-type="float" office:value="0.368124552684678" calcext:value-type="float">
            <text:p>0.368124552684678</text:p>
          </table:table-cell>
          <table:table-cell table:formula="of:=SIN(2*PI()*[.D$94]*([.$A151]-[.D$95]))" office:value-type="float" office:value="-0.535826794978997" calcext:value-type="float">
            <text:p>-0.535826794978997</text:p>
          </table:table-cell>
          <table:table-cell table:number-columns-repeated="14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SIN(2*PI()*[.B$94]*([.$A152]-[.B$95]))" office:value-type="float" office:value="-0.248689887164855" calcext:value-type="float">
            <text:p>-0.248689887164855</text:p>
          </table:table-cell>
          <table:table-cell table:formula="of:=SIN(2*PI()*[.C$94]*([.$A152]-[.C$95]))" office:value-type="float" office:value="0.481753674101716" calcext:value-type="float">
            <text:p>0.481753674101716</text:p>
          </table:table-cell>
          <table:table-cell table:formula="of:=SIN(2*PI()*[.D$94]*([.$A152]-[.D$95]))" office:value-type="float" office:value="-0.684547105928689" calcext:value-type="float">
            <text:p>-0.684547105928689</text:p>
          </table:table-cell>
          <table:table-cell table:number-columns-repeated="1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SIN(2*PI()*[.B$94]*([.$A153]-[.B$95]))" office:value-type="float" office:value="-0.309016994374948" calcext:value-type="float">
            <text:p>-0.309016994374948</text:p>
          </table:table-cell>
          <table:table-cell table:formula="of:=SIN(2*PI()*[.C$94]*([.$A153]-[.C$95]))" office:value-type="float" office:value="0.587785252292474" calcext:value-type="float">
            <text:p>0.587785252292474</text:p>
          </table:table-cell>
          <table:table-cell table:formula="of:=SIN(2*PI()*[.D$94]*([.$A153]-[.D$95]))" office:value-type="float" office:value="-0.809016994374947" calcext:value-type="float">
            <text:p>-0.809016994374947</text:p>
          </table:table-cell>
          <table:table-cell table:number-columns-repeated="14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SIN(2*PI()*[.B$94]*([.$A154]-[.B$95]))" office:value-type="float" office:value="-0.368124552684678" calcext:value-type="float">
            <text:p>-0.368124552684678</text:p>
          </table:table-cell>
          <table:table-cell table:formula="of:=SIN(2*PI()*[.C$94]*([.$A154]-[.C$95]))" office:value-type="float" office:value="0.684547105928689" calcext:value-type="float">
            <text:p>0.684547105928689</text:p>
          </table:table-cell>
          <table:table-cell table:formula="of:=SIN(2*PI()*[.D$94]*([.$A154]-[.D$95]))" office:value-type="float" office:value="-0.90482705246602" calcext:value-type="float">
            <text:p>-0.90482705246602</text:p>
          </table:table-cell>
          <table:table-cell table:number-columns-repeated="14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SIN(2*PI()*[.B$94]*([.$A155]-[.B$95]))" office:value-type="float" office:value="-0.425779291565073" calcext:value-type="float">
            <text:p>-0.425779291565073</text:p>
          </table:table-cell>
          <table:table-cell table:formula="of:=SIN(2*PI()*[.C$94]*([.$A155]-[.C$95]))" office:value-type="float" office:value="0.770513242775789" calcext:value-type="float">
            <text:p>0.770513242775789</text:p>
          </table:table-cell>
          <table:table-cell table:formula="of:=SIN(2*PI()*[.D$94]*([.$A155]-[.D$95]))" office:value-type="float" office:value="-0.968583161128631" calcext:value-type="float">
            <text:p>-0.968583161128631</text:p>
          </table:table-cell>
          <table:table-cell table:number-columns-repeated="14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SIN(2*PI()*[.B$94]*([.$A156]-[.B$95]))" office:value-type="float" office:value="-0.481753674101715" calcext:value-type="float">
            <text:p>-0.481753674101715</text:p>
          </table:table-cell>
          <table:table-cell table:formula="of:=SIN(2*PI()*[.C$94]*([.$A156]-[.C$95]))" office:value-type="float" office:value="0.844327925502015" calcext:value-type="float">
            <text:p>0.844327925502015</text:p>
          </table:table-cell>
          <table:table-cell table:formula="of:=SIN(2*PI()*[.D$94]*([.$A156]-[.D$95]))" office:value-type="float" office:value="-0.998026728428271" calcext:value-type="float">
            <text:p>-0.998026728428271</text:p>
          </table:table-cell>
          <table:table-cell table:number-columns-repeated="14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formula="of:=SIN(2*PI()*[.B$94]*([.$A157]-[.B$95]))" office:value-type="float" office:value="-0.535826794978996" calcext:value-type="float">
            <text:p>-0.535826794978996</text:p>
          </table:table-cell>
          <table:table-cell table:formula="of:=SIN(2*PI()*[.C$94]*([.$A157]-[.C$95]))" office:value-type="float" office:value="0.904827052466019" calcext:value-type="float">
            <text:p>0.904827052466019</text:p>
          </table:table-cell>
          <table:table-cell table:formula="of:=SIN(2*PI()*[.D$94]*([.$A157]-[.D$95]))" office:value-type="float" office:value="-0.992114701314478" calcext:value-type="float">
            <text:p>-0.992114701314478</text:p>
          </table:table-cell>
          <table:table-cell table:number-columns-repeated="1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2*PI()*[.B$94]*([.$A158]-[.B$95]))" office:value-type="float" office:value="-0.587785252292473" calcext:value-type="float">
            <text:p>-0.587785252292473</text:p>
          </table:table-cell>
          <table:table-cell table:formula="of:=SIN(2*PI()*[.C$94]*([.$A158]-[.C$95]))" office:value-type="float" office:value="0.951056516295154" calcext:value-type="float">
            <text:p>0.951056516295154</text:p>
          </table:table-cell>
          <table:table-cell table:formula="of:=SIN(2*PI()*[.D$94]*([.$A158]-[.D$95]))" office:value-type="float" office:value="-0.951056516295153" calcext:value-type="float">
            <text:p>-0.951056516295153</text:p>
          </table:table-cell>
          <table:table-cell table:number-columns-repeated="14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SIN(2*PI()*[.B$94]*([.$A159]-[.B$95]))" office:value-type="float" office:value="-0.63742398974869" calcext:value-type="float">
            <text:p>-0.63742398974869</text:p>
          </table:table-cell>
          <table:table-cell table:formula="of:=SIN(2*PI()*[.C$94]*([.$A159]-[.C$95]))" office:value-type="float" office:value="0.982287250728689" calcext:value-type="float">
            <text:p>0.982287250728689</text:p>
          </table:table-cell>
          <table:table-cell table:formula="of:=SIN(2*PI()*[.D$94]*([.$A159]-[.D$95]))" office:value-type="float" office:value="-0.876306680043864" calcext:value-type="float">
            <text:p>-0.876306680043864</text:p>
          </table:table-cell>
          <table:table-cell table:number-columns-repeated="14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SIN(2*PI()*[.B$94]*([.$A160]-[.B$95]))" office:value-type="float" office:value="-0.684547105928689" calcext:value-type="float">
            <text:p>-0.684547105928689</text:p>
          </table:table-cell>
          <table:table-cell table:formula="of:=SIN(2*PI()*[.C$94]*([.$A160]-[.C$95]))" office:value-type="float" office:value="0.998026728428271" calcext:value-type="float">
            <text:p>0.998026728428271</text:p>
          </table:table-cell>
          <table:table-cell table:formula="of:=SIN(2*PI()*[.D$94]*([.$A160]-[.D$95]))" office:value-type="float" office:value="-0.77051324277579" calcext:value-type="float">
            <text:p>-0.77051324277579</text:p>
          </table:table-cell>
          <table:table-cell table:number-columns-repeated="14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SIN(2*PI()*[.B$94]*([.$A161]-[.B$95]))" office:value-type="float" office:value="-0.728968627421411" calcext:value-type="float">
            <text:p>-0.728968627421411</text:p>
          </table:table-cell>
          <table:table-cell table:formula="of:=SIN(2*PI()*[.C$94]*([.$A161]-[.C$95]))" office:value-type="float" office:value="0.998026728428271" calcext:value-type="float">
            <text:p>0.998026728428271</text:p>
          </table:table-cell>
          <table:table-cell table:formula="of:=SIN(2*PI()*[.D$94]*([.$A161]-[.D$95]))" office:value-type="float" office:value="-0.63742398974869" calcext:value-type="float">
            <text:p>-0.63742398974869</text:p>
          </table:table-cell>
          <table:table-cell table:number-columns-repeated="14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SIN(2*PI()*[.B$94]*([.$A162]-[.B$95]))" office:value-type="float" office:value="-0.770513242775789" calcext:value-type="float">
            <text:p>-0.770513242775789</text:p>
          </table:table-cell>
          <table:table-cell table:formula="of:=SIN(2*PI()*[.C$94]*([.$A162]-[.C$95]))" office:value-type="float" office:value="0.982287250728689" calcext:value-type="float">
            <text:p>0.982287250728689</text:p>
          </table:table-cell>
          <table:table-cell table:formula="of:=SIN(2*PI()*[.D$94]*([.$A162]-[.D$95]))" office:value-type="float" office:value="-0.481753674101715" calcext:value-type="float">
            <text:p>-0.481753674101715</text:p>
          </table:table-cell>
          <table:table-cell table:number-columns-repeated="1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SIN(2*PI()*[.B$94]*([.$A163]-[.B$95]))" office:value-type="float" office:value="-0.809016994374947" calcext:value-type="float">
            <text:p>-0.809016994374947</text:p>
          </table:table-cell>
          <table:table-cell table:formula="of:=SIN(2*PI()*[.C$94]*([.$A163]-[.C$95]))" office:value-type="float" office:value="0.951056516295154" calcext:value-type="float">
            <text:p>0.951056516295154</text:p>
          </table:table-cell>
          <table:table-cell table:formula="of:=SIN(2*PI()*[.D$94]*([.$A163]-[.D$95]))" office:value-type="float" office:value="-0.309016994374948" calcext:value-type="float">
            <text:p>-0.309016994374948</text:p>
          </table:table-cell>
          <table:table-cell table:number-columns-repeated="14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SIN(2*PI()*[.B$94]*([.$A164]-[.B$95]))" office:value-type="float" office:value="-0.844327925502015" calcext:value-type="float">
            <text:p>-0.844327925502015</text:p>
          </table:table-cell>
          <table:table-cell table:formula="of:=SIN(2*PI()*[.C$94]*([.$A164]-[.C$95]))" office:value-type="float" office:value="0.904827052466019" calcext:value-type="float">
            <text:p>0.904827052466019</text:p>
          </table:table-cell>
          <table:table-cell table:formula="of:=SIN(2*PI()*[.D$94]*([.$A164]-[.D$95]))" office:value-type="float" office:value="-0.125333233564304" calcext:value-type="float">
            <text:p>-0.125333233564304</text:p>
          </table:table-cell>
          <table:table-cell table:number-columns-repeated="14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SIN(2*PI()*[.B$94]*([.$A165]-[.B$95]))" office:value-type="float" office:value="-0.876306680043864" calcext:value-type="float">
            <text:p>-0.876306680043864</text:p>
          </table:table-cell>
          <table:table-cell table:formula="of:=SIN(2*PI()*[.C$94]*([.$A165]-[.C$95]))" office:value-type="float" office:value="0.844327925502015" calcext:value-type="float">
            <text:p>0.844327925502015</text:p>
          </table:table-cell>
          <table:table-cell table:formula="of:=SIN(2*PI()*[.D$94]*([.$A165]-[.D$95]))" office:value-type="float" office:value="0.0627905195293143" calcext:value-type="float">
            <text:p>0.062790519529314</text:p>
          </table:table-cell>
          <table:table-cell table:number-columns-repeated="14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SIN(2*PI()*[.B$94]*([.$A166]-[.B$95]))" office:value-type="float" office:value="-0.90482705246602" calcext:value-type="float">
            <text:p>-0.90482705246602</text:p>
          </table:table-cell>
          <table:table-cell table:formula="of:=SIN(2*PI()*[.C$94]*([.$A166]-[.C$95]))" office:value-type="float" office:value="0.770513242775789" calcext:value-type="float">
            <text:p>0.770513242775789</text:p>
          </table:table-cell>
          <table:table-cell table:formula="of:=SIN(2*PI()*[.D$94]*([.$A166]-[.D$95]))" office:value-type="float" office:value="0.248689887164855" calcext:value-type="float">
            <text:p>0.248689887164855</text:p>
          </table:table-cell>
          <table:table-cell table:number-columns-repeated="14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SIN(2*PI()*[.B$94]*([.$A167]-[.B$95]))" office:value-type="float" office:value="-0.929776485888251" calcext:value-type="float">
            <text:p>-0.929776485888251</text:p>
          </table:table-cell>
          <table:table-cell table:formula="of:=SIN(2*PI()*[.C$94]*([.$A167]-[.C$95]))" office:value-type="float" office:value="0.684547105928688" calcext:value-type="float">
            <text:p>0.684547105928688</text:p>
          </table:table-cell>
          <table:table-cell table:formula="of:=SIN(2*PI()*[.D$94]*([.$A167]-[.D$95]))" office:value-type="float" office:value="0.425779291565073" calcext:value-type="float">
            <text:p>0.425779291565073</text:p>
          </table:table-cell>
          <table:table-cell/>
          <table:table-cell office:value-type="string" calcext:value-type="string">
            <text:p>band of interest: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2*PI()*[.B$94]*([.$A168]-[.B$95]))" office:value-type="float" office:value="-0.951056516295153" calcext:value-type="float">
            <text:p>-0.951056516295153</text:p>
          </table:table-cell>
          <table:table-cell table:formula="of:=SIN(2*PI()*[.C$94]*([.$A168]-[.C$95]))" office:value-type="float" office:value="0.587785252292473" calcext:value-type="float">
            <text:p>0.587785252292473</text:p>
          </table:table-cell>
          <table:table-cell table:formula="of:=SIN(2*PI()*[.D$94]*([.$A168]-[.D$95]))" office:value-type="float" office:value="0.587785252292474" calcext:value-type="float">
            <text:p>0.587785252292474</text:p>
          </table:table-cell>
          <table:table-cell/>
          <table:table-cell office:value-type="string" calcext:value-type="string">
            <text:p>C</text:p>
          </table:table-cell>
          <table:table-cell table:style-name="ce1" table:formula="of:=[.G169]/[.G170]" office:value-type="float" office:value="0.000006" calcext:value-type="float">
            <text:p>6.00E-06</text:p>
          </table:table-cell>
          <table:table-cell table:number-columns-repeated="11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formula="of:=SIN(2*PI()*[.B$94]*([.$A169]-[.B$95]))" office:value-type="float" office:value="-0.968583161128631" calcext:value-type="float">
            <text:p>-0.968583161128631</text:p>
          </table:table-cell>
          <table:table-cell table:formula="of:=SIN(2*PI()*[.C$94]*([.$A169]-[.C$95]))" office:value-type="float" office:value="0.481753674101716" calcext:value-type="float">
            <text:p>0.481753674101716</text:p>
          </table:table-cell>
          <table:table-cell table:formula="of:=SIN(2*PI()*[.D$94]*([.$A169]-[.D$95]))" office:value-type="float" office:value="0.72896862742141" calcext:value-type="float">
            <text:p>0.72896862742141</text:p>
          </table:table-cell>
          <table:table-cell/>
          <table:table-cell office:value-type="string" calcext:value-type="string">
            <text:p>tau</text:p>
          </table:table-cell>
          <table:table-cell table:style-name="ce1" office:value-type="float" office:value="12" calcext:value-type="float">
            <text:p>12.00E+00</text:p>
          </table:table-cell>
          <table:table-cell table:number-columns-repeated="11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SIN(2*PI()*[.B$94]*([.$A170]-[.B$95]))" office:value-type="float" office:value="-0.982287250728689" calcext:value-type="float">
            <text:p>-0.982287250728689</text:p>
          </table:table-cell>
          <table:table-cell table:formula="of:=SIN(2*PI()*[.C$94]*([.$A170]-[.C$95]))" office:value-type="float" office:value="0.368124552684678" calcext:value-type="float">
            <text:p>0.368124552684678</text:p>
          </table:table-cell>
          <table:table-cell table:formula="of:=SIN(2*PI()*[.D$94]*([.$A170]-[.D$95]))" office:value-type="float" office:value="0.844327925502015" calcext:value-type="float">
            <text:p>0.844327925502015</text:p>
          </table:table-cell>
          <table:table-cell/>
          <table:table-cell office:value-type="string" calcext:value-type="string">
            <text:p>R </text:p>
          </table:table-cell>
          <table:table-cell table:style-name="ce1" table:formula="of:=2000000" office:value-type="float" office:value="2000000" calcext:value-type="float">
            <text:p>2.00E+06</text:p>
          </table:table-cell>
          <table:table-cell table:number-columns-repeated="11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formula="of:=SIN(2*PI()*[.B$94]*([.$A171]-[.B$95]))" office:value-type="float" office:value="-0.992114701314478" calcext:value-type="float">
            <text:p>-0.992114701314478</text:p>
          </table:table-cell>
          <table:table-cell table:formula="of:=SIN(2*PI()*[.C$94]*([.$A171]-[.C$95]))" office:value-type="float" office:value="0.248689887164855" calcext:value-type="float">
            <text:p>0.248689887164855</text:p>
          </table:table-cell>
          <table:table-cell table:formula="of:=SIN(2*PI()*[.D$94]*([.$A171]-[.D$95]))" office:value-type="float" office:value="0.929776485888251" calcext:value-type="float">
            <text:p>0.929776485888251</text:p>
          </table:table-cell>
          <table:table-cell table:number-columns-repeated="14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SIN(2*PI()*[.B$94]*([.$A172]-[.B$95]))" office:value-type="float" office:value="-0.998026728428271" calcext:value-type="float">
            <text:p>-0.998026728428271</text:p>
          </table:table-cell>
          <table:table-cell table:formula="of:=SIN(2*PI()*[.C$94]*([.$A172]-[.C$95]))" office:value-type="float" office:value="0.125333233564304" calcext:value-type="float">
            <text:p>0.125333233564304</text:p>
          </table:table-cell>
          <table:table-cell table:formula="of:=SIN(2*PI()*[.D$94]*([.$A172]-[.D$95]))" office:value-type="float" office:value="0.982287250728689" calcext:value-type="float">
            <text:p>0.982287250728689</text:p>
          </table:table-cell>
          <table:table-cell table:number-columns-repeated="1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SIN(2*PI()*[.B$94]*([.$A173]-[.B$95]))" office:value-type="float" office:value="-1" calcext:value-type="float">
            <text:p>-1</text:p>
          </table:table-cell>
          <table:table-cell table:formula="of:=SIN(2*PI()*[.C$94]*([.$A173]-[.C$95]))" office:value-type="float" office:value="3.67394039744206E-016" calcext:value-type="float">
            <text:p>3.67394039744206E-16</text:p>
          </table:table-cell>
          <table:table-cell table:formula="of:=SIN(2*PI()*[.D$94]*([.$A173]-[.D$95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SIN(2*PI()*[.B$94]*([.$A174]-[.B$95]))" office:value-type="float" office:value="-0.998026728428271" calcext:value-type="float">
            <text:p>-0.998026728428271</text:p>
          </table:table-cell>
          <table:table-cell table:formula="of:=SIN(2*PI()*[.C$94]*([.$A174]-[.C$95]))" office:value-type="float" office:value="-0.125333233564303" calcext:value-type="float">
            <text:p>-0.125333233564303</text:p>
          </table:table-cell>
          <table:table-cell table:formula="of:=SIN(2*PI()*[.D$94]*([.$A174]-[.D$95]))" office:value-type="float" office:value="0.982287250728689" calcext:value-type="float">
            <text:p>0.982287250728689</text:p>
          </table:table-cell>
          <table:table-cell table:number-columns-repeated="14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formula="of:=SIN(2*PI()*[.B$94]*([.$A175]-[.B$95]))" office:value-type="float" office:value="-0.992114701314478" calcext:value-type="float">
            <text:p>-0.992114701314478</text:p>
          </table:table-cell>
          <table:table-cell table:formula="of:=SIN(2*PI()*[.C$94]*([.$A175]-[.C$95]))" office:value-type="float" office:value="-0.248689887164855" calcext:value-type="float">
            <text:p>-0.248689887164855</text:p>
          </table:table-cell>
          <table:table-cell table:formula="of:=SIN(2*PI()*[.D$94]*([.$A175]-[.D$95]))" office:value-type="float" office:value="0.929776485888252" calcext:value-type="float">
            <text:p>0.929776485888252</text:p>
          </table:table-cell>
          <table:table-cell table:number-columns-repeated="14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SIN(2*PI()*[.B$94]*([.$A176]-[.B$95]))" office:value-type="float" office:value="-0.982287250728689" calcext:value-type="float">
            <text:p>-0.982287250728689</text:p>
          </table:table-cell>
          <table:table-cell table:formula="of:=SIN(2*PI()*[.C$94]*([.$A176]-[.C$95]))" office:value-type="float" office:value="-0.368124552684677" calcext:value-type="float">
            <text:p>-0.368124552684677</text:p>
          </table:table-cell>
          <table:table-cell table:formula="of:=SIN(2*PI()*[.D$94]*([.$A176]-[.D$95]))" office:value-type="float" office:value="0.844327925502015" calcext:value-type="float">
            <text:p>0.844327925502015</text:p>
          </table:table-cell>
          <table:table-cell table:number-columns-repeated="14"/>
        </table:table-row>
        <table:table-row table:style-name="ro1">
          <table:table-cell office:value-type="float" office:value="0.79" calcext:value-type="float">
            <text:p>0.79</text:p>
          </table:table-cell>
          <table:table-cell table:formula="of:=SIN(2*PI()*[.B$94]*([.$A177]-[.B$95]))" office:value-type="float" office:value="-0.968583161128631" calcext:value-type="float">
            <text:p>-0.968583161128631</text:p>
          </table:table-cell>
          <table:table-cell table:formula="of:=SIN(2*PI()*[.C$94]*([.$A177]-[.C$95]))" office:value-type="float" office:value="-0.481753674101716" calcext:value-type="float">
            <text:p>-0.481753674101716</text:p>
          </table:table-cell>
          <table:table-cell table:formula="of:=SIN(2*PI()*[.D$94]*([.$A177]-[.D$95]))" office:value-type="float" office:value="0.728968627421411" calcext:value-type="float">
            <text:p>0.728968627421411</text:p>
          </table:table-cell>
          <table:table-cell table:number-columns-repeated="1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2*PI()*[.B$94]*([.$A178]-[.B$95]))" office:value-type="float" office:value="-0.951056516295154" calcext:value-type="float">
            <text:p>-0.951056516295154</text:p>
          </table:table-cell>
          <table:table-cell table:formula="of:=SIN(2*PI()*[.C$94]*([.$A178]-[.C$95]))" office:value-type="float" office:value="-0.587785252292473" calcext:value-type="float">
            <text:p>-0.587785252292473</text:p>
          </table:table-cell>
          <table:table-cell table:formula="of:=SIN(2*PI()*[.D$94]*([.$A178]-[.D$95]))" office:value-type="float" office:value="0.587785252292474" calcext:value-type="float">
            <text:p>0.587785252292474</text:p>
          </table:table-cell>
          <table:table-cell table:number-columns-repeated="14"/>
        </table:table-row>
        <table:table-row table:style-name="ro1">
          <table:table-cell office:value-type="float" office:value="0.81" calcext:value-type="float">
            <text:p>0.81</text:p>
          </table:table-cell>
          <table:table-cell table:formula="of:=SIN(2*PI()*[.B$94]*([.$A179]-[.B$95]))" office:value-type="float" office:value="-0.929776485888251" calcext:value-type="float">
            <text:p>-0.929776485888251</text:p>
          </table:table-cell>
          <table:table-cell table:formula="of:=SIN(2*PI()*[.C$94]*([.$A179]-[.C$95]))" office:value-type="float" office:value="-0.684547105928689" calcext:value-type="float">
            <text:p>-0.684547105928689</text:p>
          </table:table-cell>
          <table:table-cell table:formula="of:=SIN(2*PI()*[.D$94]*([.$A179]-[.D$95]))" office:value-type="float" office:value="0.425779291565073" calcext:value-type="float">
            <text:p>0.425779291565073</text:p>
          </table:table-cell>
          <table:table-cell table:number-columns-repeated="14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SIN(2*PI()*[.B$94]*([.$A180]-[.B$95]))" office:value-type="float" office:value="-0.90482705246602" calcext:value-type="float">
            <text:p>-0.90482705246602</text:p>
          </table:table-cell>
          <table:table-cell table:formula="of:=SIN(2*PI()*[.C$94]*([.$A180]-[.C$95]))" office:value-type="float" office:value="-0.770513242775789" calcext:value-type="float">
            <text:p>-0.770513242775789</text:p>
          </table:table-cell>
          <table:table-cell table:formula="of:=SIN(2*PI()*[.D$94]*([.$A180]-[.D$95]))" office:value-type="float" office:value="0.248689887164854" calcext:value-type="float">
            <text:p>0.248689887164854</text:p>
          </table:table-cell>
          <table:table-cell table:number-columns-repeated="14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formula="of:=SIN(2*PI()*[.B$94]*([.$A181]-[.B$95]))" office:value-type="float" office:value="-0.876306680043863" calcext:value-type="float">
            <text:p>-0.876306680043863</text:p>
          </table:table-cell>
          <table:table-cell table:formula="of:=SIN(2*PI()*[.C$94]*([.$A181]-[.C$95]))" office:value-type="float" office:value="-0.844327925502016" calcext:value-type="float">
            <text:p>-0.844327925502016</text:p>
          </table:table-cell>
          <table:table-cell table:formula="of:=SIN(2*PI()*[.D$94]*([.$A181]-[.D$95]))" office:value-type="float" office:value="0.0627905195293119" calcext:value-type="float">
            <text:p>0.062790519529312</text:p>
          </table:table-cell>
          <table:table-cell table:number-columns-repeated="14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SIN(2*PI()*[.B$94]*([.$A182]-[.B$95]))" office:value-type="float" office:value="-0.844327925502016" calcext:value-type="float">
            <text:p>-0.844327925502016</text:p>
          </table:table-cell>
          <table:table-cell table:formula="of:=SIN(2*PI()*[.C$94]*([.$A182]-[.C$95]))" office:value-type="float" office:value="-0.904827052466019" calcext:value-type="float">
            <text:p>-0.904827052466019</text:p>
          </table:table-cell>
          <table:table-cell table:formula="of:=SIN(2*PI()*[.D$94]*([.$A182]-[.D$95]))" office:value-type="float" office:value="-0.125333233564303" calcext:value-type="float">
            <text:p>-0.125333233564303</text:p>
          </table:table-cell>
          <table:table-cell table:number-columns-repeated="1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SIN(2*PI()*[.B$94]*([.$A183]-[.B$95]))" office:value-type="float" office:value="-0.809016994374947" calcext:value-type="float">
            <text:p>-0.809016994374947</text:p>
          </table:table-cell>
          <table:table-cell table:formula="of:=SIN(2*PI()*[.C$94]*([.$A183]-[.C$95]))" office:value-type="float" office:value="-0.951056516295153" calcext:value-type="float">
            <text:p>-0.951056516295153</text:p>
          </table:table-cell>
          <table:table-cell table:formula="of:=SIN(2*PI()*[.D$94]*([.$A183]-[.D$95]))" office:value-type="float" office:value="-0.309016994374945" calcext:value-type="float">
            <text:p>-0.309016994374945</text:p>
          </table:table-cell>
          <table:table-cell table:number-columns-repeated="14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SIN(2*PI()*[.B$94]*([.$A184]-[.B$95]))" office:value-type="float" office:value="-0.77051324277579" calcext:value-type="float">
            <text:p>-0.77051324277579</text:p>
          </table:table-cell>
          <table:table-cell table:formula="of:=SIN(2*PI()*[.C$94]*([.$A184]-[.C$95]))" office:value-type="float" office:value="-0.982287250728689" calcext:value-type="float">
            <text:p>-0.982287250728689</text:p>
          </table:table-cell>
          <table:table-cell table:formula="of:=SIN(2*PI()*[.D$94]*([.$A184]-[.D$95]))" office:value-type="float" office:value="-0.481753674101715" calcext:value-type="float">
            <text:p>-0.481753674101715</text:p>
          </table:table-cell>
          <table:table-cell table:number-columns-repeated="14"/>
        </table:table-row>
        <table:table-row table:style-name="ro1">
          <table:table-cell office:value-type="float" office:value="0.87" calcext:value-type="float">
            <text:p>0.87</text:p>
          </table:table-cell>
          <table:table-cell table:formula="of:=SIN(2*PI()*[.B$94]*([.$A185]-[.B$95]))" office:value-type="float" office:value="-0.728968627421412" calcext:value-type="float">
            <text:p>-0.728968627421412</text:p>
          </table:table-cell>
          <table:table-cell table:formula="of:=SIN(2*PI()*[.C$94]*([.$A185]-[.C$95]))" office:value-type="float" office:value="-0.998026728428271" calcext:value-type="float">
            <text:p>-0.998026728428271</text:p>
          </table:table-cell>
          <table:table-cell table:formula="of:=SIN(2*PI()*[.D$94]*([.$A185]-[.D$95]))" office:value-type="float" office:value="-0.637423989748689" calcext:value-type="float">
            <text:p>-0.637423989748689</text:p>
          </table:table-cell>
          <table:table-cell table:number-columns-repeated="14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SIN(2*PI()*[.B$94]*([.$A186]-[.B$95]))" office:value-type="float" office:value="-0.684547105928689" calcext:value-type="float">
            <text:p>-0.684547105928689</text:p>
          </table:table-cell>
          <table:table-cell table:formula="of:=SIN(2*PI()*[.C$94]*([.$A186]-[.C$95]))" office:value-type="float" office:value="-0.998026728428271" calcext:value-type="float">
            <text:p>-0.998026728428271</text:p>
          </table:table-cell>
          <table:table-cell table:formula="of:=SIN(2*PI()*[.D$94]*([.$A186]-[.D$95]))" office:value-type="float" office:value="-0.770513242775788" calcext:value-type="float">
            <text:p>-0.770513242775788</text:p>
          </table:table-cell>
          <table:table-cell table:number-columns-repeated="14"/>
        </table:table-row>
        <table:table-row table:style-name="ro1">
          <table:table-cell office:value-type="float" office:value="0.89" calcext:value-type="float">
            <text:p>0.89</text:p>
          </table:table-cell>
          <table:table-cell table:formula="of:=SIN(2*PI()*[.B$94]*([.$A187]-[.B$95]))" office:value-type="float" office:value="-0.63742398974869" calcext:value-type="float">
            <text:p>-0.63742398974869</text:p>
          </table:table-cell>
          <table:table-cell table:formula="of:=SIN(2*PI()*[.C$94]*([.$A187]-[.C$95]))" office:value-type="float" office:value="-0.982287250728689" calcext:value-type="float">
            <text:p>-0.982287250728689</text:p>
          </table:table-cell>
          <table:table-cell table:formula="of:=SIN(2*PI()*[.D$94]*([.$A187]-[.D$95]))" office:value-type="float" office:value="-0.876306680043864" calcext:value-type="float">
            <text:p>-0.876306680043864</text:p>
          </table:table-cell>
          <table:table-cell table:number-columns-repeated="1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2*PI()*[.B$94]*([.$A188]-[.B$95]))" office:value-type="float" office:value="-0.587785252292473" calcext:value-type="float">
            <text:p>-0.587785252292473</text:p>
          </table:table-cell>
          <table:table-cell table:formula="of:=SIN(2*PI()*[.C$94]*([.$A188]-[.C$95]))" office:value-type="float" office:value="-0.951056516295154" calcext:value-type="float">
            <text:p>-0.951056516295154</text:p>
          </table:table-cell>
          <table:table-cell table:formula="of:=SIN(2*PI()*[.D$94]*([.$A188]-[.D$95]))" office:value-type="float" office:value="-0.951056516295153" calcext:value-type="float">
            <text:p>-0.951056516295153</text:p>
          </table:table-cell>
          <table:table-cell table:number-columns-repeated="14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formula="of:=SIN(2*PI()*[.B$94]*([.$A189]-[.B$95]))" office:value-type="float" office:value="-0.535826794978996" calcext:value-type="float">
            <text:p>-0.535826794978996</text:p>
          </table:table-cell>
          <table:table-cell table:formula="of:=SIN(2*PI()*[.C$94]*([.$A189]-[.C$95]))" office:value-type="float" office:value="-0.904827052466019" calcext:value-type="float">
            <text:p>-0.904827052466019</text:p>
          </table:table-cell>
          <table:table-cell table:formula="of:=SIN(2*PI()*[.D$94]*([.$A189]-[.D$95]))" office:value-type="float" office:value="-0.992114701314478" calcext:value-type="float">
            <text:p>-0.992114701314478</text:p>
          </table:table-cell>
          <table:table-cell table:number-columns-repeated="14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SIN(2*PI()*[.B$94]*([.$A190]-[.B$95]))" office:value-type="float" office:value="-0.481753674101715" calcext:value-type="float">
            <text:p>-0.481753674101715</text:p>
          </table:table-cell>
          <table:table-cell table:formula="of:=SIN(2*PI()*[.C$94]*([.$A190]-[.C$95]))" office:value-type="float" office:value="-0.844327925502015" calcext:value-type="float">
            <text:p>-0.844327925502015</text:p>
          </table:table-cell>
          <table:table-cell table:formula="of:=SIN(2*PI()*[.D$94]*([.$A190]-[.D$95]))" office:value-type="float" office:value="-0.998026728428271" calcext:value-type="float">
            <text:p>-0.998026728428271</text:p>
          </table:table-cell>
          <table:table-cell table:number-columns-repeated="14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SIN(2*PI()*[.B$94]*([.$A191]-[.B$95]))" office:value-type="float" office:value="-0.425779291565072" calcext:value-type="float">
            <text:p>-0.425779291565072</text:p>
          </table:table-cell>
          <table:table-cell table:formula="of:=SIN(2*PI()*[.C$94]*([.$A191]-[.C$95]))" office:value-type="float" office:value="-0.770513242775789" calcext:value-type="float">
            <text:p>-0.770513242775789</text:p>
          </table:table-cell>
          <table:table-cell table:formula="of:=SIN(2*PI()*[.D$94]*([.$A191]-[.D$95]))" office:value-type="float" office:value="-0.968583161128631" calcext:value-type="float">
            <text:p>-0.968583161128631</text:p>
          </table:table-cell>
          <table:table-cell table:number-columns-repeated="14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SIN(2*PI()*[.B$94]*([.$A192]-[.B$95]))" office:value-type="float" office:value="-0.368124552684678" calcext:value-type="float">
            <text:p>-0.368124552684678</text:p>
          </table:table-cell>
          <table:table-cell table:formula="of:=SIN(2*PI()*[.C$94]*([.$A192]-[.C$95]))" office:value-type="float" office:value="-0.684547105928688" calcext:value-type="float">
            <text:p>-0.684547105928688</text:p>
          </table:table-cell>
          <table:table-cell table:formula="of:=SIN(2*PI()*[.D$94]*([.$A192]-[.D$95]))" office:value-type="float" office:value="-0.904827052466019" calcext:value-type="float">
            <text:p>-0.904827052466019</text:p>
          </table:table-cell>
          <table:table-cell table:number-columns-repeated="1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SIN(2*PI()*[.B$94]*([.$A193]-[.B$95]))" office:value-type="float" office:value="-0.309016994374948" calcext:value-type="float">
            <text:p>-0.309016994374948</text:p>
          </table:table-cell>
          <table:table-cell table:formula="of:=SIN(2*PI()*[.C$94]*([.$A193]-[.C$95]))" office:value-type="float" office:value="-0.587785252292473" calcext:value-type="float">
            <text:p>-0.587785252292473</text:p>
          </table:table-cell>
          <table:table-cell table:formula="of:=SIN(2*PI()*[.D$94]*([.$A193]-[.D$95]))" office:value-type="float" office:value="-0.809016994374947" calcext:value-type="float">
            <text:p>-0.809016994374947</text:p>
          </table:table-cell>
          <table:table-cell table:number-columns-repeated="14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SIN(2*PI()*[.B$94]*([.$A194]-[.B$95]))" office:value-type="float" office:value="-0.248689887164855" calcext:value-type="float">
            <text:p>-0.248689887164855</text:p>
          </table:table-cell>
          <table:table-cell table:formula="of:=SIN(2*PI()*[.C$94]*([.$A194]-[.C$95]))" office:value-type="float" office:value="-0.481753674101716" calcext:value-type="float">
            <text:p>-0.481753674101716</text:p>
          </table:table-cell>
          <table:table-cell table:formula="of:=SIN(2*PI()*[.D$94]*([.$A194]-[.D$95]))" office:value-type="float" office:value="-0.684547105928689" calcext:value-type="float">
            <text:p>-0.684547105928689</text:p>
          </table:table-cell>
          <table:table-cell table:number-columns-repeated="14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SIN(2*PI()*[.B$94]*([.$A195]-[.B$95]))" office:value-type="float" office:value="-0.187381314585725" calcext:value-type="float">
            <text:p>-0.187381314585725</text:p>
          </table:table-cell>
          <table:table-cell table:formula="of:=SIN(2*PI()*[.C$94]*([.$A195]-[.C$95]))" office:value-type="float" office:value="-0.368124552684678" calcext:value-type="float">
            <text:p>-0.368124552684678</text:p>
          </table:table-cell>
          <table:table-cell table:formula="of:=SIN(2*PI()*[.D$94]*([.$A195]-[.D$95]))" office:value-type="float" office:value="-0.535826794978998" calcext:value-type="float">
            <text:p>-0.535826794978998</text:p>
          </table:table-cell>
          <table:table-cell table:number-columns-repeated="14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SIN(2*PI()*[.B$94]*([.$A196]-[.B$95]))" office:value-type="float" office:value="-0.125333233564305" calcext:value-type="float">
            <text:p>-0.125333233564305</text:p>
          </table:table-cell>
          <table:table-cell table:formula="of:=SIN(2*PI()*[.C$94]*([.$A196]-[.C$95]))" office:value-type="float" office:value="-0.248689887164856" calcext:value-type="float">
            <text:p>-0.248689887164856</text:p>
          </table:table-cell>
          <table:table-cell table:formula="of:=SIN(2*PI()*[.D$94]*([.$A196]-[.D$95]))" office:value-type="float" office:value="-0.36812455268468" calcext:value-type="float">
            <text:p>-0.36812455268468</text:p>
          </table:table-cell>
          <table:table-cell table:number-columns-repeated="14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SIN(2*PI()*[.B$94]*([.$A197]-[.B$95]))" office:value-type="float" office:value="-0.0627905195293133" calcext:value-type="float">
            <text:p>-0.062790519529313</text:p>
          </table:table-cell>
          <table:table-cell table:formula="of:=SIN(2*PI()*[.C$94]*([.$A197]-[.C$95]))" office:value-type="float" office:value="-0.125333233564304" calcext:value-type="float">
            <text:p>-0.125333233564304</text:p>
          </table:table-cell>
          <table:table-cell table:formula="of:=SIN(2*PI()*[.D$94]*([.$A197]-[.D$95]))" office:value-type="float" office:value="-0.187381314585724" calcext:value-type="float">
            <text:p>-0.18738131458572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2*PI()*[.B$94]*([.$A198]-[.B$95]))" office:value-type="float" office:value="-2.44929359829471E-016" calcext:value-type="float">
            <text:p>-2.44929359829471E-16</text:p>
          </table:table-cell>
          <table:table-cell table:formula="of:=SIN(2*PI()*[.C$94]*([.$A198]-[.C$95]))" office:value-type="float" office:value="-4.89858719658941E-016" calcext:value-type="float">
            <text:p>-4.89858719658941E-16</text:p>
          </table:table-cell>
          <table:table-cell table:formula="of:=SIN(2*PI()*[.D$94]*([.$A198]-[.D$95]))" office:value-type="float" office:value="-7.34788079488412E-016" calcext:value-type="float">
            <text:p>-7.34788079488412E-16</text:p>
          </table:table-cell>
          <table:table-cell table:number-columns-repeated="14"/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SIN(2*PI()*[.B$94]*([.$A199]-[.B$95]))" office:value-type="float" office:value="0.0627905195293128" calcext:value-type="float">
            <text:p>0.062790519529313</text:p>
          </table:table-cell>
          <table:table-cell table:formula="of:=SIN(2*PI()*[.C$94]*([.$A199]-[.C$95]))" office:value-type="float" office:value="0.125333233564303" calcext:value-type="float">
            <text:p>0.125333233564303</text:p>
          </table:table-cell>
          <table:table-cell table:formula="of:=SIN(2*PI()*[.D$94]*([.$A199]-[.D$95]))" office:value-type="float" office:value="0.187381314585723" calcext:value-type="float">
            <text:p>0.187381314585723</text:p>
          </table:table-cell>
          <table:table-cell table:number-columns-repeated="14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formula="of:=SIN(2*PI()*[.B$94]*([.$A200]-[.B$95]))" office:value-type="float" office:value="0.125333233564304" calcext:value-type="float">
            <text:p>0.125333233564304</text:p>
          </table:table-cell>
          <table:table-cell table:formula="of:=SIN(2*PI()*[.C$94]*([.$A200]-[.C$95]))" office:value-type="float" office:value="0.248689887164855" calcext:value-type="float">
            <text:p>0.248689887164855</text:p>
          </table:table-cell>
          <table:table-cell table:formula="of:=SIN(2*PI()*[.D$94]*([.$A200]-[.D$95]))" office:value-type="float" office:value="0.368124552684679" calcext:value-type="float">
            <text:p>0.368124552684679</text:p>
          </table:table-cell>
          <table:table-cell table:number-columns-repeated="14"/>
        </table:table-row>
        <table:table-row table:style-name="ro1">
          <table:table-cell office:value-type="float" office:value="1.03" calcext:value-type="float">
            <text:p>1.03</text:p>
          </table:table-cell>
          <table:table-cell table:formula="of:=SIN(2*PI()*[.B$94]*([.$A201]-[.B$95]))" office:value-type="float" office:value="0.187381314585724" calcext:value-type="float">
            <text:p>0.187381314585724</text:p>
          </table:table-cell>
          <table:table-cell table:formula="of:=SIN(2*PI()*[.C$94]*([.$A201]-[.C$95]))" office:value-type="float" office:value="0.368124552684677" calcext:value-type="float">
            <text:p>0.368124552684677</text:p>
          </table:table-cell>
          <table:table-cell table:formula="of:=SIN(2*PI()*[.D$94]*([.$A201]-[.D$95]))" office:value-type="float" office:value="0.535826794978996" calcext:value-type="float">
            <text:p>0.535826794978996</text:p>
          </table:table-cell>
          <table:table-cell table:number-columns-repeated="14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SIN(2*PI()*[.B$94]*([.$A202]-[.B$95]))" office:value-type="float" office:value="0.248689887164855" calcext:value-type="float">
            <text:p>0.248689887164855</text:p>
          </table:table-cell>
          <table:table-cell table:formula="of:=SIN(2*PI()*[.C$94]*([.$A202]-[.C$95]))" office:value-type="float" office:value="0.481753674101715" calcext:value-type="float">
            <text:p>0.481753674101715</text:p>
          </table:table-cell>
          <table:table-cell table:formula="of:=SIN(2*PI()*[.D$94]*([.$A202]-[.D$95]))" office:value-type="float" office:value="0.684547105928688" calcext:value-type="float">
            <text:p>0.684547105928688</text:p>
          </table:table-cell>
          <table:table-cell table:number-columns-repeated="1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SIN(2*PI()*[.B$94]*([.$A203]-[.B$95]))" office:value-type="float" office:value="0.309016994374947" calcext:value-type="float">
            <text:p>0.309016994374947</text:p>
          </table:table-cell>
          <table:table-cell table:formula="of:=SIN(2*PI()*[.C$94]*([.$A203]-[.C$95]))" office:value-type="float" office:value="0.587785252292473" calcext:value-type="float">
            <text:p>0.587785252292473</text:p>
          </table:table-cell>
          <table:table-cell table:formula="of:=SIN(2*PI()*[.D$94]*([.$A203]-[.D$95]))" office:value-type="float" office:value="0.809016994374948" calcext:value-type="float">
            <text:p>0.809016994374948</text:p>
          </table:table-cell>
          <table:table-cell table:number-columns-repeated="14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SIN(2*PI()*[.B$94]*([.$A204]-[.B$95]))" office:value-type="float" office:value="0.368124552684678" calcext:value-type="float">
            <text:p>0.368124552684678</text:p>
          </table:table-cell>
          <table:table-cell table:formula="of:=SIN(2*PI()*[.C$94]*([.$A204]-[.C$95]))" office:value-type="float" office:value="0.684547105928689" calcext:value-type="float">
            <text:p>0.684547105928689</text:p>
          </table:table-cell>
          <table:table-cell table:formula="of:=SIN(2*PI()*[.D$94]*([.$A204]-[.D$95]))" office:value-type="float" office:value="0.90482705246602" calcext:value-type="float">
            <text:p>0.90482705246602</text:p>
          </table:table-cell>
          <table:table-cell table:number-columns-repeated="14"/>
        </table:table-row>
        <table:table-row table:style-name="ro1">
          <table:table-cell office:value-type="float" office:value="1.07" calcext:value-type="float">
            <text:p>1.07</text:p>
          </table:table-cell>
          <table:table-cell table:formula="of:=SIN(2*PI()*[.B$94]*([.$A205]-[.B$95]))" office:value-type="float" office:value="0.425779291565073" calcext:value-type="float">
            <text:p>0.425779291565073</text:p>
          </table:table-cell>
          <table:table-cell table:formula="of:=SIN(2*PI()*[.C$94]*([.$A205]-[.C$95]))" office:value-type="float" office:value="0.770513242775789" calcext:value-type="float">
            <text:p>0.770513242775789</text:p>
          </table:table-cell>
          <table:table-cell table:formula="of:=SIN(2*PI()*[.D$94]*([.$A205]-[.D$95]))" office:value-type="float" office:value="0.968583161128631" calcext:value-type="float">
            <text:p>0.968583161128631</text:p>
          </table:table-cell>
          <table:table-cell table:number-columns-repeated="14"/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SIN(2*PI()*[.B$94]*([.$A206]-[.B$95]))" office:value-type="float" office:value="0.481753674101716" calcext:value-type="float">
            <text:p>0.481753674101716</text:p>
          </table:table-cell>
          <table:table-cell table:formula="of:=SIN(2*PI()*[.C$94]*([.$A206]-[.C$95]))" office:value-type="float" office:value="0.844327925502016" calcext:value-type="float">
            <text:p>0.844327925502016</text:p>
          </table:table-cell>
          <table:table-cell table:formula="of:=SIN(2*PI()*[.D$94]*([.$A206]-[.D$95]))" office:value-type="float" office:value="0.998026728428272" calcext:value-type="float">
            <text:p>0.998026728428272</text:p>
          </table:table-cell>
          <table:table-cell table:number-columns-repeated="14"/>
        </table:table-row>
        <table:table-row table:style-name="ro1">
          <table:table-cell office:value-type="float" office:value="1.09" calcext:value-type="float">
            <text:p>1.09</text:p>
          </table:table-cell>
          <table:table-cell table:formula="of:=SIN(2*PI()*[.B$94]*([.$A207]-[.B$95]))" office:value-type="float" office:value="0.535826794978997" calcext:value-type="float">
            <text:p>0.535826794978997</text:p>
          </table:table-cell>
          <table:table-cell table:formula="of:=SIN(2*PI()*[.C$94]*([.$A207]-[.C$95]))" office:value-type="float" office:value="0.90482705246602" calcext:value-type="float">
            <text:p>0.90482705246602</text:p>
          </table:table-cell>
          <table:table-cell table:formula="of:=SIN(2*PI()*[.D$94]*([.$A207]-[.D$95]))" office:value-type="float" office:value="0.992114701314478" calcext:value-type="float">
            <text:p>0.992114701314478</text:p>
          </table:table-cell>
          <table:table-cell table:number-columns-repeated="1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SIN(2*PI()*[.B$94]*([.$A208]-[.B$95]))" office:value-type="float" office:value="0.587785252292474" calcext:value-type="float">
            <text:p>0.587785252292474</text:p>
          </table:table-cell>
          <table:table-cell table:formula="of:=SIN(2*PI()*[.C$94]*([.$A208]-[.C$95]))" office:value-type="float" office:value="0.951056516295154" calcext:value-type="float">
            <text:p>0.951056516295154</text:p>
          </table:table-cell>
          <table:table-cell table:formula="of:=SIN(2*PI()*[.D$94]*([.$A208]-[.D$95]))" office:value-type="float" office:value="0.951056516295154" calcext:value-type="float">
            <text:p>0.951056516295154</text:p>
          </table:table-cell>
          <table:table-cell table:number-columns-repeated="14"/>
        </table:table-row>
        <table:table-row table:style-name="ro1">
          <table:table-cell office:value-type="float" office:value="1.11" calcext:value-type="float">
            <text:p>1.11</text:p>
          </table:table-cell>
          <table:table-cell table:formula="of:=SIN(2*PI()*[.B$94]*([.$A209]-[.B$95]))" office:value-type="float" office:value="0.63742398974869" calcext:value-type="float">
            <text:p>0.63742398974869</text:p>
          </table:table-cell>
          <table:table-cell table:formula="of:=SIN(2*PI()*[.C$94]*([.$A209]-[.C$95]))" office:value-type="float" office:value="0.982287250728689" calcext:value-type="float">
            <text:p>0.982287250728689</text:p>
          </table:table-cell>
          <table:table-cell table:formula="of:=SIN(2*PI()*[.D$94]*([.$A209]-[.D$95]))" office:value-type="float" office:value="0.876306680043863" calcext:value-type="float">
            <text:p>0.876306680043863</text:p>
          </table:table-cell>
          <table:table-cell table:number-columns-repeated="14"/>
        </table:table-row>
        <table:table-row table:style-name="ro1">
          <table:table-cell office:value-type="float" office:value="1.12" calcext:value-type="float">
            <text:p>1.12</text:p>
          </table:table-cell>
          <table:table-cell table:formula="of:=SIN(2*PI()*[.B$94]*([.$A210]-[.B$95]))" office:value-type="float" office:value="0.684547105928689" calcext:value-type="float">
            <text:p>0.684547105928689</text:p>
          </table:table-cell>
          <table:table-cell table:formula="of:=SIN(2*PI()*[.C$94]*([.$A210]-[.C$95]))" office:value-type="float" office:value="0.998026728428272" calcext:value-type="float">
            <text:p>0.998026728428272</text:p>
          </table:table-cell>
          <table:table-cell table:formula="of:=SIN(2*PI()*[.D$94]*([.$A210]-[.D$95]))" office:value-type="float" office:value="0.770513242775789" calcext:value-type="float">
            <text:p>0.770513242775789</text:p>
          </table:table-cell>
          <table:table-cell table:number-columns-repeated="14"/>
        </table:table-row>
        <table:table-row table:style-name="ro1">
          <table:table-cell office:value-type="float" office:value="1.13" calcext:value-type="float">
            <text:p>1.13</text:p>
          </table:table-cell>
          <table:table-cell table:formula="of:=SIN(2*PI()*[.B$94]*([.$A211]-[.B$95]))" office:value-type="float" office:value="0.728968627421411" calcext:value-type="float">
            <text:p>0.728968627421411</text:p>
          </table:table-cell>
          <table:table-cell table:formula="of:=SIN(2*PI()*[.C$94]*([.$A211]-[.C$95]))" office:value-type="float" office:value="0.998026728428272" calcext:value-type="float">
            <text:p>0.998026728428272</text:p>
          </table:table-cell>
          <table:table-cell table:formula="of:=SIN(2*PI()*[.D$94]*([.$A211]-[.D$95]))" office:value-type="float" office:value="0.637423989748693" calcext:value-type="float">
            <text:p>0.637423989748693</text:p>
          </table:table-cell>
          <table:table-cell table:number-columns-repeated="14"/>
        </table:table-row>
        <table:table-row table:style-name="ro1">
          <table:table-cell office:value-type="float" office:value="1.14" calcext:value-type="float">
            <text:p>1.14</text:p>
          </table:table-cell>
          <table:table-cell table:formula="of:=SIN(2*PI()*[.B$94]*([.$A212]-[.B$95]))" office:value-type="float" office:value="0.770513242775789" calcext:value-type="float">
            <text:p>0.770513242775789</text:p>
          </table:table-cell>
          <table:table-cell table:formula="of:=SIN(2*PI()*[.C$94]*([.$A212]-[.C$95]))" office:value-type="float" office:value="0.982287250728689" calcext:value-type="float">
            <text:p>0.982287250728689</text:p>
          </table:table-cell>
          <table:table-cell table:formula="of:=SIN(2*PI()*[.D$94]*([.$A212]-[.D$95]))" office:value-type="float" office:value="0.481753674101713" calcext:value-type="float">
            <text:p>0.481753674101713</text:p>
          </table:table-cell>
          <table:table-cell table:number-columns-repeated="1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SIN(2*PI()*[.B$94]*([.$A213]-[.B$95]))" office:value-type="float" office:value="0.809016994374947" calcext:value-type="float">
            <text:p>0.809016994374947</text:p>
          </table:table-cell>
          <table:table-cell table:formula="of:=SIN(2*PI()*[.C$94]*([.$A213]-[.C$95]))" office:value-type="float" office:value="0.951056516295154" calcext:value-type="float">
            <text:p>0.951056516295154</text:p>
          </table:table-cell>
          <table:table-cell table:formula="of:=SIN(2*PI()*[.D$94]*([.$A213]-[.D$95]))" office:value-type="float" office:value="0.30901699437495" calcext:value-type="float">
            <text:p>0.30901699437495</text:p>
          </table:table-cell>
          <table:table-cell table:number-columns-repeated="14"/>
        </table:table-row>
        <table:table-row table:style-name="ro1">
          <table:table-cell office:value-type="float" office:value="1.16" calcext:value-type="float">
            <text:p>1.16</text:p>
          </table:table-cell>
          <table:table-cell table:formula="of:=SIN(2*PI()*[.B$94]*([.$A214]-[.B$95]))" office:value-type="float" office:value="0.844327925502015" calcext:value-type="float">
            <text:p>0.844327925502015</text:p>
          </table:table-cell>
          <table:table-cell table:formula="of:=SIN(2*PI()*[.C$94]*([.$A214]-[.C$95]))" office:value-type="float" office:value="0.90482705246602" calcext:value-type="float">
            <text:p>0.90482705246602</text:p>
          </table:table-cell>
          <table:table-cell table:formula="of:=SIN(2*PI()*[.D$94]*([.$A214]-[.D$95]))" office:value-type="float" office:value="0.125333233564308" calcext:value-type="float">
            <text:p>0.125333233564308</text:p>
          </table:table-cell>
          <table:table-cell table:number-columns-repeated="14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SIN(2*PI()*[.B$94]*([.$A215]-[.B$95]))" office:value-type="float" office:value="0.876306680043863" calcext:value-type="float">
            <text:p>0.876306680043863</text:p>
          </table:table-cell>
          <table:table-cell table:formula="of:=SIN(2*PI()*[.C$94]*([.$A215]-[.C$95]))" office:value-type="float" office:value="0.844327925502016" calcext:value-type="float">
            <text:p>0.844327925502016</text:p>
          </table:table-cell>
          <table:table-cell table:formula="of:=SIN(2*PI()*[.D$94]*([.$A215]-[.D$95]))" office:value-type="float" office:value="-0.0627905195293122" calcext:value-type="float">
            <text:p>-0.062790519529312</text:p>
          </table:table-cell>
          <table:table-cell table:number-columns-repeated="14"/>
        </table:table-row>
        <table:table-row table:style-name="ro1">
          <table:table-cell office:value-type="float" office:value="1.18" calcext:value-type="float">
            <text:p>1.18</text:p>
          </table:table-cell>
          <table:table-cell table:formula="of:=SIN(2*PI()*[.B$94]*([.$A216]-[.B$95]))" office:value-type="float" office:value="0.904827052466019" calcext:value-type="float">
            <text:p>0.904827052466019</text:p>
          </table:table-cell>
          <table:table-cell table:formula="of:=SIN(2*PI()*[.C$94]*([.$A216]-[.C$95]))" office:value-type="float" office:value="0.77051324277579" calcext:value-type="float">
            <text:p>0.77051324277579</text:p>
          </table:table-cell>
          <table:table-cell table:formula="of:=SIN(2*PI()*[.D$94]*([.$A216]-[.D$95]))" office:value-type="float" office:value="-0.248689887164853" calcext:value-type="float">
            <text:p>-0.248689887164853</text:p>
          </table:table-cell>
          <table:table-cell table:number-columns-repeated="14"/>
        </table:table-row>
        <table:table-row table:style-name="ro1">
          <table:table-cell office:value-type="float" office:value="1.19" calcext:value-type="float">
            <text:p>1.19</text:p>
          </table:table-cell>
          <table:table-cell table:formula="of:=SIN(2*PI()*[.B$94]*([.$A217]-[.B$95]))" office:value-type="float" office:value="0.929776485888251" calcext:value-type="float">
            <text:p>0.929776485888251</text:p>
          </table:table-cell>
          <table:table-cell table:formula="of:=SIN(2*PI()*[.C$94]*([.$A217]-[.C$95]))" office:value-type="float" office:value="0.68454710592869" calcext:value-type="float">
            <text:p>0.68454710592869</text:p>
          </table:table-cell>
          <table:table-cell table:formula="of:=SIN(2*PI()*[.D$94]*([.$A217]-[.D$95]))" office:value-type="float" office:value="-0.42577929156507" calcext:value-type="float">
            <text:p>-0.42577929156507</text:p>
          </table:table-cell>
          <table:table-cell table:number-columns-repeated="1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SIN(2*PI()*[.B$94]*([.$A218]-[.B$95]))" office:value-type="float" office:value="0.951056516295153" calcext:value-type="float">
            <text:p>0.951056516295153</text:p>
          </table:table-cell>
          <table:table-cell table:formula="of:=SIN(2*PI()*[.C$94]*([.$A218]-[.C$95]))" office:value-type="float" office:value="0.587785252292474" calcext:value-type="float">
            <text:p>0.587785252292474</text:p>
          </table:table-cell>
          <table:table-cell table:formula="of:=SIN(2*PI()*[.D$94]*([.$A218]-[.D$95]))" office:value-type="float" office:value="-0.587785252292473" calcext:value-type="float">
            <text:p>-0.587785252292473</text:p>
          </table:table-cell>
          <table:table-cell table:number-columns-repeated="14"/>
        </table:table-row>
        <table:table-row table:style-name="ro1">
          <table:table-cell office:value-type="float" office:value="1.21" calcext:value-type="float">
            <text:p>1.21</text:p>
          </table:table-cell>
          <table:table-cell table:formula="of:=SIN(2*PI()*[.B$94]*([.$A219]-[.B$95]))" office:value-type="float" office:value="0.968583161128631" calcext:value-type="float">
            <text:p>0.968583161128631</text:p>
          </table:table-cell>
          <table:table-cell table:formula="of:=SIN(2*PI()*[.C$94]*([.$A219]-[.C$95]))" office:value-type="float" office:value="0.481753674101716" calcext:value-type="float">
            <text:p>0.481753674101716</text:p>
          </table:table-cell>
          <table:table-cell table:formula="of:=SIN(2*PI()*[.D$94]*([.$A219]-[.D$95]))" office:value-type="float" office:value="-0.72896862742141" calcext:value-type="float">
            <text:p>-0.72896862742141</text:p>
          </table:table-cell>
          <table:table-cell table:number-columns-repeated="14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formula="of:=SIN(2*PI()*[.B$94]*([.$A220]-[.B$95]))" office:value-type="float" office:value="0.982287250728689" calcext:value-type="float">
            <text:p>0.982287250728689</text:p>
          </table:table-cell>
          <table:table-cell table:formula="of:=SIN(2*PI()*[.C$94]*([.$A220]-[.C$95]))" office:value-type="float" office:value="0.368124552684678" calcext:value-type="float">
            <text:p>0.368124552684678</text:p>
          </table:table-cell>
          <table:table-cell table:formula="of:=SIN(2*PI()*[.D$94]*([.$A220]-[.D$95]))" office:value-type="float" office:value="-0.844327925502013" calcext:value-type="float">
            <text:p>-0.844327925502013</text:p>
          </table:table-cell>
          <table:table-cell table:number-columns-repeated="14"/>
        </table:table-row>
        <table:table-row table:style-name="ro1">
          <table:table-cell office:value-type="float" office:value="1.23" calcext:value-type="float">
            <text:p>1.23</text:p>
          </table:table-cell>
          <table:table-cell table:formula="of:=SIN(2*PI()*[.B$94]*([.$A221]-[.B$95]))" office:value-type="float" office:value="0.992114701314478" calcext:value-type="float">
            <text:p>0.992114701314478</text:p>
          </table:table-cell>
          <table:table-cell table:formula="of:=SIN(2*PI()*[.C$94]*([.$A221]-[.C$95]))" office:value-type="float" office:value="0.248689887164856" calcext:value-type="float">
            <text:p>0.248689887164856</text:p>
          </table:table-cell>
          <table:table-cell table:formula="of:=SIN(2*PI()*[.D$94]*([.$A221]-[.D$95]))" office:value-type="float" office:value="-0.929776485888251" calcext:value-type="float">
            <text:p>-0.929776485888251</text:p>
          </table:table-cell>
          <table:table-cell table:number-columns-repeated="14"/>
        </table:table-row>
        <table:table-row table:style-name="ro1">
          <table:table-cell office:value-type="float" office:value="1.24" calcext:value-type="float">
            <text:p>1.24</text:p>
          </table:table-cell>
          <table:table-cell table:formula="of:=SIN(2*PI()*[.B$94]*([.$A222]-[.B$95]))" office:value-type="float" office:value="0.998026728428271" calcext:value-type="float">
            <text:p>0.998026728428271</text:p>
          </table:table-cell>
          <table:table-cell table:formula="of:=SIN(2*PI()*[.C$94]*([.$A222]-[.C$95]))" office:value-type="float" office:value="0.125333233564304" calcext:value-type="float">
            <text:p>0.125333233564304</text:p>
          </table:table-cell>
          <table:table-cell table:formula="of:=SIN(2*PI()*[.D$94]*([.$A222]-[.D$95]))" office:value-type="float" office:value="-0.982287250728688" calcext:value-type="float">
            <text:p>-0.982287250728688</text:p>
          </table:table-cell>
          <table:table-cell table:number-columns-repeated="1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SIN(2*PI()*[.B$94]*([.$A223]-[.B$95]))" office:value-type="float" office:value="1" calcext:value-type="float">
            <text:p>1</text:p>
          </table:table-cell>
          <table:table-cell table:formula="of:=SIN(2*PI()*[.C$94]*([.$A223]-[.C$95]))" office:value-type="float" office:value="6.12323399573677E-016" calcext:value-type="float">
            <text:p>6.12323399573677E-16</text:p>
          </table:table-cell>
          <table:table-cell table:formula="of:=SIN(2*PI()*[.D$94]*([.$A223]-[.D$95]))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office:value-type="float" office:value="1.26" calcext:value-type="float">
            <text:p>1.26</text:p>
          </table:table-cell>
          <table:table-cell table:formula="of:=SIN(2*PI()*[.B$94]*([.$A224]-[.B$95]))" office:value-type="float" office:value="0.998026728428271" calcext:value-type="float">
            <text:p>0.998026728428271</text:p>
          </table:table-cell>
          <table:table-cell table:formula="of:=SIN(2*PI()*[.C$94]*([.$A224]-[.C$95]))" office:value-type="float" office:value="-0.125333233564303" calcext:value-type="float">
            <text:p>-0.125333233564303</text:p>
          </table:table-cell>
          <table:table-cell table:formula="of:=SIN(2*PI()*[.D$94]*([.$A224]-[.D$95]))" office:value-type="float" office:value="-0.982287250728689" calcext:value-type="float">
            <text:p>-0.982287250728689</text:p>
          </table:table-cell>
          <table:table-cell table:number-columns-repeated="14"/>
        </table:table-row>
        <table:table-row table:style-name="ro1">
          <table:table-cell office:value-type="float" office:value="1.27" calcext:value-type="float">
            <text:p>1.27</text:p>
          </table:table-cell>
          <table:table-cell table:formula="of:=SIN(2*PI()*[.B$94]*([.$A225]-[.B$95]))" office:value-type="float" office:value="0.992114701314478" calcext:value-type="float">
            <text:p>0.992114701314478</text:p>
          </table:table-cell>
          <table:table-cell table:formula="of:=SIN(2*PI()*[.C$94]*([.$A225]-[.C$95]))" office:value-type="float" office:value="-0.248689887164854" calcext:value-type="float">
            <text:p>-0.248689887164854</text:p>
          </table:table-cell>
          <table:table-cell table:formula="of:=SIN(2*PI()*[.D$94]*([.$A225]-[.D$95]))" office:value-type="float" office:value="-0.929776485888252" calcext:value-type="float">
            <text:p>-0.929776485888252</text:p>
          </table:table-cell>
          <table:table-cell table:number-columns-repeated="14"/>
        </table:table-row>
        <table:table-row table:style-name="ro1">
          <table:table-cell office:value-type="float" office:value="1.28" calcext:value-type="float">
            <text:p>1.28</text:p>
          </table:table-cell>
          <table:table-cell table:formula="of:=SIN(2*PI()*[.B$94]*([.$A226]-[.B$95]))" office:value-type="float" office:value="0.982287250728689" calcext:value-type="float">
            <text:p>0.982287250728689</text:p>
          </table:table-cell>
          <table:table-cell table:formula="of:=SIN(2*PI()*[.C$94]*([.$A226]-[.C$95]))" office:value-type="float" office:value="-0.368124552684679" calcext:value-type="float">
            <text:p>-0.368124552684679</text:p>
          </table:table-cell>
          <table:table-cell table:formula="of:=SIN(2*PI()*[.D$94]*([.$A226]-[.D$95]))" office:value-type="float" office:value="-0.844327925502014" calcext:value-type="float">
            <text:p>-0.844327925502014</text:p>
          </table:table-cell>
          <table:table-cell table:number-columns-repeated="14"/>
        </table:table-row>
        <table:table-row table:style-name="ro1">
          <table:table-cell office:value-type="float" office:value="1.29" calcext:value-type="float">
            <text:p>1.29</text:p>
          </table:table-cell>
          <table:table-cell table:formula="of:=SIN(2*PI()*[.B$94]*([.$A227]-[.B$95]))" office:value-type="float" office:value="0.968583161128631" calcext:value-type="float">
            <text:p>0.968583161128631</text:p>
          </table:table-cell>
          <table:table-cell table:formula="of:=SIN(2*PI()*[.C$94]*([.$A227]-[.C$95]))" office:value-type="float" office:value="-0.481753674101715" calcext:value-type="float">
            <text:p>-0.481753674101715</text:p>
          </table:table-cell>
          <table:table-cell table:formula="of:=SIN(2*PI()*[.D$94]*([.$A227]-[.D$95]))" office:value-type="float" office:value="-0.728968627421411" calcext:value-type="float">
            <text:p>-0.728968627421411</text:p>
          </table:table-cell>
          <table:table-cell table:number-columns-repeated="14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SIN(2*PI()*[.B$94]*([.$A228]-[.B$95]))" office:value-type="float" office:value="0.951056516295154" calcext:value-type="float">
            <text:p>0.951056516295154</text:p>
          </table:table-cell>
          <table:table-cell table:formula="of:=SIN(2*PI()*[.C$94]*([.$A228]-[.C$95]))" office:value-type="float" office:value="-0.587785252292473" calcext:value-type="float">
            <text:p>-0.587785252292473</text:p>
          </table:table-cell>
          <table:table-cell table:formula="of:=SIN(2*PI()*[.D$94]*([.$A228]-[.D$95]))" office:value-type="float" office:value="-0.587785252292474" calcext:value-type="float">
            <text:p>-0.587785252292474</text:p>
          </table:table-cell>
          <table:table-cell table:number-columns-repeated="14"/>
        </table:table-row>
        <table:table-row table:style-name="ro1">
          <table:table-cell office:value-type="float" office:value="1.31" calcext:value-type="float">
            <text:p>1.31</text:p>
          </table:table-cell>
          <table:table-cell table:formula="of:=SIN(2*PI()*[.B$94]*([.$A229]-[.B$95]))" office:value-type="float" office:value="0.929776485888252" calcext:value-type="float">
            <text:p>0.929776485888252</text:p>
          </table:table-cell>
          <table:table-cell table:formula="of:=SIN(2*PI()*[.C$94]*([.$A229]-[.C$95]))" office:value-type="float" office:value="-0.684547105928688" calcext:value-type="float">
            <text:p>-0.684547105928688</text:p>
          </table:table-cell>
          <table:table-cell table:formula="of:=SIN(2*PI()*[.D$94]*([.$A229]-[.D$95]))" office:value-type="float" office:value="-0.425779291565071" calcext:value-type="float">
            <text:p>-0.425779291565071</text:p>
          </table:table-cell>
          <table:table-cell table:number-columns-repeated="14"/>
        </table:table-row>
        <table:table-row table:style-name="ro1">
          <table:table-cell office:value-type="float" office:value="1.32" calcext:value-type="float">
            <text:p>1.32</text:p>
          </table:table-cell>
          <table:table-cell table:formula="of:=SIN(2*PI()*[.B$94]*([.$A230]-[.B$95]))" office:value-type="float" office:value="0.904827052466019" calcext:value-type="float">
            <text:p>0.904827052466019</text:p>
          </table:table-cell>
          <table:table-cell table:formula="of:=SIN(2*PI()*[.C$94]*([.$A230]-[.C$95]))" office:value-type="float" office:value="-0.77051324277579" calcext:value-type="float">
            <text:p>-0.77051324277579</text:p>
          </table:table-cell>
          <table:table-cell table:formula="of:=SIN(2*PI()*[.D$94]*([.$A230]-[.D$95]))" office:value-type="float" office:value="-0.248689887164854" calcext:value-type="float">
            <text:p>-0.248689887164854</text:p>
          </table:table-cell>
          <table:table-cell table:number-columns-repeated="14"/>
        </table:table-row>
        <table:table-row table:style-name="ro1">
          <table:table-cell office:value-type="float" office:value="1.33" calcext:value-type="float">
            <text:p>1.33</text:p>
          </table:table-cell>
          <table:table-cell table:formula="of:=SIN(2*PI()*[.B$94]*([.$A231]-[.B$95]))" office:value-type="float" office:value="0.876306680043863" calcext:value-type="float">
            <text:p>0.876306680043863</text:p>
          </table:table-cell>
          <table:table-cell table:formula="of:=SIN(2*PI()*[.C$94]*([.$A231]-[.C$95]))" office:value-type="float" office:value="-0.844327925502016" calcext:value-type="float">
            <text:p>-0.844327925502016</text:p>
          </table:table-cell>
          <table:table-cell table:formula="of:=SIN(2*PI()*[.D$94]*([.$A231]-[.D$95]))" office:value-type="float" office:value="-0.062790519529314" calcext:value-type="float">
            <text:p>-0.062790519529314</text:p>
          </table:table-cell>
          <table:table-cell table:number-columns-repeated="14"/>
        </table:table-row>
        <table:table-row table:style-name="ro1">
          <table:table-cell office:value-type="float" office:value="1.34" calcext:value-type="float">
            <text:p>1.34</text:p>
          </table:table-cell>
          <table:table-cell table:formula="of:=SIN(2*PI()*[.B$94]*([.$A232]-[.B$95]))" office:value-type="float" office:value="0.844327925502015" calcext:value-type="float">
            <text:p>0.844327925502015</text:p>
          </table:table-cell>
          <table:table-cell table:formula="of:=SIN(2*PI()*[.C$94]*([.$A232]-[.C$95]))" office:value-type="float" office:value="-0.90482705246602" calcext:value-type="float">
            <text:p>-0.90482705246602</text:p>
          </table:table-cell>
          <table:table-cell table:formula="of:=SIN(2*PI()*[.D$94]*([.$A232]-[.D$95]))" office:value-type="float" office:value="0.125333233564306" calcext:value-type="float">
            <text:p>0.125333233564306</text:p>
          </table:table-cell>
          <table:table-cell table:number-columns-repeated="1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SIN(2*PI()*[.B$94]*([.$A233]-[.B$95]))" office:value-type="float" office:value="0.809016994374948" calcext:value-type="float">
            <text:p>0.809016994374948</text:p>
          </table:table-cell>
          <table:table-cell table:formula="of:=SIN(2*PI()*[.C$94]*([.$A233]-[.C$95]))" office:value-type="float" office:value="-0.951056516295153" calcext:value-type="float">
            <text:p>-0.951056516295153</text:p>
          </table:table-cell>
          <table:table-cell table:formula="of:=SIN(2*PI()*[.D$94]*([.$A233]-[.D$95]))" office:value-type="float" office:value="0.309016994374948" calcext:value-type="float">
            <text:p>0.309016994374948</text:p>
          </table:table-cell>
          <table:table-cell table:number-columns-repeated="14"/>
        </table:table-row>
        <table:table-row table:style-name="ro1">
          <table:table-cell office:value-type="float" office:value="1.36" calcext:value-type="float">
            <text:p>1.36</text:p>
          </table:table-cell>
          <table:table-cell table:formula="of:=SIN(2*PI()*[.B$94]*([.$A234]-[.B$95]))" office:value-type="float" office:value="0.77051324277579" calcext:value-type="float">
            <text:p>0.77051324277579</text:p>
          </table:table-cell>
          <table:table-cell table:formula="of:=SIN(2*PI()*[.C$94]*([.$A234]-[.C$95]))" office:value-type="float" office:value="-0.982287250728688" calcext:value-type="float">
            <text:p>-0.982287250728688</text:p>
          </table:table-cell>
          <table:table-cell table:formula="of:=SIN(2*PI()*[.D$94]*([.$A234]-[.D$95]))" office:value-type="float" office:value="0.481753674101712" calcext:value-type="float">
            <text:p>0.481753674101712</text:p>
          </table:table-cell>
          <table:table-cell table:number-columns-repeated="14"/>
        </table:table-row>
        <table:table-row table:style-name="ro1">
          <table:table-cell office:value-type="float" office:value="1.37" calcext:value-type="float">
            <text:p>1.37</text:p>
          </table:table-cell>
          <table:table-cell table:formula="of:=SIN(2*PI()*[.B$94]*([.$A235]-[.B$95]))" office:value-type="float" office:value="0.728968627421411" calcext:value-type="float">
            <text:p>0.728968627421411</text:p>
          </table:table-cell>
          <table:table-cell table:formula="of:=SIN(2*PI()*[.C$94]*([.$A235]-[.C$95]))" office:value-type="float" office:value="-0.998026728428272" calcext:value-type="float">
            <text:p>-0.998026728428272</text:p>
          </table:table-cell>
          <table:table-cell table:formula="of:=SIN(2*PI()*[.D$94]*([.$A235]-[.D$95]))" office:value-type="float" office:value="0.637423989748691" calcext:value-type="float">
            <text:p>0.637423989748691</text:p>
          </table:table-cell>
          <table:table-cell table:number-columns-repeated="14"/>
        </table:table-row>
        <table:table-row table:style-name="ro1">
          <table:table-cell office:value-type="float" office:value="1.38" calcext:value-type="float">
            <text:p>1.38</text:p>
          </table:table-cell>
          <table:table-cell table:formula="of:=SIN(2*PI()*[.B$94]*([.$A236]-[.B$95]))" office:value-type="float" office:value="0.68454710592869" calcext:value-type="float">
            <text:p>0.68454710592869</text:p>
          </table:table-cell>
          <table:table-cell table:formula="of:=SIN(2*PI()*[.C$94]*([.$A236]-[.C$95]))" office:value-type="float" office:value="-0.998026728428272" calcext:value-type="float">
            <text:p>-0.998026728428272</text:p>
          </table:table-cell>
          <table:table-cell table:formula="of:=SIN(2*PI()*[.D$94]*([.$A236]-[.D$95]))" office:value-type="float" office:value="0.770513242775788" calcext:value-type="float">
            <text:p>0.770513242775788</text:p>
          </table:table-cell>
          <table:table-cell table:number-columns-repeated="14"/>
        </table:table-row>
        <table:table-row table:style-name="ro1">
          <table:table-cell office:value-type="float" office:value="1.39" calcext:value-type="float">
            <text:p>1.39</text:p>
          </table:table-cell>
          <table:table-cell table:formula="of:=SIN(2*PI()*[.B$94]*([.$A237]-[.B$95]))" office:value-type="float" office:value="0.63742398974869" calcext:value-type="float">
            <text:p>0.63742398974869</text:p>
          </table:table-cell>
          <table:table-cell table:formula="of:=SIN(2*PI()*[.C$94]*([.$A237]-[.C$95]))" office:value-type="float" office:value="-0.982287250728689" calcext:value-type="float">
            <text:p>-0.982287250728689</text:p>
          </table:table-cell>
          <table:table-cell table:formula="of:=SIN(2*PI()*[.D$94]*([.$A237]-[.D$95]))" office:value-type="float" office:value="0.876306680043864" calcext:value-type="float">
            <text:p>0.876306680043864</text:p>
          </table:table-cell>
          <table:table-cell table:number-columns-repeated="14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SIN(2*PI()*[.B$94]*([.$A238]-[.B$95]))" office:value-type="float" office:value="0.587785252292473" calcext:value-type="float">
            <text:p>0.587785252292473</text:p>
          </table:table-cell>
          <table:table-cell table:formula="of:=SIN(2*PI()*[.C$94]*([.$A238]-[.C$95]))" office:value-type="float" office:value="-0.951056516295154" calcext:value-type="float">
            <text:p>-0.951056516295154</text:p>
          </table:table-cell>
          <table:table-cell table:formula="of:=SIN(2*PI()*[.D$94]*([.$A238]-[.D$95]))" office:value-type="float" office:value="0.951056516295153" calcext:value-type="float">
            <text:p>0.951056516295153</text:p>
          </table:table-cell>
          <table:table-cell table:number-columns-repeated="14"/>
        </table:table-row>
        <table:table-row table:style-name="ro1">
          <table:table-cell office:value-type="float" office:value="1.41" calcext:value-type="float">
            <text:p>1.41</text:p>
          </table:table-cell>
          <table:table-cell table:formula="of:=SIN(2*PI()*[.B$94]*([.$A239]-[.B$95]))" office:value-type="float" office:value="0.535826794978996" calcext:value-type="float">
            <text:p>0.535826794978996</text:p>
          </table:table-cell>
          <table:table-cell table:formula="of:=SIN(2*PI()*[.C$94]*([.$A239]-[.C$95]))" office:value-type="float" office:value="-0.904827052466019" calcext:value-type="float">
            <text:p>-0.904827052466019</text:p>
          </table:table-cell>
          <table:table-cell table:formula="of:=SIN(2*PI()*[.D$94]*([.$A239]-[.D$95]))" office:value-type="float" office:value="0.992114701314478" calcext:value-type="float">
            <text:p>0.992114701314478</text:p>
          </table:table-cell>
          <table:table-cell table:number-columns-repeated="14"/>
        </table:table-row>
        <table:table-row table:style-name="ro1">
          <table:table-cell office:value-type="float" office:value="1.42" calcext:value-type="float">
            <text:p>1.42</text:p>
          </table:table-cell>
          <table:table-cell table:formula="of:=SIN(2*PI()*[.B$94]*([.$A240]-[.B$95]))" office:value-type="float" office:value="0.481753674101716" calcext:value-type="float">
            <text:p>0.481753674101716</text:p>
          </table:table-cell>
          <table:table-cell table:formula="of:=SIN(2*PI()*[.C$94]*([.$A240]-[.C$95]))" office:value-type="float" office:value="-0.844327925502016" calcext:value-type="float">
            <text:p>-0.844327925502016</text:p>
          </table:table-cell>
          <table:table-cell table:formula="of:=SIN(2*PI()*[.D$94]*([.$A240]-[.D$95]))" office:value-type="float" office:value="0.998026728428272" calcext:value-type="float">
            <text:p>0.998026728428272</text:p>
          </table:table-cell>
          <table:table-cell table:number-columns-repeated="14"/>
        </table:table-row>
        <table:table-row table:style-name="ro1">
          <table:table-cell office:value-type="float" office:value="1.43" calcext:value-type="float">
            <text:p>1.43</text:p>
          </table:table-cell>
          <table:table-cell table:formula="of:=SIN(2*PI()*[.B$94]*([.$A241]-[.B$95]))" office:value-type="float" office:value="0.425779291565074" calcext:value-type="float">
            <text:p>0.425779291565074</text:p>
          </table:table-cell>
          <table:table-cell table:formula="of:=SIN(2*PI()*[.C$94]*([.$A241]-[.C$95]))" office:value-type="float" office:value="-0.770513242775791" calcext:value-type="float">
            <text:p>-0.770513242775791</text:p>
          </table:table-cell>
          <table:table-cell table:formula="of:=SIN(2*PI()*[.D$94]*([.$A241]-[.D$95]))" office:value-type="float" office:value="0.968583161128631" calcext:value-type="float">
            <text:p>0.968583161128631</text:p>
          </table:table-cell>
          <table:table-cell table:number-columns-repeated="14"/>
        </table:table-row>
        <table:table-row table:style-name="ro1">
          <table:table-cell office:value-type="float" office:value="1.44" calcext:value-type="float">
            <text:p>1.44</text:p>
          </table:table-cell>
          <table:table-cell table:formula="of:=SIN(2*PI()*[.B$94]*([.$A242]-[.B$95]))" office:value-type="float" office:value="0.368124552684678" calcext:value-type="float">
            <text:p>0.368124552684678</text:p>
          </table:table-cell>
          <table:table-cell table:formula="of:=SIN(2*PI()*[.C$94]*([.$A242]-[.C$95]))" office:value-type="float" office:value="-0.684547105928689" calcext:value-type="float">
            <text:p>-0.684547105928689</text:p>
          </table:table-cell>
          <table:table-cell table:formula="of:=SIN(2*PI()*[.D$94]*([.$A242]-[.D$95]))" office:value-type="float" office:value="0.90482705246602" calcext:value-type="float">
            <text:p>0.90482705246602</text:p>
          </table:table-cell>
          <table:table-cell table:number-columns-repeated="1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SIN(2*PI()*[.B$94]*([.$A243]-[.B$95]))" office:value-type="float" office:value="0.309016994374948" calcext:value-type="float">
            <text:p>0.309016994374948</text:p>
          </table:table-cell>
          <table:table-cell table:formula="of:=SIN(2*PI()*[.C$94]*([.$A243]-[.C$95]))" office:value-type="float" office:value="-0.587785252292474" calcext:value-type="float">
            <text:p>-0.587785252292474</text:p>
          </table:table-cell>
          <table:table-cell table:formula="of:=SIN(2*PI()*[.D$94]*([.$A243]-[.D$95]))" office:value-type="float" office:value="0.809016994374949" calcext:value-type="float">
            <text:p>0.809016994374949</text:p>
          </table:table-cell>
          <table:table-cell table:number-columns-repeated="14"/>
        </table:table-row>
        <table:table-row table:style-name="ro1">
          <table:table-cell office:value-type="float" office:value="1.46" calcext:value-type="float">
            <text:p>1.46</text:p>
          </table:table-cell>
          <table:table-cell table:formula="of:=SIN(2*PI()*[.B$94]*([.$A244]-[.B$95]))" office:value-type="float" office:value="0.248689887164855" calcext:value-type="float">
            <text:p>0.248689887164855</text:p>
          </table:table-cell>
          <table:table-cell table:formula="of:=SIN(2*PI()*[.C$94]*([.$A244]-[.C$95]))" office:value-type="float" office:value="-0.481753674101717" calcext:value-type="float">
            <text:p>-0.481753674101717</text:p>
          </table:table-cell>
          <table:table-cell table:formula="of:=SIN(2*PI()*[.D$94]*([.$A244]-[.D$95]))" office:value-type="float" office:value="0.684547105928689" calcext:value-type="float">
            <text:p>0.684547105928689</text:p>
          </table:table-cell>
          <table:table-cell table:number-columns-repeated="14"/>
        </table:table-row>
        <table:table-row table:style-name="ro1">
          <table:table-cell office:value-type="float" office:value="1.47" calcext:value-type="float">
            <text:p>1.47</text:p>
          </table:table-cell>
          <table:table-cell table:formula="of:=SIN(2*PI()*[.B$94]*([.$A245]-[.B$95]))" office:value-type="float" office:value="0.187381314585726" calcext:value-type="float">
            <text:p>0.187381314585726</text:p>
          </table:table-cell>
          <table:table-cell table:formula="of:=SIN(2*PI()*[.C$94]*([.$A245]-[.C$95]))" office:value-type="float" office:value="-0.36812455268468" calcext:value-type="float">
            <text:p>-0.36812455268468</text:p>
          </table:table-cell>
          <table:table-cell table:formula="of:=SIN(2*PI()*[.D$94]*([.$A245]-[.D$95]))" office:value-type="float" office:value="0.535826794978998" calcext:value-type="float">
            <text:p>0.535826794978998</text:p>
          </table:table-cell>
          <table:table-cell table:number-columns-repeated="14"/>
        </table:table-row>
        <table:table-row table:style-name="ro1">
          <table:table-cell office:value-type="float" office:value="1.48" calcext:value-type="float">
            <text:p>1.48</text:p>
          </table:table-cell>
          <table:table-cell table:formula="of:=SIN(2*PI()*[.B$94]*([.$A246]-[.B$95]))" office:value-type="float" office:value="0.125333233564304" calcext:value-type="float">
            <text:p>0.125333233564304</text:p>
          </table:table-cell>
          <table:table-cell table:formula="of:=SIN(2*PI()*[.C$94]*([.$A246]-[.C$95]))" office:value-type="float" office:value="-0.248689887164854" calcext:value-type="float">
            <text:p>-0.248689887164854</text:p>
          </table:table-cell>
          <table:table-cell table:formula="of:=SIN(2*PI()*[.D$94]*([.$A246]-[.D$95]))" office:value-type="float" office:value="0.36812455268468" calcext:value-type="float">
            <text:p>0.36812455268468</text:p>
          </table:table-cell>
          <table:table-cell table:number-columns-repeated="14"/>
        </table:table-row>
        <table:table-row table:style-name="ro1">
          <table:table-cell office:value-type="float" office:value="1.49" calcext:value-type="float">
            <text:p>1.49</text:p>
          </table:table-cell>
          <table:table-cell table:formula="of:=SIN(2*PI()*[.B$94]*([.$A247]-[.B$95]))" office:value-type="float" office:value="0.0627905195293134" calcext:value-type="float">
            <text:p>0.062790519529313</text:p>
          </table:table-cell>
          <table:table-cell table:formula="of:=SIN(2*PI()*[.C$94]*([.$A247]-[.C$95]))" office:value-type="float" office:value="-0.125333233564304" calcext:value-type="float">
            <text:p>-0.125333233564304</text:p>
          </table:table-cell>
          <table:table-cell table:formula="of:=SIN(2*PI()*[.D$94]*([.$A247]-[.D$95]))" office:value-type="float" office:value="0.187381314585725" calcext:value-type="float">
            <text:p>0.187381314585725</text:p>
          </table:table-cell>
          <table:table-cell table:number-columns-repeated="14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SIN(2*PI()*[.B$94]*([.$A248]-[.B$95]))" office:value-type="float" office:value="3.67394039744206E-016" calcext:value-type="float">
            <text:p>3.67394039744206E-16</text:p>
          </table:table-cell>
          <table:table-cell table:formula="of:=SIN(2*PI()*[.C$94]*([.$A248]-[.C$95]))" office:value-type="float" office:value="-7.34788079488412E-016" calcext:value-type="float">
            <text:p>-7.34788079488412E-16</text:p>
          </table:table-cell>
          <table:table-cell table:formula="of:=SIN(2*PI()*[.D$94]*([.$A248]-[.D$95]))" office:value-type="float" office:value="1.10218211923262E-015" calcext:value-type="float">
            <text:p>1.10218211923262E-15</text:p>
          </table:table-cell>
          <table:table-cell table:number-columns-repeated="14"/>
        </table:table-row>
        <table:table-row table:style-name="ro1">
          <table:table-cell office:value-type="float" office:value="1.51" calcext:value-type="float">
            <text:p>1.51</text:p>
          </table:table-cell>
          <table:table-cell table:formula="of:=SIN(2*PI()*[.B$94]*([.$A249]-[.B$95]))" office:value-type="float" office:value="-0.0627905195293127" calcext:value-type="float">
            <text:p>-0.062790519529313</text:p>
          </table:table-cell>
          <table:table-cell table:formula="of:=SIN(2*PI()*[.C$94]*([.$A249]-[.C$95]))" office:value-type="float" office:value="0.125333233564303" calcext:value-type="float">
            <text:p>0.125333233564303</text:p>
          </table:table-cell>
          <table:table-cell table:formula="of:=SIN(2*PI()*[.D$94]*([.$A249]-[.D$95]))" office:value-type="float" office:value="-0.187381314585723" calcext:value-type="float">
            <text:p>-0.187381314585723</text:p>
          </table:table-cell>
          <table:table-cell table:number-columns-repeated="14"/>
        </table:table-row>
        <table:table-row table:style-name="ro1">
          <table:table-cell office:value-type="float" office:value="1.52" calcext:value-type="float">
            <text:p>1.52</text:p>
          </table:table-cell>
          <table:table-cell table:formula="of:=SIN(2*PI()*[.B$94]*([.$A250]-[.B$95]))" office:value-type="float" office:value="-0.125333233564303" calcext:value-type="float">
            <text:p>-0.125333233564303</text:p>
          </table:table-cell>
          <table:table-cell table:formula="of:=SIN(2*PI()*[.C$94]*([.$A250]-[.C$95]))" office:value-type="float" office:value="0.248689887164853" calcext:value-type="float">
            <text:p>0.248689887164853</text:p>
          </table:table-cell>
          <table:table-cell table:formula="of:=SIN(2*PI()*[.D$94]*([.$A250]-[.D$95]))" office:value-type="float" office:value="-0.368124552684678" calcext:value-type="float">
            <text:p>-0.368124552684678</text:p>
          </table:table-cell>
          <table:table-cell table:number-columns-repeated="14"/>
        </table:table-row>
        <table:table-row table:style-name="ro1">
          <table:table-cell office:value-type="float" office:value="1.53" calcext:value-type="float">
            <text:p>1.53</text:p>
          </table:table-cell>
          <table:table-cell table:formula="of:=SIN(2*PI()*[.B$94]*([.$A251]-[.B$95]))" office:value-type="float" office:value="-0.187381314585725" calcext:value-type="float">
            <text:p>-0.187381314585725</text:p>
          </table:table-cell>
          <table:table-cell table:formula="of:=SIN(2*PI()*[.C$94]*([.$A251]-[.C$95]))" office:value-type="float" office:value="0.368124552684679" calcext:value-type="float">
            <text:p>0.368124552684679</text:p>
          </table:table-cell>
          <table:table-cell table:formula="of:=SIN(2*PI()*[.D$94]*([.$A251]-[.D$95]))" office:value-type="float" office:value="-0.535826794978996" calcext:value-type="float">
            <text:p>-0.535826794978996</text:p>
          </table:table-cell>
          <table:table-cell table:number-columns-repeated="14"/>
        </table:table-row>
        <table:table-row table:style-name="ro1">
          <table:table-cell office:value-type="float" office:value="1.54" calcext:value-type="float">
            <text:p>1.54</text:p>
          </table:table-cell>
          <table:table-cell table:formula="of:=SIN(2*PI()*[.B$94]*([.$A252]-[.B$95]))" office:value-type="float" office:value="-0.248689887164855" calcext:value-type="float">
            <text:p>-0.248689887164855</text:p>
          </table:table-cell>
          <table:table-cell table:formula="of:=SIN(2*PI()*[.C$94]*([.$A252]-[.C$95]))" office:value-type="float" office:value="0.481753674101715" calcext:value-type="float">
            <text:p>0.481753674101715</text:p>
          </table:table-cell>
          <table:table-cell table:formula="of:=SIN(2*PI()*[.D$94]*([.$A252]-[.D$95]))" office:value-type="float" office:value="-0.684547105928687" calcext:value-type="float">
            <text:p>-0.684547105928687</text:p>
          </table:table-cell>
          <table:table-cell table:number-columns-repeated="1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SIN(2*PI()*[.B$94]*([.$A253]-[.B$95]))" office:value-type="float" office:value="-0.309016994374947" calcext:value-type="float">
            <text:p>-0.309016994374947</text:p>
          </table:table-cell>
          <table:table-cell table:formula="of:=SIN(2*PI()*[.C$94]*([.$A253]-[.C$95]))" office:value-type="float" office:value="0.587785252292473" calcext:value-type="float">
            <text:p>0.587785252292473</text:p>
          </table:table-cell>
          <table:table-cell table:formula="of:=SIN(2*PI()*[.D$94]*([.$A253]-[.D$95]))" office:value-type="float" office:value="-0.809016994374948" calcext:value-type="float">
            <text:p>-0.809016994374948</text:p>
          </table:table-cell>
          <table:table-cell table:number-columns-repeated="14"/>
        </table:table-row>
        <table:table-row table:style-name="ro1">
          <table:table-cell office:value-type="float" office:value="1.56" calcext:value-type="float">
            <text:p>1.56</text:p>
          </table:table-cell>
          <table:table-cell table:formula="of:=SIN(2*PI()*[.B$94]*([.$A254]-[.B$95]))" office:value-type="float" office:value="-0.368124552684677" calcext:value-type="float">
            <text:p>-0.368124552684677</text:p>
          </table:table-cell>
          <table:table-cell table:formula="of:=SIN(2*PI()*[.C$94]*([.$A254]-[.C$95]))" office:value-type="float" office:value="0.684547105928688" calcext:value-type="float">
            <text:p>0.684547105928688</text:p>
          </table:table-cell>
          <table:table-cell table:formula="of:=SIN(2*PI()*[.D$94]*([.$A254]-[.D$95]))" office:value-type="float" office:value="-0.904827052466019" calcext:value-type="float">
            <text:p>-0.904827052466019</text:p>
          </table:table-cell>
          <table:table-cell table:number-columns-repeated="14"/>
        </table:table-row>
        <table:table-row table:style-name="ro1">
          <table:table-cell office:value-type="float" office:value="1.57" calcext:value-type="float">
            <text:p>1.57</text:p>
          </table:table-cell>
          <table:table-cell table:formula="of:=SIN(2*PI()*[.B$94]*([.$A255]-[.B$95]))" office:value-type="float" office:value="-0.425779291565073" calcext:value-type="float">
            <text:p>-0.425779291565073</text:p>
          </table:table-cell>
          <table:table-cell table:formula="of:=SIN(2*PI()*[.C$94]*([.$A255]-[.C$95]))" office:value-type="float" office:value="0.77051324277579" calcext:value-type="float">
            <text:p>0.77051324277579</text:p>
          </table:table-cell>
          <table:table-cell table:formula="of:=SIN(2*PI()*[.D$94]*([.$A255]-[.D$95]))" office:value-type="float" office:value="-0.968583161128631" calcext:value-type="float">
            <text:p>-0.968583161128631</text:p>
          </table:table-cell>
          <table:table-cell table:number-columns-repeated="14"/>
        </table:table-row>
        <table:table-row table:style-name="ro1">
          <table:table-cell office:value-type="float" office:value="1.58" calcext:value-type="float">
            <text:p>1.58</text:p>
          </table:table-cell>
          <table:table-cell table:formula="of:=SIN(2*PI()*[.B$94]*([.$A256]-[.B$95]))" office:value-type="float" office:value="-0.481753674101716" calcext:value-type="float">
            <text:p>-0.481753674101716</text:p>
          </table:table-cell>
          <table:table-cell table:formula="of:=SIN(2*PI()*[.C$94]*([.$A256]-[.C$95]))" office:value-type="float" office:value="0.844327925502015" calcext:value-type="float">
            <text:p>0.844327925502015</text:p>
          </table:table-cell>
          <table:table-cell table:formula="of:=SIN(2*PI()*[.D$94]*([.$A256]-[.D$95]))" office:value-type="float" office:value="-0.998026728428272" calcext:value-type="float">
            <text:p>-0.998026728428272</text:p>
          </table:table-cell>
          <table:table-cell table:number-columns-repeated="14"/>
        </table:table-row>
        <table:table-row table:style-name="ro1">
          <table:table-cell office:value-type="float" office:value="1.59" calcext:value-type="float">
            <text:p>1.59</text:p>
          </table:table-cell>
          <table:table-cell table:formula="of:=SIN(2*PI()*[.B$94]*([.$A257]-[.B$95]))" office:value-type="float" office:value="-0.535826794978995" calcext:value-type="float">
            <text:p>-0.535826794978995</text:p>
          </table:table-cell>
          <table:table-cell table:formula="of:=SIN(2*PI()*[.C$94]*([.$A257]-[.C$95]))" office:value-type="float" office:value="0.904827052466018" calcext:value-type="float">
            <text:p>0.904827052466018</text:p>
          </table:table-cell>
          <table:table-cell table:formula="of:=SIN(2*PI()*[.D$94]*([.$A257]-[.D$95]))" office:value-type="float" office:value="-0.992114701314478" calcext:value-type="float">
            <text:p>-0.992114701314478</text:p>
          </table:table-cell>
          <table:table-cell table:number-columns-repeated="1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SIN(2*PI()*[.B$94]*([.$A258]-[.B$95]))" office:value-type="float" office:value="-0.587785252292473" calcext:value-type="float">
            <text:p>-0.587785252292473</text:p>
          </table:table-cell>
          <table:table-cell table:formula="of:=SIN(2*PI()*[.C$94]*([.$A258]-[.C$95]))" office:value-type="float" office:value="0.951056516295153" calcext:value-type="float">
            <text:p>0.951056516295153</text:p>
          </table:table-cell>
          <table:table-cell table:formula="of:=SIN(2*PI()*[.D$94]*([.$A258]-[.D$95]))" office:value-type="float" office:value="-0.951056516295154" calcext:value-type="float">
            <text:p>-0.951056516295154</text:p>
          </table:table-cell>
          <table:table-cell table:number-columns-repeated="14"/>
        </table:table-row>
        <table:table-row table:style-name="ro1">
          <table:table-cell office:value-type="float" office:value="1.61" calcext:value-type="float">
            <text:p>1.61</text:p>
          </table:table-cell>
          <table:table-cell table:formula="of:=SIN(2*PI()*[.B$94]*([.$A259]-[.B$95]))" office:value-type="float" office:value="-0.637423989748689" calcext:value-type="float">
            <text:p>-0.637423989748689</text:p>
          </table:table-cell>
          <table:table-cell table:formula="of:=SIN(2*PI()*[.C$94]*([.$A259]-[.C$95]))" office:value-type="float" office:value="0.982287250728688" calcext:value-type="float">
            <text:p>0.982287250728688</text:p>
          </table:table-cell>
          <table:table-cell table:formula="of:=SIN(2*PI()*[.D$94]*([.$A259]-[.D$95]))" office:value-type="float" office:value="-0.876306680043865" calcext:value-type="float">
            <text:p>-0.876306680043865</text:p>
          </table:table-cell>
          <table:table-cell table:number-columns-repeated="14"/>
        </table:table-row>
        <table:table-row table:style-name="ro1">
          <table:table-cell office:value-type="float" office:value="1.62" calcext:value-type="float">
            <text:p>1.62</text:p>
          </table:table-cell>
          <table:table-cell table:formula="of:=SIN(2*PI()*[.B$94]*([.$A260]-[.B$95]))" office:value-type="float" office:value="-0.684547105928689" calcext:value-type="float">
            <text:p>-0.684547105928689</text:p>
          </table:table-cell>
          <table:table-cell table:formula="of:=SIN(2*PI()*[.C$94]*([.$A260]-[.C$95]))" office:value-type="float" office:value="0.998026728428272" calcext:value-type="float">
            <text:p>0.998026728428272</text:p>
          </table:table-cell>
          <table:table-cell table:formula="of:=SIN(2*PI()*[.D$94]*([.$A260]-[.D$95]))" office:value-type="float" office:value="-0.770513242775789" calcext:value-type="float">
            <text:p>-0.770513242775789</text:p>
          </table:table-cell>
          <table:table-cell table:number-columns-repeated="14"/>
        </table:table-row>
        <table:table-row table:style-name="ro1">
          <table:table-cell office:value-type="float" office:value="1.63" calcext:value-type="float">
            <text:p>1.63</text:p>
          </table:table-cell>
          <table:table-cell table:formula="of:=SIN(2*PI()*[.B$94]*([.$A261]-[.B$95]))" office:value-type="float" office:value="-0.728968627421411" calcext:value-type="float">
            <text:p>-0.728968627421411</text:p>
          </table:table-cell>
          <table:table-cell table:formula="of:=SIN(2*PI()*[.C$94]*([.$A261]-[.C$95]))" office:value-type="float" office:value="0.998026728428272" calcext:value-type="float">
            <text:p>0.998026728428272</text:p>
          </table:table-cell>
          <table:table-cell table:formula="of:=SIN(2*PI()*[.D$94]*([.$A261]-[.D$95]))" office:value-type="float" office:value="-0.637423989748693" calcext:value-type="float">
            <text:p>-0.637423989748693</text:p>
          </table:table-cell>
          <table:table-cell table:number-columns-repeated="14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SIN(2*PI()*[.B$94]*([.$A262]-[.B$95]))" office:value-type="float" office:value="-0.770513242775789" calcext:value-type="float">
            <text:p>-0.770513242775789</text:p>
          </table:table-cell>
          <table:table-cell table:formula="of:=SIN(2*PI()*[.C$94]*([.$A262]-[.C$95]))" office:value-type="float" office:value="0.982287250728689" calcext:value-type="float">
            <text:p>0.982287250728689</text:p>
          </table:table-cell>
          <table:table-cell table:formula="of:=SIN(2*PI()*[.D$94]*([.$A262]-[.D$95]))" office:value-type="float" office:value="-0.481753674101714" calcext:value-type="float">
            <text:p>-0.481753674101714</text:p>
          </table:table-cell>
          <table:table-cell table:number-columns-repeated="1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SIN(2*PI()*[.B$94]*([.$A263]-[.B$95]))" office:value-type="float" office:value="-0.809016994374947" calcext:value-type="float">
            <text:p>-0.809016994374947</text:p>
          </table:table-cell>
          <table:table-cell table:formula="of:=SIN(2*PI()*[.C$94]*([.$A263]-[.C$95]))" office:value-type="float" office:value="0.951056516295154" calcext:value-type="float">
            <text:p>0.951056516295154</text:p>
          </table:table-cell>
          <table:table-cell table:formula="of:=SIN(2*PI()*[.D$94]*([.$A263]-[.D$95]))" office:value-type="float" office:value="-0.30901699437495" calcext:value-type="float">
            <text:p>-0.30901699437495</text:p>
          </table:table-cell>
          <table:table-cell table:number-columns-repeated="14"/>
        </table:table-row>
        <table:table-row table:style-name="ro1">
          <table:table-cell office:value-type="float" office:value="1.66" calcext:value-type="float">
            <text:p>1.66</text:p>
          </table:table-cell>
          <table:table-cell table:formula="of:=SIN(2*PI()*[.B$94]*([.$A264]-[.B$95]))" office:value-type="float" office:value="-0.844327925502016" calcext:value-type="float">
            <text:p>-0.844327925502016</text:p>
          </table:table-cell>
          <table:table-cell table:formula="of:=SIN(2*PI()*[.C$94]*([.$A264]-[.C$95]))" office:value-type="float" office:value="0.904827052466019" calcext:value-type="float">
            <text:p>0.904827052466019</text:p>
          </table:table-cell>
          <table:table-cell table:formula="of:=SIN(2*PI()*[.D$94]*([.$A264]-[.D$95]))" office:value-type="float" office:value="-0.125333233564301" calcext:value-type="float">
            <text:p>-0.125333233564301</text:p>
          </table:table-cell>
          <table:table-cell table:number-columns-repeated="14"/>
        </table:table-row>
        <table:table-row table:style-name="ro1">
          <table:table-cell office:value-type="float" office:value="1.67" calcext:value-type="float">
            <text:p>1.67</text:p>
          </table:table-cell>
          <table:table-cell table:formula="of:=SIN(2*PI()*[.B$94]*([.$A265]-[.B$95]))" office:value-type="float" office:value="-0.876306680043863" calcext:value-type="float">
            <text:p>-0.876306680043863</text:p>
          </table:table-cell>
          <table:table-cell table:formula="of:=SIN(2*PI()*[.C$94]*([.$A265]-[.C$95]))" office:value-type="float" office:value="0.844327925502016" calcext:value-type="float">
            <text:p>0.844327925502016</text:p>
          </table:table-cell>
          <table:table-cell table:formula="of:=SIN(2*PI()*[.D$94]*([.$A265]-[.D$95]))" office:value-type="float" office:value="0.0627905195293118" calcext:value-type="float">
            <text:p>0.062790519529312</text:p>
          </table:table-cell>
          <table:table-cell table:number-columns-repeated="14"/>
        </table:table-row>
        <table:table-row table:style-name="ro1">
          <table:table-cell office:value-type="float" office:value="1.68" calcext:value-type="float">
            <text:p>1.68</text:p>
          </table:table-cell>
          <table:table-cell table:formula="of:=SIN(2*PI()*[.B$94]*([.$A266]-[.B$95]))" office:value-type="float" office:value="-0.90482705246602" calcext:value-type="float">
            <text:p>-0.90482705246602</text:p>
          </table:table-cell>
          <table:table-cell table:formula="of:=SIN(2*PI()*[.C$94]*([.$A266]-[.C$95]))" office:value-type="float" office:value="0.770513242775789" calcext:value-type="float">
            <text:p>0.770513242775789</text:p>
          </table:table-cell>
          <table:table-cell table:formula="of:=SIN(2*PI()*[.D$94]*([.$A266]-[.D$95]))" office:value-type="float" office:value="0.248689887164856" calcext:value-type="float">
            <text:p>0.248689887164856</text:p>
          </table:table-cell>
          <table:table-cell table:number-columns-repeated="14"/>
        </table:table-row>
        <table:table-row table:style-name="ro1">
          <table:table-cell office:value-type="float" office:value="1.69" calcext:value-type="float">
            <text:p>1.69</text:p>
          </table:table-cell>
          <table:table-cell table:formula="of:=SIN(2*PI()*[.B$94]*([.$A267]-[.B$95]))" office:value-type="float" office:value="-0.929776485888251" calcext:value-type="float">
            <text:p>-0.929776485888251</text:p>
          </table:table-cell>
          <table:table-cell table:formula="of:=SIN(2*PI()*[.C$94]*([.$A267]-[.C$95]))" office:value-type="float" office:value="0.684547105928689" calcext:value-type="float">
            <text:p>0.684547105928689</text:p>
          </table:table-cell>
          <table:table-cell table:formula="of:=SIN(2*PI()*[.D$94]*([.$A267]-[.D$95]))" office:value-type="float" office:value="0.425779291565069" calcext:value-type="float">
            <text:p>0.425779291565069</text:p>
          </table:table-cell>
          <table:table-cell table:number-columns-repeated="14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SIN(2*PI()*[.B$94]*([.$A268]-[.B$95]))" office:value-type="float" office:value="-0.951056516295154" calcext:value-type="float">
            <text:p>-0.951056516295154</text:p>
          </table:table-cell>
          <table:table-cell table:formula="of:=SIN(2*PI()*[.C$94]*([.$A268]-[.C$95]))" office:value-type="float" office:value="0.587785252292471" calcext:value-type="float">
            <text:p>0.587785252292471</text:p>
          </table:table-cell>
          <table:table-cell table:formula="of:=SIN(2*PI()*[.D$94]*([.$A268]-[.D$95]))" office:value-type="float" office:value="0.587785252292475" calcext:value-type="float">
            <text:p>0.587785252292475</text:p>
          </table:table-cell>
          <table:table-cell table:number-columns-repeated="14"/>
        </table:table-row>
        <table:table-row table:style-name="ro1">
          <table:table-cell office:value-type="float" office:value="1.71" calcext:value-type="float">
            <text:p>1.71</text:p>
          </table:table-cell>
          <table:table-cell table:formula="of:=SIN(2*PI()*[.B$94]*([.$A269]-[.B$95]))" office:value-type="float" office:value="-0.968583161128631" calcext:value-type="float">
            <text:p>-0.968583161128631</text:p>
          </table:table-cell>
          <table:table-cell table:formula="of:=SIN(2*PI()*[.C$94]*([.$A269]-[.C$95]))" office:value-type="float" office:value="0.481753674101717" calcext:value-type="float">
            <text:p>0.481753674101717</text:p>
          </table:table-cell>
          <table:table-cell table:formula="of:=SIN(2*PI()*[.D$94]*([.$A269]-[.D$95]))" office:value-type="float" office:value="0.72896862742141" calcext:value-type="float">
            <text:p>0.72896862742141</text:p>
          </table:table-cell>
          <table:table-cell table:number-columns-repeated="14"/>
        </table:table-row>
        <table:table-row table:style-name="ro1">
          <table:table-cell office:value-type="float" office:value="1.72" calcext:value-type="float">
            <text:p>1.72</text:p>
          </table:table-cell>
          <table:table-cell table:formula="of:=SIN(2*PI()*[.B$94]*([.$A270]-[.B$95]))" office:value-type="float" office:value="-0.982287250728689" calcext:value-type="float">
            <text:p>-0.982287250728689</text:p>
          </table:table-cell>
          <table:table-cell table:formula="of:=SIN(2*PI()*[.C$94]*([.$A270]-[.C$95]))" office:value-type="float" office:value="0.36812455268468" calcext:value-type="float">
            <text:p>0.36812455268468</text:p>
          </table:table-cell>
          <table:table-cell table:formula="of:=SIN(2*PI()*[.D$94]*([.$A270]-[.D$95]))" office:value-type="float" office:value="0.844327925502015" calcext:value-type="float">
            <text:p>0.844327925502015</text:p>
          </table:table-cell>
          <table:table-cell table:number-columns-repeated="14"/>
        </table:table-row>
        <table:table-row table:style-name="ro1">
          <table:table-cell office:value-type="float" office:value="1.73" calcext:value-type="float">
            <text:p>1.73</text:p>
          </table:table-cell>
          <table:table-cell table:formula="of:=SIN(2*PI()*[.B$94]*([.$A271]-[.B$95]))" office:value-type="float" office:value="-0.992114701314478" calcext:value-type="float">
            <text:p>-0.992114701314478</text:p>
          </table:table-cell>
          <table:table-cell table:formula="of:=SIN(2*PI()*[.C$94]*([.$A271]-[.C$95]))" office:value-type="float" office:value="0.248689887164854" calcext:value-type="float">
            <text:p>0.248689887164854</text:p>
          </table:table-cell>
          <table:table-cell table:formula="of:=SIN(2*PI()*[.D$94]*([.$A271]-[.D$95]))" office:value-type="float" office:value="0.92977648588825" calcext:value-type="float">
            <text:p>0.92977648588825</text:p>
          </table:table-cell>
          <table:table-cell table:number-columns-repeated="14"/>
        </table:table-row>
        <table:table-row table:style-name="ro1">
          <table:table-cell office:value-type="float" office:value="1.74" calcext:value-type="float">
            <text:p>1.74</text:p>
          </table:table-cell>
          <table:table-cell table:formula="of:=SIN(2*PI()*[.B$94]*([.$A272]-[.B$95]))" office:value-type="float" office:value="-0.998026728428271" calcext:value-type="float">
            <text:p>-0.998026728428271</text:p>
          </table:table-cell>
          <table:table-cell table:formula="of:=SIN(2*PI()*[.C$94]*([.$A272]-[.C$95]))" office:value-type="float" office:value="0.125333233564304" calcext:value-type="float">
            <text:p>0.125333233564304</text:p>
          </table:table-cell>
          <table:table-cell table:formula="of:=SIN(2*PI()*[.D$94]*([.$A272]-[.D$95]))" office:value-type="float" office:value="0.982287250728688" calcext:value-type="float">
            <text:p>0.982287250728688</text:p>
          </table:table-cell>
          <table:table-cell table:number-columns-repeated="1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SIN(2*PI()*[.B$94]*([.$A273]-[.B$95]))" office:value-type="float" office:value="-1" calcext:value-type="float">
            <text:p>-1</text:p>
          </table:table-cell>
          <table:table-cell table:formula="of:=SIN(2*PI()*[.C$94]*([.$A273]-[.C$95]))" office:value-type="float" office:value="8.57252759403147E-016" calcext:value-type="float">
            <text:p>8.57252759403147E-16</text:p>
          </table:table-cell>
          <table:table-cell table:formula="of:=SIN(2*PI()*[.D$94]*([.$A273]-[.D$95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formula="of:=SIN(2*PI()*[.B$94]*([.$A274]-[.B$95]))" office:value-type="float" office:value="-0.998026728428271" calcext:value-type="float">
            <text:p>-0.998026728428271</text:p>
          </table:table-cell>
          <table:table-cell table:formula="of:=SIN(2*PI()*[.C$94]*([.$A274]-[.C$95]))" office:value-type="float" office:value="-0.125333233564303" calcext:value-type="float">
            <text:p>-0.125333233564303</text:p>
          </table:table-cell>
          <table:table-cell table:formula="of:=SIN(2*PI()*[.D$94]*([.$A274]-[.D$95]))" office:value-type="float" office:value="0.982287250728689" calcext:value-type="float">
            <text:p>0.982287250728689</text:p>
          </table:table-cell>
          <table:table-cell table:number-columns-repeated="14"/>
        </table:table-row>
        <table:table-row table:style-name="ro1">
          <table:table-cell office:value-type="float" office:value="1.77" calcext:value-type="float">
            <text:p>1.77</text:p>
          </table:table-cell>
          <table:table-cell table:formula="of:=SIN(2*PI()*[.B$94]*([.$A275]-[.B$95]))" office:value-type="float" office:value="-0.992114701314478" calcext:value-type="float">
            <text:p>-0.992114701314478</text:p>
          </table:table-cell>
          <table:table-cell table:formula="of:=SIN(2*PI()*[.C$94]*([.$A275]-[.C$95]))" office:value-type="float" office:value="-0.248689887164853" calcext:value-type="float">
            <text:p>-0.248689887164853</text:p>
          </table:table-cell>
          <table:table-cell table:formula="of:=SIN(2*PI()*[.D$94]*([.$A275]-[.D$95]))" office:value-type="float" office:value="0.929776485888252" calcext:value-type="float">
            <text:p>0.929776485888252</text:p>
          </table:table-cell>
          <table:table-cell table:number-columns-repeated="14"/>
        </table:table-row>
        <table:table-row table:style-name="ro1">
          <table:table-cell office:value-type="float" office:value="1.78" calcext:value-type="float">
            <text:p>1.78</text:p>
          </table:table-cell>
          <table:table-cell table:formula="of:=SIN(2*PI()*[.B$94]*([.$A276]-[.B$95]))" office:value-type="float" office:value="-0.982287250728689" calcext:value-type="float">
            <text:p>-0.982287250728689</text:p>
          </table:table-cell>
          <table:table-cell table:formula="of:=SIN(2*PI()*[.C$94]*([.$A276]-[.C$95]))" office:value-type="float" office:value="-0.368124552684678" calcext:value-type="float">
            <text:p>-0.368124552684678</text:p>
          </table:table-cell>
          <table:table-cell table:formula="of:=SIN(2*PI()*[.D$94]*([.$A276]-[.D$95]))" office:value-type="float" office:value="0.844327925502015" calcext:value-type="float">
            <text:p>0.844327925502015</text:p>
          </table:table-cell>
          <table:table-cell table:number-columns-repeated="14"/>
        </table:table-row>
        <table:table-row table:style-name="ro1">
          <table:table-cell office:value-type="float" office:value="1.79" calcext:value-type="float">
            <text:p>1.79</text:p>
          </table:table-cell>
          <table:table-cell table:formula="of:=SIN(2*PI()*[.B$94]*([.$A277]-[.B$95]))" office:value-type="float" office:value="-0.968583161128631" calcext:value-type="float">
            <text:p>-0.968583161128631</text:p>
          </table:table-cell>
          <table:table-cell table:formula="of:=SIN(2*PI()*[.C$94]*([.$A277]-[.C$95]))" office:value-type="float" office:value="-0.481753674101715" calcext:value-type="float">
            <text:p>-0.481753674101715</text:p>
          </table:table-cell>
          <table:table-cell table:formula="of:=SIN(2*PI()*[.D$94]*([.$A277]-[.D$95]))" office:value-type="float" office:value="0.728968627421414" calcext:value-type="float">
            <text:p>0.728968627421414</text:p>
          </table:table-cell>
          <table:table-cell table:number-columns-repeated="14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SIN(2*PI()*[.B$94]*([.$A278]-[.B$95]))" office:value-type="float" office:value="-0.951056516295154" calcext:value-type="float">
            <text:p>-0.951056516295154</text:p>
          </table:table-cell>
          <table:table-cell table:formula="of:=SIN(2*PI()*[.C$94]*([.$A278]-[.C$95]))" office:value-type="float" office:value="-0.587785252292473" calcext:value-type="float">
            <text:p>-0.587785252292473</text:p>
          </table:table-cell>
          <table:table-cell table:formula="of:=SIN(2*PI()*[.D$94]*([.$A278]-[.D$95]))" office:value-type="float" office:value="0.587785252292474" calcext:value-type="float">
            <text:p>0.587785252292474</text:p>
          </table:table-cell>
          <table:table-cell table:number-columns-repeated="14"/>
        </table:table-row>
        <table:table-row table:style-name="ro1">
          <table:table-cell office:value-type="float" office:value="1.81" calcext:value-type="float">
            <text:p>1.81</text:p>
          </table:table-cell>
          <table:table-cell table:formula="of:=SIN(2*PI()*[.B$94]*([.$A279]-[.B$95]))" office:value-type="float" office:value="-0.929776485888252" calcext:value-type="float">
            <text:p>-0.929776485888252</text:p>
          </table:table-cell>
          <table:table-cell table:formula="of:=SIN(2*PI()*[.C$94]*([.$A279]-[.C$95]))" office:value-type="float" office:value="-0.684547105928688" calcext:value-type="float">
            <text:p>-0.684547105928688</text:p>
          </table:table-cell>
          <table:table-cell table:formula="of:=SIN(2*PI()*[.D$94]*([.$A279]-[.D$95]))" office:value-type="float" office:value="0.425779291565072" calcext:value-type="float">
            <text:p>0.425779291565072</text:p>
          </table:table-cell>
          <table:table-cell table:number-columns-repeated="14"/>
        </table:table-row>
        <table:table-row table:style-name="ro1">
          <table:table-cell office:value-type="float" office:value="1.82" calcext:value-type="float">
            <text:p>1.82</text:p>
          </table:table-cell>
          <table:table-cell table:formula="of:=SIN(2*PI()*[.B$94]*([.$A280]-[.B$95]))" office:value-type="float" office:value="-0.904827052466019" calcext:value-type="float">
            <text:p>-0.904827052466019</text:p>
          </table:table-cell>
          <table:table-cell table:formula="of:=SIN(2*PI()*[.C$94]*([.$A280]-[.C$95]))" office:value-type="float" office:value="-0.77051324277579" calcext:value-type="float">
            <text:p>-0.77051324277579</text:p>
          </table:table-cell>
          <table:table-cell table:formula="of:=SIN(2*PI()*[.D$94]*([.$A280]-[.D$95]))" office:value-type="float" office:value="0.248689887164858" calcext:value-type="float">
            <text:p>0.248689887164858</text:p>
          </table:table-cell>
          <table:table-cell table:number-columns-repeated="14"/>
        </table:table-row>
        <table:table-row table:style-name="ro1">
          <table:table-cell office:value-type="float" office:value="1.83" calcext:value-type="float">
            <text:p>1.83</text:p>
          </table:table-cell>
          <table:table-cell table:formula="of:=SIN(2*PI()*[.B$94]*([.$A281]-[.B$95]))" office:value-type="float" office:value="-0.876306680043864" calcext:value-type="float">
            <text:p>-0.876306680043864</text:p>
          </table:table-cell>
          <table:table-cell table:formula="of:=SIN(2*PI()*[.C$94]*([.$A281]-[.C$95]))" office:value-type="float" office:value="-0.844327925502015" calcext:value-type="float">
            <text:p>-0.844327925502015</text:p>
          </table:table-cell>
          <table:table-cell table:formula="of:=SIN(2*PI()*[.D$94]*([.$A281]-[.D$95]))" office:value-type="float" office:value="0.0627905195293144" calcext:value-type="float">
            <text:p>0.062790519529314</text:p>
          </table:table-cell>
          <table:table-cell table:number-columns-repeated="14"/>
        </table:table-row>
        <table:table-row table:style-name="ro1">
          <table:table-cell office:value-type="float" office:value="1.84" calcext:value-type="float">
            <text:p>1.84</text:p>
          </table:table-cell>
          <table:table-cell table:formula="of:=SIN(2*PI()*[.B$94]*([.$A282]-[.B$95]))" office:value-type="float" office:value="-0.844327925502016" calcext:value-type="float">
            <text:p>-0.844327925502016</text:p>
          </table:table-cell>
          <table:table-cell table:formula="of:=SIN(2*PI()*[.C$94]*([.$A282]-[.C$95]))" office:value-type="float" office:value="-0.904827052466018" calcext:value-type="float">
            <text:p>-0.904827052466018</text:p>
          </table:table-cell>
          <table:table-cell table:formula="of:=SIN(2*PI()*[.D$94]*([.$A282]-[.D$95]))" office:value-type="float" office:value="-0.125333233564299" calcext:value-type="float">
            <text:p>-0.125333233564299</text:p>
          </table:table-cell>
          <table:table-cell table:number-columns-repeated="1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SIN(2*PI()*[.B$94]*([.$A283]-[.B$95]))" office:value-type="float" office:value="-0.809016994374948" calcext:value-type="float">
            <text:p>-0.809016994374948</text:p>
          </table:table-cell>
          <table:table-cell table:formula="of:=SIN(2*PI()*[.C$94]*([.$A283]-[.C$95]))" office:value-type="float" office:value="-0.951056516295153" calcext:value-type="float">
            <text:p>-0.951056516295153</text:p>
          </table:table-cell>
          <table:table-cell table:formula="of:=SIN(2*PI()*[.D$94]*([.$A283]-[.D$95]))" office:value-type="float" office:value="-0.309016994374944" calcext:value-type="float">
            <text:p>-0.309016994374944</text:p>
          </table:table-cell>
          <table:table-cell table:number-columns-repeated="14"/>
        </table:table-row>
        <table:table-row table:style-name="ro1">
          <table:table-cell office:value-type="float" office:value="1.86" calcext:value-type="float">
            <text:p>1.86</text:p>
          </table:table-cell>
          <table:table-cell table:formula="of:=SIN(2*PI()*[.B$94]*([.$A284]-[.B$95]))" office:value-type="float" office:value="-0.77051324277579" calcext:value-type="float">
            <text:p>-0.77051324277579</text:p>
          </table:table-cell>
          <table:table-cell table:formula="of:=SIN(2*PI()*[.C$94]*([.$A284]-[.C$95]))" office:value-type="float" office:value="-0.982287250728688" calcext:value-type="float">
            <text:p>-0.982287250728688</text:p>
          </table:table-cell>
          <table:table-cell table:formula="of:=SIN(2*PI()*[.D$94]*([.$A284]-[.D$95]))" office:value-type="float" office:value="-0.481753674101715" calcext:value-type="float">
            <text:p>-0.481753674101715</text:p>
          </table:table-cell>
          <table:table-cell table:number-columns-repeated="14"/>
        </table:table-row>
        <table:table-row table:style-name="ro1">
          <table:table-cell office:value-type="float" office:value="1.87" calcext:value-type="float">
            <text:p>1.87</text:p>
          </table:table-cell>
          <table:table-cell table:formula="of:=SIN(2*PI()*[.B$94]*([.$A285]-[.B$95]))" office:value-type="float" office:value="-0.728968627421411" calcext:value-type="float">
            <text:p>-0.728968627421411</text:p>
          </table:table-cell>
          <table:table-cell table:formula="of:=SIN(2*PI()*[.C$94]*([.$A285]-[.C$95]))" office:value-type="float" office:value="-0.998026728428272" calcext:value-type="float">
            <text:p>-0.998026728428272</text:p>
          </table:table-cell>
          <table:table-cell table:formula="of:=SIN(2*PI()*[.D$94]*([.$A285]-[.D$95]))" office:value-type="float" office:value="-0.637423989748691" calcext:value-type="float">
            <text:p>-0.637423989748691</text:p>
          </table:table-cell>
          <table:table-cell table:number-columns-repeated="14"/>
        </table:table-row>
        <table:table-row table:style-name="ro1">
          <table:table-cell office:value-type="float" office:value="1.88" calcext:value-type="float">
            <text:p>1.88</text:p>
          </table:table-cell>
          <table:table-cell table:formula="of:=SIN(2*PI()*[.B$94]*([.$A286]-[.B$95]))" office:value-type="float" office:value="-0.68454710592869" calcext:value-type="float">
            <text:p>-0.68454710592869</text:p>
          </table:table-cell>
          <table:table-cell table:formula="of:=SIN(2*PI()*[.C$94]*([.$A286]-[.C$95]))" office:value-type="float" office:value="-0.998026728428272" calcext:value-type="float">
            <text:p>-0.998026728428272</text:p>
          </table:table-cell>
          <table:table-cell table:formula="of:=SIN(2*PI()*[.D$94]*([.$A286]-[.D$95]))" office:value-type="float" office:value="-0.770513242775787" calcext:value-type="float">
            <text:p>-0.770513242775787</text:p>
          </table:table-cell>
          <table:table-cell table:number-columns-repeated="14"/>
        </table:table-row>
        <table:table-row table:style-name="ro1">
          <table:table-cell office:value-type="float" office:value="1.89" calcext:value-type="float">
            <text:p>1.89</text:p>
          </table:table-cell>
          <table:table-cell table:formula="of:=SIN(2*PI()*[.B$94]*([.$A287]-[.B$95]))" office:value-type="float" office:value="-0.63742398974869" calcext:value-type="float">
            <text:p>-0.63742398974869</text:p>
          </table:table-cell>
          <table:table-cell table:formula="of:=SIN(2*PI()*[.C$94]*([.$A287]-[.C$95]))" office:value-type="float" office:value="-0.982287250728689" calcext:value-type="float">
            <text:p>-0.982287250728689</text:p>
          </table:table-cell>
          <table:table-cell table:formula="of:=SIN(2*PI()*[.D$94]*([.$A287]-[.D$95]))" office:value-type="float" office:value="-0.876306680043864" calcext:value-type="float">
            <text:p>-0.876306680043864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SIN(2*PI()*[.B$94]*([.$A288]-[.B$95]))" office:value-type="float" office:value="-0.587785252292473" calcext:value-type="float">
            <text:p>-0.587785252292473</text:p>
          </table:table-cell>
          <table:table-cell table:formula="of:=SIN(2*PI()*[.C$94]*([.$A288]-[.C$95]))" office:value-type="float" office:value="-0.951056516295154" calcext:value-type="float">
            <text:p>-0.951056516295154</text:p>
          </table:table-cell>
          <table:table-cell table:formula="of:=SIN(2*PI()*[.D$94]*([.$A288]-[.D$95]))" office:value-type="float" office:value="-0.951056516295152" calcext:value-type="float">
            <text:p>-0.951056516295152</text:p>
          </table:table-cell>
          <table:table-cell table:number-columns-repeated="14"/>
        </table:table-row>
        <table:table-row table:style-name="ro1">
          <table:table-cell office:value-type="float" office:value="1.91" calcext:value-type="float">
            <text:p>1.91</text:p>
          </table:table-cell>
          <table:table-cell table:formula="of:=SIN(2*PI()*[.B$94]*([.$A289]-[.B$95]))" office:value-type="float" office:value="-0.535826794978996" calcext:value-type="float">
            <text:p>-0.535826794978996</text:p>
          </table:table-cell>
          <table:table-cell table:formula="of:=SIN(2*PI()*[.C$94]*([.$A289]-[.C$95]))" office:value-type="float" office:value="-0.904827052466019" calcext:value-type="float">
            <text:p>-0.904827052466019</text:p>
          </table:table-cell>
          <table:table-cell table:formula="of:=SIN(2*PI()*[.D$94]*([.$A289]-[.D$95]))" office:value-type="float" office:value="-0.992114701314478" calcext:value-type="float">
            <text:p>-0.992114701314478</text:p>
          </table:table-cell>
          <table:table-cell table:number-columns-repeated="14"/>
        </table:table-row>
        <table:table-row table:style-name="ro1">
          <table:table-cell office:value-type="float" office:value="1.92" calcext:value-type="float">
            <text:p>1.92</text:p>
          </table:table-cell>
          <table:table-cell table:formula="of:=SIN(2*PI()*[.B$94]*([.$A290]-[.B$95]))" office:value-type="float" office:value="-0.481753674101716" calcext:value-type="float">
            <text:p>-0.481753674101716</text:p>
          </table:table-cell>
          <table:table-cell table:formula="of:=SIN(2*PI()*[.C$94]*([.$A290]-[.C$95]))" office:value-type="float" office:value="-0.844327925502016" calcext:value-type="float">
            <text:p>-0.844327925502016</text:p>
          </table:table-cell>
          <table:table-cell table:formula="of:=SIN(2*PI()*[.D$94]*([.$A290]-[.D$95]))" office:value-type="float" office:value="-0.998026728428271" calcext:value-type="float">
            <text:p>-0.998026728428271</text:p>
          </table:table-cell>
          <table:table-cell table:number-columns-repeated="14"/>
        </table:table-row>
        <table:table-row table:style-name="ro1">
          <table:table-cell office:value-type="float" office:value="1.93" calcext:value-type="float">
            <text:p>1.93</text:p>
          </table:table-cell>
          <table:table-cell table:formula="of:=SIN(2*PI()*[.B$94]*([.$A291]-[.B$95]))" office:value-type="float" office:value="-0.425779291565072" calcext:value-type="float">
            <text:p>-0.425779291565072</text:p>
          </table:table-cell>
          <table:table-cell table:formula="of:=SIN(2*PI()*[.C$94]*([.$A291]-[.C$95]))" office:value-type="float" office:value="-0.770513242775789" calcext:value-type="float">
            <text:p>-0.770513242775789</text:p>
          </table:table-cell>
          <table:table-cell table:formula="of:=SIN(2*PI()*[.D$94]*([.$A291]-[.D$95]))" office:value-type="float" office:value="-0.968583161128631" calcext:value-type="float">
            <text:p>-0.968583161128631</text:p>
          </table:table-cell>
          <table:table-cell table:number-columns-repeated="14"/>
        </table:table-row>
        <table:table-row table:style-name="ro1">
          <table:table-cell office:value-type="float" office:value="1.94" calcext:value-type="float">
            <text:p>1.94</text:p>
          </table:table-cell>
          <table:table-cell table:formula="of:=SIN(2*PI()*[.B$94]*([.$A292]-[.B$95]))" office:value-type="float" office:value="-0.368124552684678" calcext:value-type="float">
            <text:p>-0.368124552684678</text:p>
          </table:table-cell>
          <table:table-cell table:formula="of:=SIN(2*PI()*[.C$94]*([.$A292]-[.C$95]))" office:value-type="float" office:value="-0.684547105928689" calcext:value-type="float">
            <text:p>-0.684547105928689</text:p>
          </table:table-cell>
          <table:table-cell table:formula="of:=SIN(2*PI()*[.D$94]*([.$A292]-[.D$95]))" office:value-type="float" office:value="-0.90482705246602" calcext:value-type="float">
            <text:p>-0.90482705246602</text:p>
          </table:table-cell>
          <table:table-cell table:number-columns-repeated="1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SIN(2*PI()*[.B$94]*([.$A293]-[.B$95]))" office:value-type="float" office:value="-0.309016994374946" calcext:value-type="float">
            <text:p>-0.309016994374946</text:p>
          </table:table-cell>
          <table:table-cell table:formula="of:=SIN(2*PI()*[.C$94]*([.$A293]-[.C$95]))" office:value-type="float" office:value="-0.587785252292471" calcext:value-type="float">
            <text:p>-0.587785252292471</text:p>
          </table:table-cell>
          <table:table-cell table:formula="of:=SIN(2*PI()*[.D$94]*([.$A293]-[.D$95]))" office:value-type="float" office:value="-0.809016994374947" calcext:value-type="float">
            <text:p>-0.809016994374947</text:p>
          </table:table-cell>
          <table:table-cell table:number-columns-repeated="14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formula="of:=SIN(2*PI()*[.B$94]*([.$A294]-[.B$95]))" office:value-type="float" office:value="-0.248689887164856" calcext:value-type="float">
            <text:p>-0.248689887164856</text:p>
          </table:table-cell>
          <table:table-cell table:formula="of:=SIN(2*PI()*[.C$94]*([.$A294]-[.C$95]))" office:value-type="float" office:value="-0.481753674101717" calcext:value-type="float">
            <text:p>-0.481753674101717</text:p>
          </table:table-cell>
          <table:table-cell table:formula="of:=SIN(2*PI()*[.D$94]*([.$A294]-[.D$95]))" office:value-type="float" office:value="-0.684547105928692" calcext:value-type="float">
            <text:p>-0.684547105928692</text:p>
          </table:table-cell>
          <table:table-cell table:number-columns-repeated="14"/>
        </table:table-row>
        <table:table-row table:style-name="ro1">
          <table:table-cell office:value-type="float" office:value="1.97" calcext:value-type="float">
            <text:p>1.97</text:p>
          </table:table-cell>
          <table:table-cell table:formula="of:=SIN(2*PI()*[.B$94]*([.$A295]-[.B$95]))" office:value-type="float" office:value="-0.187381314585726" calcext:value-type="float">
            <text:p>-0.187381314585726</text:p>
          </table:table-cell>
          <table:table-cell table:formula="of:=SIN(2*PI()*[.C$94]*([.$A295]-[.C$95]))" office:value-type="float" office:value="-0.36812455268468" calcext:value-type="float">
            <text:p>-0.36812455268468</text:p>
          </table:table-cell>
          <table:table-cell table:formula="of:=SIN(2*PI()*[.D$94]*([.$A295]-[.D$95]))" office:value-type="float" office:value="-0.535826794978998" calcext:value-type="float">
            <text:p>-0.535826794978998</text:p>
          </table:table-cell>
          <table:table-cell table:number-columns-repeated="14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formula="of:=SIN(2*PI()*[.B$94]*([.$A296]-[.B$95]))" office:value-type="float" office:value="-0.125333233564304" calcext:value-type="float">
            <text:p>-0.125333233564304</text:p>
          </table:table-cell>
          <table:table-cell table:formula="of:=SIN(2*PI()*[.C$94]*([.$A296]-[.C$95]))" office:value-type="float" office:value="-0.248689887164854" calcext:value-type="float">
            <text:p>-0.248689887164854</text:p>
          </table:table-cell>
          <table:table-cell table:formula="of:=SIN(2*PI()*[.D$94]*([.$A296]-[.D$95]))" office:value-type="float" office:value="-0.368124552684677" calcext:value-type="float">
            <text:p>-0.368124552684677</text:p>
          </table:table-cell>
          <table:table-cell table:number-columns-repeated="14"/>
        </table:table-row>
        <table:table-row table:style-name="ro1">
          <table:table-cell office:value-type="float" office:value="1.99" calcext:value-type="float">
            <text:p>1.99</text:p>
          </table:table-cell>
          <table:table-cell table:formula="of:=SIN(2*PI()*[.B$94]*([.$A297]-[.B$95]))" office:value-type="float" office:value="-0.0627905195293135" calcext:value-type="float">
            <text:p>-0.062790519529314</text:p>
          </table:table-cell>
          <table:table-cell table:formula="of:=SIN(2*PI()*[.C$94]*([.$A297]-[.C$95]))" office:value-type="float" office:value="-0.125333233564305" calcext:value-type="float">
            <text:p>-0.125333233564305</text:p>
          </table:table-cell>
          <table:table-cell table:formula="of:=SIN(2*PI()*[.D$94]*([.$A297]-[.D$95]))" office:value-type="float" office:value="-0.187381314585729" calcext:value-type="float">
            <text:p>-0.18738131458572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0:20:10.809834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1:56:01.436593188</meta:creation-date>
    <dc:date>2020-05-07T00:27:54.207866157</dc:date>
    <meta:editing-duration>P1DT7H3M7S</meta:editing-duration>
    <meta:editing-cycles>13</meta:editing-cycles>
    <meta:generator>LibreOffice/6.0.7.3$Linux_X86_64 LibreOffice_project/00m0$Build-3</meta:generator>
    <meta:document-statistic meta:table-count="1" meta:cell-count="1318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5:Sheet1.B25 Sheet1.B4:Sheet1.B4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4">
                <text:p>3.44095480117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5">
                <text:p>0.951056516295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1">
                <text:p>-0.363271264002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231cm" svg:y="3.705cm" style:legend-expansion="high" chart:style-name="ch2"/>
        <chart:plot-area chart:style-name="ch3" table:cell-range-address="Sheet1.A98:Sheet1.D297 Sheet1.B97:Sheet1.D97" chart:data-source-has-labels="row" svg:x="0.319cm" svg:y="0.18cm" svg:width="13.593cm" svg:height="8.645cm">
          <chartooo:coordinate-region svg:x="1.152cm" svg:y="0.379cm" svg:width="12.666cm" svg:height="8.24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B98:Sheet1.B297" chart:label-cell-address="Sheet1.B97:Sheet1.B97" chart:class="chart:scatter">
            <chart:domain table:cell-range-address="Sheet1.A98:Sheet1.A297"/>
            <chart:data-point chart:repeated="200"/>
          </chart:series>
          <chart:series chart:style-name="ch9" chart:values-cell-range-address="Sheet1.C98:Sheet1.C297" chart:label-cell-address="Sheet1.C97:Sheet1.C97" chart:class="chart:scatter">
            <chart:data-point chart:repeated="200"/>
          </chart:series>
          <chart:series chart:style-name="ch10" chart:values-cell-range-address="Sheet1.D98:Sheet1.D297" chart:label-cell-address="Sheet1.D97:Sheet1.D97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*1</text:p>
                <draw:g>
                  <svg:desc>Sheet1.B97:Sheet1.B97</svg:desc>
                </draw:g>
              </table:table-cell>
              <table:table-cell office:value-type="string">
                <text:p>f*2</text:p>
                <draw:g>
                  <svg:desc>Sheet1.C97:Sheet1.C97</svg:desc>
                </draw:g>
              </table:table-cell>
              <table:table-cell office:value-type="string">
                <text:p>f*3</text:p>
                <draw:g>
                  <svg:desc>Sheet1.D97:Sheet1.D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8:Sheet1.A297</svg:desc>
                </draw:g>
              </table:table-cell>
              <table:table-cell office:value-type="float" office:value="0">
                <text:p>0</text:p>
                <draw:g>
                  <svg:desc>Sheet1.B98:Sheet1.B297</svg:desc>
                </draw:g>
              </table:table-cell>
              <table:table-cell office:value-type="float" office:value="0">
                <text:p>0</text:p>
                <draw:g>
                  <svg:desc>Sheet1.C98:Sheet1.C297</svg:desc>
                </draw:g>
              </table:table-cell>
              <table:table-cell office:value-type="float" office:value="0">
                <text:p>0</text:p>
                <draw:g>
                  <svg:desc>Sheet1.D98:Sheet1.D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36">
                <text:p>0.0627905195293136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728968627421411">
                <text:p>-0.728968627421411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627905195293143">
                <text:p>0.0627905195293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76306680043863">
                <text:p>-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-0.248689887164856">
                <text:p>-0.248689887164856</text:p>
              </table:table-cell>
              <table:table-cell office:value-type="float" office:value="-0.36812455268468">
                <text:p>-0.368124552684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627905195293128">
                <text:p>0.0627905195293128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0.187381314585723">
                <text:p>0.187381314585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87381314585724">
                <text:p>0.187381314585724</text:p>
              </table:table-cell>
              <table:table-cell office:value-type="float" office:value="0.368124552684677">
                <text:p>0.368124552684677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637423989748693">
                <text:p>0.6374239897486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5">
                <text:p>0.30901699437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125333233564308">
                <text:p>0.1253332335643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9">
                <text:p>0.68454710592869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844327925502013">
                <text:p>-0.8443279255020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6">
                <text:p>0.2486898871648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9">
                <text:p>-0.368124552684679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929776485888252">
                <text:p>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-0.062790519529314">
                <text:p>-0.062790519529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-0.982287250728688">
                <text:p>-0.982287250728688</text:p>
              </table:table-cell>
              <table:table-cell office:value-type="float" office:value="0.481753674101712">
                <text:p>0.4817536741017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9">
                <text:p>0.68454710592869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770513242775788">
                <text:p>0.7705132427757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535826794978996">
                <text:p>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425779291565074">
                <text:p>0.425779291565074</text:p>
              </table:table-cell>
              <table:table-cell office:value-type="float" office:value="-0.770513242775791">
                <text:p>-0.770513242775791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187381314585726">
                <text:p>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-0.0627905195293127">
                <text:p>-0.0627905195293127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248689887164853">
                <text:p>0.248689887164853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9">
                <text:p>0.36812455268467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0.535826794978995">
                <text:p>-0.535826794978995</text:p>
              </table:table-cell>
              <table:table-cell office:value-type="float" office:value="0.904827052466018">
                <text:p>0.90482705246601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0.637423989748689">
                <text:p>-0.637423989748689</text:p>
              </table:table-cell>
              <table:table-cell office:value-type="float" office:value="0.982287250728688">
                <text:p>0.982287250728688</text:p>
              </table:table-cell>
              <table:table-cell office:value-type="float" office:value="-0.876306680043865">
                <text:p>-0.8763066800438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0.728968627421411">
                <text:p>-0.728968627421411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637423989748693">
                <text:p>-0.6374239897486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1">
                <text:p>-0.125333233564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0.876306680043863">
                <text:p>-0.876306680043863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0.0627905195293118">
                <text:p>0.0627905195293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425779291565069">
                <text:p>0.4257792915650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587785252292471">
                <text:p>0.587785252292471</text:p>
              </table:table-cell>
              <table:table-cell office:value-type="float" office:value="0.587785252292475">
                <text:p>0.5877852522924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7">
                <text:p>0.481753674101717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8">
                <text:p>0.368124552684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4">
                <text:p>0.248689887164854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3">
                <text:p>-0.248689887164853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728968627421414">
                <text:p>0.728968627421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929776485888252">
                <text:p>-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0.248689887164858">
                <text:p>0.248689887164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0627905195293144">
                <text:p>0.0627905195293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-0.904827052466018">
                <text:p>-0.904827052466018</text:p>
              </table:table-cell>
              <table:table-cell office:value-type="float" office:value="-0.125333233564299">
                <text:p>-0.1253332335642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982287250728688">
                <text:p>-0.98228725072868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0.728968627421411">
                <text:p>-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9">
                <text:p>-0.68454710592869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-0.770513242775787">
                <text:p>-0.7705132427757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2">
                <text:p>-0.9510565162951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309016994374946">
                <text:p>-0.309016994374946</text:p>
              </table:table-cell>
              <table:table-cell office:value-type="float" office:value="-0.587785252292471">
                <text:p>-0.58778525229247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187381314585726">
                <text:p>-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0627905195293135">
                <text:p>-0.0627905195293135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-0.187381314585729">
                <text:p>-0.18738131458572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22cm" svg:height="4.114cm" xlink:href=".." xlink:type="simple" chart:class="chart:scatter" chart:style-name="ch1">
        <chart:plot-area chart:style-name="ch2" table:cell-range-address="Sheet1.G117:Sheet1.G142 Sheet1.I116:Sheet1.I142" chart:data-source-has-labels="row" svg:x="0.178cm" svg:y="0.082cm" svg:width="8.566cm" svg:height="3.95cm">
          <chartooo:coordinate-region svg:x="1.567cm" svg:y="0.281cm" svg:width="6.342cm" svg:height="3.10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Sheet1.I117:Sheet1.I142" chart:label-cell-address="Sheet1.I116:Sheet1.I116" chart:class="chart:scatter">
            <chart:domain table:cell-range-address="Sheet1.G117:Sheet1.G142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nitude</text:p>
                <draw:g>
                  <svg:desc>Sheet1.I116:Sheet1.I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1188643150958">
                <text:p>0.0251188643150958</text:p>
                <draw:g>
                  <svg:desc>Sheet1.G117:Sheet1.G142</svg:desc>
                </draw:g>
              </table:table-cell>
              <table:table-cell office:value-type="float" office:value="-0.00108165799328167">
                <text:p>-0.00108165799328167</text:p>
                <draw:g>
                  <svg:desc>Sheet1.I117:Sheet1.I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8107170553497">
                <text:p>0.0398107170553497</text:p>
              </table:table-cell>
              <table:table-cell office:value-type="float" office:value="-0.00271649066155499">
                <text:p>-0.00271649066155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0957344480194">
                <text:p>0.0630957344480194</text:p>
              </table:table-cell>
              <table:table-cell office:value-type="float" office:value="-0.00682029231545951">
                <text:p>-0.00682029231545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-0.0171115043445858">
                <text:p>-0.0171115043445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8489319246112">
                <text:p>0.158489319246112</text:p>
              </table:table-cell>
              <table:table-cell office:value-type="float" office:value="-0.0428548072076183">
                <text:p>-0.0428548072076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1188643150959">
                <text:p>0.251188643150959</text:p>
              </table:table-cell>
              <table:table-cell office:value-type="float" office:value="-0.106853905079448">
                <text:p>-0.106853905079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8107170553498">
                <text:p>0.398107170553498</text:p>
              </table:table-cell>
              <table:table-cell office:value-type="float" office:value="-0.263571721820995">
                <text:p>-0.263571721820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0957344480195">
                <text:p>0.630957344480195</text:p>
              </table:table-cell>
              <table:table-cell office:value-type="float" office:value="-0.633958190331214">
                <text:p>-0.633958190331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-1.44507011620529">
                <text:p>-1.44507011620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8489319246112">
                <text:p>1.58489319246112</text:p>
              </table:table-cell>
              <table:table-cell office:value-type="float" office:value="-2.99213678104056">
                <text:p>-2.99213678104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188643150959">
                <text:p>2.51188643150959</text:p>
              </table:table-cell>
              <table:table-cell office:value-type="float" office:value="-5.42939865722657">
                <text:p>-5.42939865722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8107170553499">
                <text:p>3.98107170553499</text:p>
              </table:table-cell>
              <table:table-cell office:value-type="float" office:value="-8.60751589249381">
                <text:p>-8.60751589249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0957344480197">
                <text:p>6.30957344480197</text:p>
              </table:table-cell>
              <table:table-cell office:value-type="float" office:value="-12.2314901921097">
                <text:p>-12.2314901921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000000000001">
                <text:p>10.0000000000001</text:p>
              </table:table-cell>
              <table:table-cell office:value-type="float" office:value="-16.0722352658056">
                <text:p>-16.0722352658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8489319246112">
                <text:p>15.8489319246112</text:p>
              </table:table-cell>
              <table:table-cell office:value-type="float" office:value="-20.0071730267764">
                <text:p>-20.0071730267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118864315096">
                <text:p>25.118864315096</text:p>
              </table:table-cell>
              <table:table-cell office:value-type="float" office:value="-23.9809975685199">
                <text:p>-23.9809975685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705535">
                <text:p>39.81071705535</text:p>
              </table:table-cell>
              <table:table-cell office:value-type="float" office:value="-27.9705328668009">
                <text:p>-27.9705328668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0957344480198">
                <text:p>63.0957344480198</text:p>
              </table:table-cell>
              <table:table-cell office:value-type="float" office:value="-31.9663597664115">
                <text:p>-31.9663597664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-35.9646973086329">
                <text:p>-35.9646973086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.489319246113">
                <text:p>158.489319246113</text:p>
              </table:table-cell>
              <table:table-cell office:value-type="float" office:value="-39.9640352951263">
                <text:p>-39.9640352951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1.188643150961">
                <text:p>251.188643150961</text:p>
              </table:table-cell>
              <table:table-cell office:value-type="float" office:value="-43.9637717147157">
                <text:p>-43.9637717147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8.107170553501">
                <text:p>398.107170553501</text:p>
              </table:table-cell>
              <table:table-cell office:value-type="float" office:value="-47.9636667770121">
                <text:p>-47.9636667770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0.9573444802">
                <text:p>630.9573444802</text:p>
              </table:table-cell>
              <table:table-cell office:value-type="float" office:value="-51.9636249998542">
                <text:p>-51.96362499985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.00000000001">
                <text:p>1000.00000000001</text:p>
              </table:table-cell>
              <table:table-cell office:value-type="float" office:value="-55.9636083679562">
                <text:p>-55.9636083679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4.89319246113">
                <text:p>1584.89319246113</text:p>
              </table:table-cell>
              <table:table-cell office:value-type="float" office:value="-59.9636017466607">
                <text:p>-59.9636017466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1.88643150961">
                <text:p>2511.88643150961</text:p>
              </table:table-cell>
              <table:table-cell office:value-type="float" office:value="-63.9635991106727">
                <text:p>-63.963599110672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7cm" svg:height="4.09cm" xlink:href=".." xlink:type="simple" chart:class="chart:scatter" chart:style-name="ch1">
        <chart:plot-area chart:style-name="ch2" table:cell-range-address="Sheet1.G117:Sheet1.G142 Sheet1.J116:Sheet1.J142" chart:data-source-has-labels="row" svg:x="0.168cm" svg:y="0.081cm" svg:width="8.091cm" svg:height="3.928cm">
          <chartooo:coordinate-region svg:x="1.08cm" svg:y="0.28cm" svg:width="6.158cm" svg:height="3.08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J117:Sheet1.J142" chart:label-cell-address="Sheet1.J116:Sheet1.J116" chart:class="chart:scatter">
            <chart:domain table:cell-range-address="Sheet1.G117:Sheet1.G142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ngle</text:p>
                <draw:g>
                  <svg:desc>Sheet1.J116:Sheet1.J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1188643150958">
                <text:p>0.0251188643150958</text:p>
                <draw:g>
                  <svg:desc>Sheet1.G117:Sheet1.G142</svg:desc>
                </draw:g>
              </table:table-cell>
              <table:table-cell office:value-type="float" office:value="0.904204043672612">
                <text:p>0.904204043672612</text:p>
                <draw:g>
                  <svg:desc>Sheet1.J117:Sheet1.J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8107170553497">
                <text:p>0.0398107170553497</text:p>
              </table:table-cell>
              <table:table-cell office:value-type="float" office:value="1.4328870157873">
                <text:p>1.4328870157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0957344480194">
                <text:p>0.0630957344480194</text:p>
              </table:table-cell>
              <table:table-cell office:value-type="float" office:value="2.270257577405">
                <text:p>2.270257577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.59527377986819">
                <text:p>3.59527377986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8489319246112">
                <text:p>0.158489319246112</text:p>
              </table:table-cell>
              <table:table-cell office:value-type="float" office:value="5.68686695001041">
                <text:p>5.68686695001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1188643150959">
                <text:p>0.251188643150959</text:p>
              </table:table-cell>
              <table:table-cell office:value-type="float" office:value="8.96881082922133">
                <text:p>8.96881082922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8107170553498">
                <text:p>0.398107170553498</text:p>
              </table:table-cell>
              <table:table-cell office:value-type="float" office:value="14.0436910015373">
                <text:p>14.0436910015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0957344480195">
                <text:p>0.630957344480195</text:p>
              </table:table-cell>
              <table:table-cell office:value-type="float" office:value="21.6254636623916">
                <text:p>21.6254636623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2.1419076353421">
                <text:p>32.1419076353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8489319246112">
                <text:p>1.58489319246112</text:p>
              </table:table-cell>
              <table:table-cell office:value-type="float" office:value="44.879936816727">
                <text:p>44.879936816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188643150959">
                <text:p>2.51188643150959</text:p>
              </table:table-cell>
              <table:table-cell office:value-type="float" office:value="57.6413569638678">
                <text:p>57.6413569638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8107170553499">
                <text:p>3.98107170553499</text:p>
              </table:table-cell>
              <table:table-cell office:value-type="float" office:value="68.2095001614602">
                <text:p>68.2095001614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0957344480197">
                <text:p>6.30957344480197</text:p>
              </table:table-cell>
              <table:table-cell office:value-type="float" office:value="75.8428341936505">
                <text:p>75.8428341936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000000000001">
                <text:p>10.0000000000001</text:p>
              </table:table-cell>
              <table:table-cell office:value-type="float" office:value="80.9569389209624">
                <text:p>80.95693892096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8489319246112">
                <text:p>15.8489319246112</text:p>
              </table:table-cell>
              <table:table-cell office:value-type="float" office:value="84.2655830069554">
                <text:p>84.2655830069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118864315096">
                <text:p>25.118864315096</text:p>
              </table:table-cell>
              <table:table-cell office:value-type="float" office:value="86.3745443029825">
                <text:p>86.3745443029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705535">
                <text:p>39.81071705535</text:p>
              </table:table-cell>
              <table:table-cell office:value-type="float" office:value="87.7106533598156">
                <text:p>87.7106533598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0957344480198">
                <text:p>63.0957344480198</text:p>
              </table:table-cell>
              <table:table-cell office:value-type="float" office:value="88.5550571172595">
                <text:p>88.5550571172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89.0881863303862">
                <text:p>89.08818633038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.489319246113">
                <text:p>158.489319246113</text:p>
              </table:table-cell>
              <table:table-cell office:value-type="float" office:value="89.4246552343311">
                <text:p>89.4246552343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1.188643150961">
                <text:p>251.188643150961</text:p>
              </table:table-cell>
              <table:table-cell office:value-type="float" office:value="89.6369746502978">
                <text:p>89.6369746502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8.107170553501">
                <text:p>398.107170553501</text:p>
              </table:table-cell>
              <table:table-cell office:value-type="float" office:value="89.7709446445006">
                <text:p>89.7709446445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0.9573444802">
                <text:p>630.9573444802</text:p>
              </table:table-cell>
              <table:table-cell office:value-type="float" office:value="89.8554753777348">
                <text:p>89.8554753777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.00000000001">
                <text:p>1000.00000000001</text:p>
              </table:table-cell>
              <table:table-cell office:value-type="float" office:value="89.9088110117167">
                <text:p>89.9088110117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4.89319246113">
                <text:p>1584.89319246113</text:p>
              </table:table-cell>
              <table:table-cell office:value-type="float" office:value="89.9424636088667">
                <text:p>89.9424636088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1.88643150961">
                <text:p>2511.88643150961</text:p>
              </table:table-cell>
              <table:table-cell office:value-type="float" office:value="89.9636969840948">
                <text:p>89.963696984094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C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